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Top Substitutions versus simple Corpus" table:style-name="ta1" table:print="false">
        <table:shapes>
          <draw:frame draw:z-index="0" draw:style-name="gr1" svg:width="15.3815in" svg:height="7.7303in" svg:x="4.5969in" svg:y="1.6673in">
            <draw:object draw:notify-on-update-of-ranges="'Top Substitutions versus simple Corpus'.A1:'Top Substitutions versus simple Corpus'.A54 'Top Substitutions versus simple Corpus'.B1:'Top Substitutions versus simple Corpus'.B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simple (condensed)" table:style-name="ta1" table:print="false">
        <table:shapes>
          <draw:frame draw:z-index="0" draw:style-name="gr1" svg:width="15.75in" svg:height="9.5016in" svg:x="4.039in" svg:y="0in">
            <draw:object draw:notify-on-update-of-ranges="'Top Subs vs. simple (condensed)'.A2:'Top Subs vs. simple (condensed)'.A36 'Top Subs vs. simple (condensed)'.B1:'Top Subs vs. simple (condensed)'.B1 'Top Subs vs. simple (condensed)'.B2:'Top Subs vs. simple (condensed)'.B36 'Top Subs vs. simple (condensed)'.C1:'Top Subs vs. simple (condensed)'.C1 'Top Subs vs. simple (condensed)'.C2:'Top Subs vs. simple (condensed)'.C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7902in" svg:height="8.8972in" svg:x="5.4441in" svg:y="10.3453in">
            <draw:object draw:notify-on-update-of-ranges="'Top Subs vs. simple (condensed)'.A1:'Top Subs vs. simple (condensed)'.A1 'Top Subs vs. simple (condensed)'.A2:'Top Subs vs. simple (condensed)'.A36 'Top Subs vs. simple (condensed)'.D1:'Top Subs vs. simple (condensed)'.D1 'Top Subs vs. simple (condensed)'.D2:'Top Subs vs. simple (condensed)'.D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Top Substitution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</table:table>
      <table:table table:name="Top Subs vs. normal (condensed)" table:style-name="ta1" table:print="false">
        <table:shapes>
          <draw:frame draw:z-index="0" draw:style-name="gr1" svg:width="15.9472in" svg:height="9.5118in" svg:x="3.9732in" svg:y="0.0106in">
            <draw:object draw:notify-on-update-of-ranges="'Top Subs vs. normal (condensed)'.A2:'Top Subs vs. normal (condensed)'.A36 'Top Subs vs. normal (condensed)'.B1:'Top Subs vs. normal (condensed)'.B1 'Top Subs vs. normal (condensed)'.B2:'Top Subs vs. normal (condensed)'.B36 'Top Subs vs. normal (condensed)'.C1:'Top Subs vs. normal (condensed)'.C1 'Top Subs vs. normal (condensed)'.C2:'Top Subs vs. normal (condensed)'.C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4.0488in" svg:height="9.7724in" svg:x="3.8634in" svg:y="10.502in">
            <draw:object draw:notify-on-update-of-ranges="'Top Subs vs. normal (condensed)'.A1:'Top Subs vs. normal (condensed)'.A1 'Top Subs vs. normal (condensed)'.A2:'Top Subs vs. normal (condensed)'.A36 'Top Subs vs. normal (condensed)'.D1:'Top Subs vs. normal (condensed)'.D1 'Top Subs vs. normal (condensed)'.D2:'Top Subs vs. normal (condensed)'.D3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original word</text:p>
          </table:table-cell>
          <table:table-cell office:value-type="string">
            <text:p>top Substitution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</table:table-row>
      </table:table>
      <table:table table:name="All Subs vs simple" table:style-name="ta1" table:print="false">
        <table:shapes>
          <draw:frame draw:z-index="0" draw:style-name="gr1" svg:width="17.063in" svg:height="9.3244in" svg:x="4.1803in" svg:y="28.9732in">
            <draw:object draw:notify-on-update-of-ranges="'All Subs vs simple'.A1:'All Subs vs simple'.A179 'All Subs vs simple'.B1:'All Subs vs simple'.B179 'All Subs vs simple'.C1:'All Subs vs simple'.C17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4.835in" svg:height="9.335in" svg:x="4.0161in" svg:y="0.0524in">
            <draw:object draw:notify-on-update-of-ranges="'All Subs vs simple'.A1:'All Subs vs simple'.A179 'All Subs vs simple'.D1:'All Subs vs simple'.D17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3.6906in" svg:height="8.8996in" svg:x="4.7878in" svg:y="13.1043in">
            <draw:object draw:notify-on-update-of-ranges="'All Subs vs simple'.A1:'All Subs vs simple'.A179 'All Subs vs simple'.E1:'All Subs vs simple'.E17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ce1"/>
        <table:table-row table:style-name="ro1">
          <table:table-cell office:value-type="string">
            <text:p>intensified-aggrav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]/([.C1]+[.B1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31">
            <text:p>31</text:p>
          </table:table-cell>
          <table:table-cell office:value-type="float" office:value="197">
            <text:p>197</text:p>
          </table:table-cell>
          <table:table-cell office:value-type="float" office:value="166">
            <text:p>166</text:p>
          </table:table-cell>
          <table:table-cell table:formula="of:=[.D2]/([.C2]+[.B2])" office:value-type="percentage" office:value="0.728070175438597">
            <text:p>72.81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table:formula="of:=[.D3]/([.C3]+[.B3])" office:value-type="percentage" office:value="-0.51219512195122">
            <text:p>-51.22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[.D4]/([.C4]+[.B4])" office:value-type="percentage" office:value="0.478991596638655">
            <text:p>47.90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5]/([.C5]+[.B5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D6]/([.C6]+[.B6])" office:value-type="percentage" office:value="0.0746268656716418">
            <text:p>7.46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31">
            <text:p>31</text:p>
          </table:table-cell>
          <table:table-cell office:value-type="float" office:value="12591">
            <text:p>12591</text:p>
          </table:table-cell>
          <table:table-cell office:value-type="float" office:value="12560">
            <text:p>12560</text:p>
          </table:table-cell>
          <table:table-cell table:formula="of:=[.D7]/([.C7]+[.B7])" office:value-type="percentage" office:value="0.995087941689114">
            <text:p>99.51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office:value-type="float" office:value="490">
            <text:p>490</text:p>
          </table:table-cell>
          <table:table-cell office:value-type="float" office:value="459">
            <text:p>459</text:p>
          </table:table-cell>
          <table:table-cell table:formula="of:=[.D8]/([.C8]+[.B8])" office:value-type="percentage" office:value="0.880998080614203">
            <text:p>88.10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  <table:table-cell table:formula="of:=[.D9]/([.C9]+[.B9])" office:value-type="percentage" office:value="0.932461873638344">
            <text:p>93.25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table:formula="of:=[.D10]/([.C10]+[.B10])" office:value-type="percentage" office:value="-0.823529411764706">
            <text:p>-82.35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26">
            <text:p>-26</text:p>
          </table:table-cell>
          <table:table-cell table:formula="of:=[.D11]/([.C11]+[.B11])" office:value-type="percentage" office:value="-0.722222222222222">
            <text:p>-72.22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-23">
            <text:p>-23</text:p>
          </table:table-cell>
          <table:table-cell table:formula="of:=[.D12]/([.C12]+[.B12])" office:value-type="percentage" office:value="-0.58974358974359">
            <text:p>-58.9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269">
            <text:p>1269</text:p>
          </table:table-cell>
          <table:table-cell office:value-type="float" office:value="188">
            <text:p>188</text:p>
          </table:table-cell>
          <table:table-cell office:value-type="float" office:value="-1081">
            <text:p>-1081</text:p>
          </table:table-cell>
          <table:table-cell table:formula="of:=[.D13]/([.C13]+[.B13])" office:value-type="percentage" office:value="-0.741935483870968">
            <text:p>-74.1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4]/([.C14]+[.B14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269">
            <text:p>1269</text:p>
          </table:table-cell>
          <table:table-cell office:value-type="float" office:value="2932">
            <text:p>2932</text:p>
          </table:table-cell>
          <table:table-cell office:value-type="float" office:value="1663">
            <text:p>1663</text:p>
          </table:table-cell>
          <table:table-cell table:formula="of:=[.D15]/([.C15]+[.B15])" office:value-type="percentage" office:value="0.395858129016901">
            <text:p>39.59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269">
            <text:p>1269</text:p>
          </table:table-cell>
          <table:table-cell office:value-type="float" office:value="4322">
            <text:p>4322</text:p>
          </table:table-cell>
          <table:table-cell office:value-type="float" office:value="3053">
            <text:p>3053</text:p>
          </table:table-cell>
          <table:table-cell table:formula="of:=[.D16]/([.C16]+[.B16])" office:value-type="percentage" office:value="0.546056161688428">
            <text:p>54.61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  <table:table-cell table:formula="of:=[.D17]/([.C17]+[.B17])" office:value-type="percentage" office:value="0.286677908937605">
            <text:p>28.67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269">
            <text:p>1269</text:p>
          </table:table-cell>
          <table:table-cell office:value-type="float" office:value="3129">
            <text:p>3129</text:p>
          </table:table-cell>
          <table:table-cell office:value-type="float" office:value="1860">
            <text:p>1860</text:p>
          </table:table-cell>
          <table:table-cell table:formula="of:=[.D18]/([.C18]+[.B18])" office:value-type="percentage" office:value="0.422919508867667">
            <text:p>42.2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269">
            <text:p>1269</text:p>
          </table:table-cell>
          <table:table-cell office:value-type="float" office:value="501">
            <text:p>501</text:p>
          </table:table-cell>
          <table:table-cell office:value-type="float" office:value="-768">
            <text:p>-768</text:p>
          </table:table-cell>
          <table:table-cell table:formula="of:=[.D19]/([.C19]+[.B19])" office:value-type="percentage" office:value="-0.433898305084746">
            <text:p>-43.39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269">
            <text:p>1269</text:p>
          </table:table-cell>
          <table:table-cell office:value-type="float" office:value="4141">
            <text:p>4141</text:p>
          </table:table-cell>
          <table:table-cell office:value-type="float" office:value="2872">
            <text:p>2872</text:p>
          </table:table-cell>
          <table:table-cell table:formula="of:=[.D20]/([.C20]+[.B20])" office:value-type="percentage" office:value="0.53086876155268">
            <text:p>53.09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269">
            <text:p>1269</text:p>
          </table:table-cell>
          <table:table-cell office:value-type="float" office:value="2546">
            <text:p>2546</text:p>
          </table:table-cell>
          <table:table-cell office:value-type="float" office:value="1277">
            <text:p>1277</text:p>
          </table:table-cell>
          <table:table-cell table:formula="of:=[.D21]/([.C21]+[.B21])" office:value-type="percentage" office:value="0.334731323722149">
            <text:p>33.47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64">
            <text:p>164</text:p>
          </table:table-cell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  <table:table-cell table:formula="of:=[.D22]/([.C22]+[.B22])" office:value-type="percentage" office:value="0.274336283185841">
            <text:p>27.43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64">
            <text:p>164</text:p>
          </table:table-cell>
          <table:table-cell office:value-type="float" office:value="1258">
            <text:p>1258</text:p>
          </table:table-cell>
          <table:table-cell office:value-type="float" office:value="1094">
            <text:p>1094</text:p>
          </table:table-cell>
          <table:table-cell table:formula="of:=[.D23]/([.C23]+[.B23])" office:value-type="percentage" office:value="0.769338959212377">
            <text:p>76.93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64">
            <text:p>164</text:p>
          </table:table-cell>
          <table:table-cell office:value-type="float" office:value="1732">
            <text:p>1732</text:p>
          </table:table-cell>
          <table:table-cell office:value-type="float" office:value="1568">
            <text:p>1568</text:p>
          </table:table-cell>
          <table:table-cell table:formula="of:=[.D24]/([.C24]+[.B24])" office:value-type="percentage" office:value="0.827004219409283">
            <text:p>82.70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64">
            <text:p>164</text:p>
          </table:table-cell>
          <table:table-cell office:value-type="float" office:value="1484">
            <text:p>1484</text:p>
          </table:table-cell>
          <table:table-cell office:value-type="float" office:value="1320">
            <text:p>1320</text:p>
          </table:table-cell>
          <table:table-cell table:formula="of:=[.D25]/([.C25]+[.B25])" office:value-type="percentage" office:value="0.800970873786408">
            <text:p>80.10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64">
            <text:p>164</text:p>
          </table:table-cell>
          <table:table-cell office:value-type="float" office:value="58">
            <text:p>58</text:p>
          </table:table-cell>
          <table:table-cell office:value-type="float" office:value="-106">
            <text:p>-106</text:p>
          </table:table-cell>
          <table:table-cell table:formula="of:=[.D26]/([.C26]+[.B26])" office:value-type="percentage" office:value="-0.477477477477478">
            <text:p>-47.75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64">
            <text:p>164</text:p>
          </table:table-cell>
          <table:table-cell office:value-type="float" office:value="317">
            <text:p>317</text:p>
          </table:table-cell>
          <table:table-cell office:value-type="float" office:value="153">
            <text:p>153</text:p>
          </table:table-cell>
          <table:table-cell table:formula="of:=[.D27]/([.C27]+[.B27])" office:value-type="percentage" office:value="0.318087318087318">
            <text:p>31.8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64">
            <text:p>164</text:p>
          </table:table-cell>
          <table:table-cell office:value-type="float" office:value="906">
            <text:p>906</text:p>
          </table:table-cell>
          <table:table-cell office:value-type="float" office:value="742">
            <text:p>742</text:p>
          </table:table-cell>
          <table:table-cell table:formula="of:=[.D28]/([.C28]+[.B28])" office:value-type="percentage" office:value="0.693457943925234">
            <text:p>69.35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  <table:table-cell table:formula="of:=[.D29]/([.C29]+[.B29])" office:value-type="percentage" office:value="0.921606118546845">
            <text:p>92.16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29">
            <text:p>29</text:p>
          </table:table-cell>
          <table:table-cell office:value-type="float" office:value="559">
            <text:p>559</text:p>
          </table:table-cell>
          <table:table-cell office:value-type="float" office:value="530">
            <text:p>530</text:p>
          </table:table-cell>
          <table:table-cell table:formula="of:=[.D30]/([.C30]+[.B30])" office:value-type="percentage" office:value="0.901360544217687">
            <text:p>90.14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187">
            <text:p>187</text:p>
          </table:table-cell>
          <table:table-cell table:formula="of:=[.D31]/([.C31]+[.B31])" office:value-type="percentage" office:value="0.763265306122449">
            <text:p>76.33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29">
            <text:p>29</text:p>
          </table:table-cell>
          <table:table-cell office:value-type="float" office:value="309">
            <text:p>309</text:p>
          </table:table-cell>
          <table:table-cell office:value-type="float" office:value="280">
            <text:p>280</text:p>
          </table:table-cell>
          <table:table-cell table:formula="of:=[.D32]/([.C32]+[.B32])" office:value-type="percentage" office:value="0.828402366863905">
            <text:p>82.84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office:value-type="float" office:value="4699">
            <text:p>4699</text:p>
          </table:table-cell>
          <table:table-cell office:value-type="float" office:value="4670">
            <text:p>4670</text:p>
          </table:table-cell>
          <table:table-cell table:formula="of:=[.D33]/([.C33]+[.B33])" office:value-type="percentage" office:value="0.987732656514382">
            <text:p>98.77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29">
            <text:p>29</text:p>
          </table:table-cell>
          <table:table-cell office:value-type="float" office:value="9639">
            <text:p>9639</text:p>
          </table:table-cell>
          <table:table-cell office:value-type="float" office:value="9610">
            <text:p>9610</text:p>
          </table:table-cell>
          <table:table-cell table:formula="of:=[.D34]/([.C34]+[.B34])" office:value-type="percentage" office:value="0.994000827472073">
            <text:p>99.40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29">
            <text:p>29</text:p>
          </table:table-cell>
          <table:table-cell office:value-type="float" office:value="981">
            <text:p>981</text:p>
          </table:table-cell>
          <table:table-cell office:value-type="float" office:value="952">
            <text:p>952</text:p>
          </table:table-cell>
          <table:table-cell table:formula="of:=[.D35]/([.C35]+[.B35])" office:value-type="percentage" office:value="0.942574257425743">
            <text:p>94.26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29">
            <text:p>29</text:p>
          </table:table-cell>
          <table:table-cell office:value-type="float" office:value="1910">
            <text:p>1910</text:p>
          </table:table-cell>
          <table:table-cell office:value-type="float" office:value="1881">
            <text:p>1881</text:p>
          </table:table-cell>
          <table:table-cell table:formula="of:=[.D36]/([.C36]+[.B36])" office:value-type="percentage" office:value="0.970087674058793">
            <text:p>97.01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  <table:table-cell table:formula="of:=[.D37]/([.C37]+[.B37])" office:value-type="percentage" office:value="0.947747747747748">
            <text:p>94.77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table:formula="of:=[.D38]/([.C38]+[.B38])" office:value-type="percentage" office:value="0.42">
            <text:p>42.00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29">
            <text:p>29</text:p>
          </table:table-cell>
          <table:table-cell office:value-type="float" office:value="4143">
            <text:p>4143</text:p>
          </table:table-cell>
          <table:table-cell office:value-type="float" office:value="4114">
            <text:p>4114</text:p>
          </table:table-cell>
          <table:table-cell table:formula="of:=[.D39]/([.C39]+[.B39])" office:value-type="percentage" office:value="0.986097794822627">
            <text:p>98.61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393">
            <text:p>393</text:p>
          </table:table-cell>
          <table:table-cell table:formula="of:=[.D40]/([.C40]+[.B40])" office:value-type="percentage" office:value="0.984962406015038">
            <text:p>98.50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1]/([.C41]+[.B41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[.D42]/([.C42]+[.B42])" office:value-type="percentage" office:value="0.818181818181818">
            <text:p>81.8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D43]/([.C43]+[.B43])" office:value-type="percentage" office:value="0.333333333333333">
            <text:p>33.33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3">
            <text:p>3</text:p>
          </table:table-cell>
          <table:table-cell office:value-type="float" office:value="14828">
            <text:p>14828</text:p>
          </table:table-cell>
          <table:table-cell office:value-type="float" office:value="14825">
            <text:p>14825</text:p>
          </table:table-cell>
          <table:table-cell table:formula="of:=[.D44]/([.C44]+[.B44])" office:value-type="percentage" office:value="0.999595441979637">
            <text:p>99.96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[.D45]/([.C45]+[.B45])" office:value-type="percentage" office:value="0.988">
            <text:p>98.80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[.D46]/([.C46]+[.B46])" office:value-type="percentage" office:value="0.68421052631579">
            <text:p>68.42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  <table:table-cell table:formula="of:=[.D47]/([.C47]+[.B47])" office:value-type="percentage" office:value="0.990922844175492">
            <text:p>99.09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933">
            <text:p>1933</text:p>
          </table:table-cell>
          <table:table-cell office:value-type="float" office:value="4064">
            <text:p>4064</text:p>
          </table:table-cell>
          <table:table-cell office:value-type="float" office:value="2131">
            <text:p>2131</text:p>
          </table:table-cell>
          <table:table-cell table:formula="of:=[.D48]/([.C48]+[.B48])" office:value-type="percentage" office:value="0.355344338836085">
            <text:p>35.53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933">
            <text:p>1933</text:p>
          </table:table-cell>
          <table:table-cell office:value-type="float" office:value="3474">
            <text:p>3474</text:p>
          </table:table-cell>
          <table:table-cell office:value-type="float" office:value="1541">
            <text:p>1541</text:p>
          </table:table-cell>
          <table:table-cell table:formula="of:=[.D49]/([.C49]+[.B49])" office:value-type="percentage" office:value="0.285000924727205">
            <text:p>28.50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  <table:table-cell table:formula="of:=[.D50]/([.C50]+[.B50])" office:value-type="percentage" office:value="-0.657804459691252">
            <text:p>-65.78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933">
            <text:p>1933</text:p>
          </table:table-cell>
          <table:table-cell office:value-type="float" office:value="635">
            <text:p>635</text:p>
          </table:table-cell>
          <table:table-cell office:value-type="float" office:value="-1298">
            <text:p>-1298</text:p>
          </table:table-cell>
          <table:table-cell table:formula="of:=[.D51]/([.C51]+[.B51])" office:value-type="percentage" office:value="-0.505451713395639">
            <text:p>-50.55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933">
            <text:p>1933</text:p>
          </table:table-cell>
          <table:table-cell office:value-type="float" office:value="2798">
            <text:p>2798</text:p>
          </table:table-cell>
          <table:table-cell office:value-type="float" office:value="865">
            <text:p>865</text:p>
          </table:table-cell>
          <table:table-cell table:formula="of:=[.D52]/([.C52]+[.B52])" office:value-type="percentage" office:value="0.18283660959628">
            <text:p>18.28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933">
            <text:p>1933</text:p>
          </table:table-cell>
          <table:table-cell office:value-type="float" office:value="1276">
            <text:p>1276</text:p>
          </table:table-cell>
          <table:table-cell office:value-type="float" office:value="-657">
            <text:p>-657</text:p>
          </table:table-cell>
          <table:table-cell table:formula="of:=[.D53]/([.C53]+[.B53])" office:value-type="percentage" office:value="-0.204736678092864">
            <text:p>-20.47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933">
            <text:p>1933</text:p>
          </table:table-cell>
          <table:table-cell office:value-type="float" office:value="3516">
            <text:p>3516</text:p>
          </table:table-cell>
          <table:table-cell office:value-type="float" office:value="1583">
            <text:p>1583</text:p>
          </table:table-cell>
          <table:table-cell table:formula="of:=[.D54]/([.C54]+[.B54])" office:value-type="percentage" office:value="0.29051202055423">
            <text:p>29.05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  <table:table-cell table:formula="of:=[.D55]/([.C55]+[.B55])" office:value-type="percentage" office:value="0.99406528189911">
            <text:p>99.41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table:formula="of:=[.D56]/([.C56]+[.B56])" office:value-type="percentage" office:value="0.875862068965517">
            <text:p>87.59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[.D57]/([.C57]+[.B57])" office:value-type="percentage" office:value="0.653846153846154">
            <text:p>65.38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9">
            <text:p>9</text:p>
          </table:table-cell>
          <table:table-cell office:value-type="float" office:value="1930">
            <text:p>1930</text:p>
          </table:table-cell>
          <table:table-cell office:value-type="float" office:value="1921">
            <text:p>1921</text:p>
          </table:table-cell>
          <table:table-cell table:formula="of:=[.D58]/([.C58]+[.B58])" office:value-type="percentage" office:value="0.990716864363074">
            <text:p>99.07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  <table:table-cell office:value-type="float" office:value="677">
            <text:p>677</text:p>
          </table:table-cell>
          <table:table-cell table:formula="of:=[.D59]/([.C59]+[.B59])" office:value-type="percentage" office:value="0.97410071942446">
            <text:p>97.41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table:formula="of:=[.D60]/([.C60]+[.B60])" office:value-type="percentage" office:value="0.843478260869565">
            <text:p>84.3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  <table:table-cell table:formula="of:=[.D61]/([.C61]+[.B61])" office:value-type="percentage" office:value="0.671887881286068">
            <text:p>67.19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199">
            <text:p>199</text:p>
          </table:table-cell>
          <table:table-cell office:value-type="float" office:value="471">
            <text:p>471</text:p>
          </table:table-cell>
          <table:table-cell office:value-type="float" office:value="272">
            <text:p>272</text:p>
          </table:table-cell>
          <table:table-cell table:formula="of:=[.D62]/([.C62]+[.B62])" office:value-type="percentage" office:value="0.405970149253731">
            <text:p>40.60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float" office:value="197">
            <text:p>197</text:p>
          </table:table-cell>
          <table:table-cell table:formula="of:=[.D63]/([.C63]+[.B63])" office:value-type="percentage" office:value="0.33109243697479">
            <text:p>33.11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199">
            <text:p>199</text:p>
          </table:table-cell>
          <table:table-cell office:value-type="float" office:value="178">
            <text:p>178</text:p>
          </table:table-cell>
          <table:table-cell office:value-type="float" office:value="-21">
            <text:p>-21</text:p>
          </table:table-cell>
          <table:table-cell table:formula="of:=[.D64]/([.C64]+[.B64])" office:value-type="percentage" office:value="-0.0557029177718833">
            <text:p>-5.57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  <table:table-cell table:formula="of:=[.D65]/([.C65]+[.B65])" office:value-type="percentage" office:value="0.361338678751961">
            <text:p>36.13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-1827">
            <text:p>-1827</text:p>
          </table:table-cell>
          <table:table-cell table:formula="of:=[.D66]/([.C66]+[.B66])" office:value-type="percentage" office:value="-0.994556341861731">
            <text:p>-99.46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832">
            <text:p>1832</text:p>
          </table:table-cell>
          <table:table-cell office:value-type="float" office:value="362">
            <text:p>362</text:p>
          </table:table-cell>
          <table:table-cell office:value-type="float" office:value="-1470">
            <text:p>-1470</text:p>
          </table:table-cell>
          <table:table-cell table:formula="of:=[.D67]/([.C67]+[.B67])" office:value-type="percentage" office:value="-0.670009115770283">
            <text:p>-67.0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598">
            <text:p>598</text:p>
          </table:table-cell>
          <table:table-cell office:value-type="float" office:value="1518">
            <text:p>1518</text:p>
          </table:table-cell>
          <table:table-cell office:value-type="float" office:value="920">
            <text:p>920</text:p>
          </table:table-cell>
          <table:table-cell table:formula="of:=[.D68]/([.C68]+[.B68])" office:value-type="percentage" office:value="0.434782608695652">
            <text:p>43.48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 office:value-type="float" office:value="-535">
            <text:p>-535</text:p>
          </table:table-cell>
          <table:table-cell table:formula="of:=[.D69]/([.C69]+[.B69])" office:value-type="percentage" office:value="-0.809379727685325">
            <text:p>-80.94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598">
            <text:p>598</text:p>
          </table:table-cell>
          <table:table-cell office:value-type="float" office:value="701">
            <text:p>701</text:p>
          </table:table-cell>
          <table:table-cell office:value-type="float" office:value="103">
            <text:p>103</text:p>
          </table:table-cell>
          <table:table-cell table:formula="of:=[.D70]/([.C70]+[.B70])" office:value-type="percentage" office:value="0.0792917628945343">
            <text:p>7.93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  <table:table-cell table:formula="of:=[.D71]/([.C71]+[.B71])" office:value-type="percentage" office:value="0.780469897209985">
            <text:p>78.05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598">
            <text:p>598</text:p>
          </table:table-cell>
          <table:table-cell office:value-type="float" office:value="630">
            <text:p>630</text:p>
          </table:table-cell>
          <table:table-cell office:value-type="float" office:value="32">
            <text:p>32</text:p>
          </table:table-cell>
          <table:table-cell table:formula="of:=[.D72]/([.C72]+[.B72])" office:value-type="percentage" office:value="0.0260586319218241">
            <text:p>2.61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598">
            <text:p>598</text:p>
          </table:table-cell>
          <table:table-cell office:value-type="float" office:value="27">
            <text:p>27</text:p>
          </table:table-cell>
          <table:table-cell office:value-type="float" office:value="-571">
            <text:p>-571</text:p>
          </table:table-cell>
          <table:table-cell table:formula="of:=[.D73]/([.C73]+[.B73])" office:value-type="percentage" office:value="-0.9136">
            <text:p>-91.36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598">
            <text:p>598</text:p>
          </table:table-cell>
          <table:table-cell office:value-type="float" office:value="732">
            <text:p>732</text:p>
          </table:table-cell>
          <table:table-cell office:value-type="float" office:value="134">
            <text:p>134</text:p>
          </table:table-cell>
          <table:table-cell table:formula="of:=[.D74]/([.C74]+[.B74])" office:value-type="percentage" office:value="0.100751879699248">
            <text:p>10.08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598">
            <text:p>598</text:p>
          </table:table-cell>
          <table:table-cell office:value-type="float" office:value="758">
            <text:p>758</text:p>
          </table:table-cell>
          <table:table-cell office:value-type="float" office:value="160">
            <text:p>160</text:p>
          </table:table-cell>
          <table:table-cell table:formula="of:=[.D75]/([.C75]+[.B75])" office:value-type="percentage" office:value="0.117994100294985">
            <text:p>11.80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598">
            <text:p>598</text:p>
          </table:table-cell>
          <table:table-cell office:value-type="float" office:value="7026">
            <text:p>7026</text:p>
          </table:table-cell>
          <table:table-cell office:value-type="float" office:value="6428">
            <text:p>6428</text:p>
          </table:table-cell>
          <table:table-cell table:formula="of:=[.D76]/([.C76]+[.B76])" office:value-type="percentage" office:value="0.843126967471144">
            <text:p>84.31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-589">
            <text:p>-589</text:p>
          </table:table-cell>
          <table:table-cell table:formula="of:=[.D77]/([.C77]+[.B77])" office:value-type="percentage" office:value="-0.970345963756178">
            <text:p>-97.03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598">
            <text:p>598</text:p>
          </table:table-cell>
          <table:table-cell office:value-type="float" office:value="137">
            <text:p>137</text:p>
          </table:table-cell>
          <table:table-cell office:value-type="float" office:value="-461">
            <text:p>-461</text:p>
          </table:table-cell>
          <table:table-cell table:formula="of:=[.D78]/([.C78]+[.B78])" office:value-type="percentage" office:value="-0.627210884353741">
            <text:p>-62.72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-67">
            <text:p>-67</text:p>
          </table:table-cell>
          <table:table-cell table:formula="of:=[.D79]/([.C79]+[.B79])" office:value-type="percentage" office:value="-0.437908496732026">
            <text:p>-43.79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10">
            <text:p>110</text:p>
          </table:table-cell>
          <table:table-cell office:value-type="float" office:value="27">
            <text:p>27</text:p>
          </table:table-cell>
          <table:table-cell office:value-type="float" office:value="-83">
            <text:p>-83</text:p>
          </table:table-cell>
          <table:table-cell table:formula="of:=[.D80]/([.C80]+[.B80])" office:value-type="percentage" office:value="-0.605839416058394">
            <text:p>-60.58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office:value-type="float" office:value="322">
            <text:p>322</text:p>
          </table:table-cell>
          <table:table-cell office:value-type="float" office:value="212">
            <text:p>212</text:p>
          </table:table-cell>
          <table:table-cell table:formula="of:=[.D81]/([.C81]+[.B81])" office:value-type="percentage" office:value="0.490740740740741">
            <text:p>49.07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  <table:table-cell table:formula="of:=[.D82]/([.C82]+[.B82])" office:value-type="percentage" office:value="0.905498281786942">
            <text:p>90.5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10">
            <text:p>110</text:p>
          </table:table-cell>
          <table:table-cell office:value-type="float" office:value="337">
            <text:p>337</text:p>
          </table:table-cell>
          <table:table-cell office:value-type="float" office:value="227">
            <text:p>227</text:p>
          </table:table-cell>
          <table:table-cell table:formula="of:=[.D83]/([.C83]+[.B83])" office:value-type="percentage" office:value="0.507829977628635">
            <text:p>50.78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-41">
            <text:p>-41</text:p>
          </table:table-cell>
          <table:table-cell table:formula="of:=[.D84]/([.C84]+[.B84])" office:value-type="percentage" office:value="-0.229050279329609">
            <text:p>-22.9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table:formula="of:=[.D85]/([.C85]+[.B85])" office:value-type="percentage" office:value="-0.981981981981982">
            <text:p>-98.20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-219">
            <text:p>-219</text:p>
          </table:table-cell>
          <table:table-cell table:formula="of:=[.D86]/([.C86]+[.B86])" office:value-type="percentage" office:value="-0.858823529411765">
            <text:p>-85.8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237">
            <text:p>237</text:p>
          </table:table-cell>
          <table:table-cell office:value-type="float" office:value="508">
            <text:p>508</text:p>
          </table:table-cell>
          <table:table-cell office:value-type="float" office:value="271">
            <text:p>271</text:p>
          </table:table-cell>
          <table:table-cell table:formula="of:=[.D87]/([.C87]+[.B87])" office:value-type="percentage" office:value="0.363758389261745">
            <text:p>36.38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237">
            <text:p>237</text:p>
          </table:table-cell>
          <table:table-cell office:value-type="float" office:value="92">
            <text:p>92</text:p>
          </table:table-cell>
          <table:table-cell office:value-type="float" office:value="-145">
            <text:p>-145</text:p>
          </table:table-cell>
          <table:table-cell table:formula="of:=[.D88]/([.C88]+[.B88])" office:value-type="percentage" office:value="-0.440729483282675">
            <text:p>-44.07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  <table:table-cell table:formula="of:=[.D89]/([.C89]+[.B89])" office:value-type="percentage" office:value="0.366310160427807">
            <text:p>36.6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-229">
            <text:p>-229</text:p>
          </table:table-cell>
          <table:table-cell table:formula="of:=[.D90]/([.C90]+[.B90])" office:value-type="percentage" office:value="-0.93469387755102">
            <text:p>-93.47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table:formula="of:=[.D91]/([.C91]+[.B91])" office:value-type="percentage" office:value="0.00420168067226891">
            <text:p>0.42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  <table:table-cell table:formula="of:=[.D92]/([.C92]+[.B92])" office:value-type="percentage" office:value="0.840616966580977">
            <text:p>84.06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table:formula="of:=[.D93]/([.C93]+[.B93])" office:value-type="percentage" office:value="0.706161137440758">
            <text:p>70.62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[.D94]/([.C94]+[.B94])" office:value-type="percentage" office:value="0.194805194805195">
            <text:p>19.4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formula="of:=[.D95]/([.C95]+[.B95])" office:value-type="percentage" office:value="0.347368421052632">
            <text:p>34.7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31">
            <text:p>31</text:p>
          </table:table-cell>
          <table:table-cell office:value-type="float" office:value="1675">
            <text:p>1675</text:p>
          </table:table-cell>
          <table:table-cell office:value-type="float" office:value="1644">
            <text:p>1644</text:p>
          </table:table-cell>
          <table:table-cell table:formula="of:=[.D96]/([.C96]+[.B96])" office:value-type="percentage" office:value="0.963657678780774">
            <text:p>96.37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table:formula="of:=[.D97]/([.C97]+[.B97])" office:value-type="percentage" office:value="0.162162162162162">
            <text:p>16.2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31">
            <text:p>31</text:p>
          </table:table-cell>
          <table:table-cell office:value-type="float" office:value="513">
            <text:p>513</text:p>
          </table:table-cell>
          <table:table-cell office:value-type="float" office:value="482">
            <text:p>482</text:p>
          </table:table-cell>
          <table:table-cell table:formula="of:=[.D98]/([.C98]+[.B98])" office:value-type="percentage" office:value="0.886029411764706">
            <text:p>88.60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158">
            <text:p>158</text:p>
          </table:table-cell>
          <table:table-cell office:value-type="float" office:value="1505">
            <text:p>1505</text:p>
          </table:table-cell>
          <table:table-cell office:value-type="float" office:value="1347">
            <text:p>1347</text:p>
          </table:table-cell>
          <table:table-cell table:formula="of:=[.D99]/([.C99]+[.B99])" office:value-type="percentage" office:value="0.809981960312688">
            <text:p>81.00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  <table:table-cell table:formula="of:=[.D100]/([.C100]+[.B100])" office:value-type="percentage" office:value="0.760424564063685">
            <text:p>76.04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158">
            <text:p>158</text:p>
          </table:table-cell>
          <table:table-cell office:value-type="float" office:value="816">
            <text:p>816</text:p>
          </table:table-cell>
          <table:table-cell office:value-type="float" office:value="658">
            <text:p>658</text:p>
          </table:table-cell>
          <table:table-cell table:formula="of:=[.D101]/([.C101]+[.B101])" office:value-type="percentage" office:value="0.675564681724846">
            <text:p>67.56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158">
            <text:p>158</text:p>
          </table:table-cell>
          <table:table-cell office:value-type="float" office:value="6217">
            <text:p>6217</text:p>
          </table:table-cell>
          <table:table-cell office:value-type="float" office:value="6059">
            <text:p>6059</text:p>
          </table:table-cell>
          <table:table-cell table:formula="of:=[.D102]/([.C102]+[.B102])" office:value-type="percentage" office:value="0.95043137254902">
            <text:p>95.04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47">
            <text:p>47</text:p>
          </table:table-cell>
          <table:table-cell office:value-type="float" office:value="1245">
            <text:p>1245</text:p>
          </table:table-cell>
          <table:table-cell office:value-type="float" office:value="1198">
            <text:p>1198</text:p>
          </table:table-cell>
          <table:table-cell table:formula="of:=[.D103]/([.C103]+[.B103])" office:value-type="percentage" office:value="0.927244582043344">
            <text:p>92.72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47">
            <text:p>47</text:p>
          </table:table-cell>
          <table:table-cell office:value-type="float" office:value="1589">
            <text:p>1589</text:p>
          </table:table-cell>
          <table:table-cell office:value-type="float" office:value="1542">
            <text:p>1542</text:p>
          </table:table-cell>
          <table:table-cell table:formula="of:=[.D104]/([.C104]+[.B104])" office:value-type="percentage" office:value="0.942542787286063">
            <text:p>94.25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  <table:table-cell table:formula="of:=[.D105]/([.C105]+[.B105])" office:value-type="percentage" office:value="0.950448075909331">
            <text:p>95.04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47">
            <text:p>47</text:p>
          </table:table-cell>
          <table:table-cell office:value-type="float" office:value="12591">
            <text:p>12591</text:p>
          </table:table-cell>
          <table:table-cell office:value-type="float" office:value="12544">
            <text:p>12544</text:p>
          </table:table-cell>
          <table:table-cell table:formula="of:=[.D106]/([.C106]+[.B106])" office:value-type="percentage" office:value="0.992562114258585">
            <text:p>99.26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449">
            <text:p>449</text:p>
          </table:table-cell>
          <table:table-cell table:formula="of:=[.D107]/([.C107]+[.B107])" office:value-type="percentage" office:value="0.826887661141805">
            <text:p>82.69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47">
            <text:p>47</text:p>
          </table:table-cell>
          <table:table-cell office:value-type="float" office:value="1252">
            <text:p>1252</text:p>
          </table:table-cell>
          <table:table-cell office:value-type="float" office:value="1205">
            <text:p>1205</text:p>
          </table:table-cell>
          <table:table-cell table:formula="of:=[.D108]/([.C108]+[.B108])" office:value-type="percentage" office:value="0.927636643571978">
            <text:p>92.76%</text:p>
          </table:table-cell>
        </table:table-row>
        <table:table-row table:style-name="ro1">
          <table:table-cell office:value-type="string">
            <text:p>retired-pensioned off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-823">
            <text:p>-823</text:p>
          </table:table-cell>
          <table:table-cell table:formula="of:=[.D109]/([.C109]+[.B109])" office:value-type="percentage" office:value="-1">
            <text:p>-100.00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823">
            <text:p>823</text:p>
          </table:table-cell>
          <table:table-cell office:value-type="float" office:value="57">
            <text:p>57</text:p>
          </table:table-cell>
          <table:table-cell office:value-type="float" office:value="-766">
            <text:p>-766</text:p>
          </table:table-cell>
          <table:table-cell table:formula="of:=[.D110]/([.C110]+[.B110])" office:value-type="percentage" office:value="-0.870454545454546">
            <text:p>-87.05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823">
            <text:p>823</text:p>
          </table:table-cell>
          <table:table-cell office:value-type="float" office:value="55">
            <text:p>55</text:p>
          </table:table-cell>
          <table:table-cell office:value-type="float" office:value="-768">
            <text:p>-768</text:p>
          </table:table-cell>
          <table:table-cell table:formula="of:=[.D111]/([.C111]+[.B111])" office:value-type="percentage" office:value="-0.874715261958998">
            <text:p>-87.47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823">
            <text:p>823</text:p>
          </table:table-cell>
          <table:table-cell office:value-type="float" office:value="984">
            <text:p>984</text:p>
          </table:table-cell>
          <table:table-cell office:value-type="float" office:value="161">
            <text:p>161</text:p>
          </table:table-cell>
          <table:table-cell table:formula="of:=[.D112]/([.C112]+[.B112])" office:value-type="percentage" office:value="0.0890979524073049">
            <text:p>8.91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823">
            <text:p>823</text:p>
          </table:table-cell>
          <table:table-cell office:value-type="float" office:value="18">
            <text:p>18</text:p>
          </table:table-cell>
          <table:table-cell office:value-type="float" office:value="-805">
            <text:p>-805</text:p>
          </table:table-cell>
          <table:table-cell table:formula="of:=[.D113]/([.C113]+[.B113])" office:value-type="percentage" office:value="-0.957193816884661">
            <text:p>-95.72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823">
            <text:p>823</text:p>
          </table:table-cell>
          <table:table-cell office:value-type="float" office:value="910">
            <text:p>910</text:p>
          </table:table-cell>
          <table:table-cell office:value-type="float" office:value="87">
            <text:p>87</text:p>
          </table:table-cell>
          <table:table-cell table:formula="of:=[.D114]/([.C114]+[.B114])" office:value-type="percentage" office:value="0.050201961915753">
            <text:p>5.02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  <table:table-cell table:formula="of:=[.D115]/([.C115]+[.B115])" office:value-type="percentage" office:value="0.644031141868512">
            <text:p>64.40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823">
            <text:p>823</text:p>
          </table:table-cell>
          <table:table-cell office:value-type="float" office:value="66">
            <text:p>66</text:p>
          </table:table-cell>
          <table:table-cell office:value-type="float" office:value="-757">
            <text:p>-757</text:p>
          </table:table-cell>
          <table:table-cell table:formula="of:=[.D116]/([.C116]+[.B116])" office:value-type="percentage" office:value="-0.851518560179978">
            <text:p>-85.15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823">
            <text:p>823</text:p>
          </table:table-cell>
          <table:table-cell office:value-type="float" office:value="25">
            <text:p>25</text:p>
          </table:table-cell>
          <table:table-cell office:value-type="float" office:value="-798">
            <text:p>-798</text:p>
          </table:table-cell>
          <table:table-cell table:formula="of:=[.D117]/([.C117]+[.B117])" office:value-type="percentage" office:value="-0.941037735849057">
            <text:p>-94.10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823">
            <text:p>823</text:p>
          </table:table-cell>
          <table:table-cell office:value-type="float" office:value="3905">
            <text:p>3905</text:p>
          </table:table-cell>
          <table:table-cell office:value-type="float" office:value="3082">
            <text:p>3082</text:p>
          </table:table-cell>
          <table:table-cell table:formula="of:=[.D118]/([.C118]+[.B118])" office:value-type="percentage" office:value="0.651861252115059">
            <text:p>65.1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823">
            <text:p>823</text:p>
          </table:table-cell>
          <table:table-cell office:value-type="float" office:value="15">
            <text:p>15</text:p>
          </table:table-cell>
          <table:table-cell office:value-type="float" office:value="-808">
            <text:p>-808</text:p>
          </table:table-cell>
          <table:table-cell table:formula="of:=[.D119]/([.C119]+[.B119])" office:value-type="percentage" office:value="-0.964200477326969">
            <text:p>-96.42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823">
            <text:p>823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table:formula="of:=[.D120]/([.C120]+[.B120])" office:value-type="percentage" office:value="0.00903070439494281">
            <text:p>0.9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823">
            <text:p>823</text:p>
          </table:table-cell>
          <table:table-cell office:value-type="float" office:value="3201">
            <text:p>3201</text:p>
          </table:table-cell>
          <table:table-cell office:value-type="float" office:value="2378">
            <text:p>2378</text:p>
          </table:table-cell>
          <table:table-cell table:formula="of:=[.D121]/([.C121]+[.B121])" office:value-type="percentage" office:value="0.590954274353877">
            <text:p>59.1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  <table:table-cell table:formula="of:=[.D122]/([.C122]+[.B122])" office:value-type="percentage" office:value="-0.646">
            <text:p>-64.60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688">
            <text:p>1688</text:p>
          </table:table-cell>
          <table:table-cell office:value-type="float" office:value="2798">
            <text:p>2798</text:p>
          </table:table-cell>
          <table:table-cell office:value-type="float" office:value="1110">
            <text:p>1110</text:p>
          </table:table-cell>
          <table:table-cell table:formula="of:=[.D123]/([.C123]+[.B123])" office:value-type="percentage" office:value="0.247436469014712">
            <text:p>24.74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688">
            <text:p>1688</text:p>
          </table:table-cell>
          <table:table-cell office:value-type="float" office:value="2021">
            <text:p>2021</text:p>
          </table:table-cell>
          <table:table-cell office:value-type="float" office:value="333">
            <text:p>333</text:p>
          </table:table-cell>
          <table:table-cell table:formula="of:=[.D124]/([.C124]+[.B124])" office:value-type="percentage" office:value="0.089781612294419">
            <text:p>8.9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  <table:table-cell table:formula="of:=[.D125]/([.C125]+[.B125])" office:value-type="percentage" office:value="0.516193751791344">
            <text:p>51.62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688">
            <text:p>1688</text:p>
          </table:table-cell>
          <table:table-cell office:value-type="float" office:value="1591">
            <text:p>1591</text:p>
          </table:table-cell>
          <table:table-cell office:value-type="float" office:value="-97">
            <text:p>-97</text:p>
          </table:table-cell>
          <table:table-cell table:formula="of:=[.D126]/([.C126]+[.B126])" office:value-type="percentage" office:value="-0.0295821896919793">
            <text:p>-2.9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688">
            <text:p>1688</text:p>
          </table:table-cell>
          <table:table-cell office:value-type="float" office:value="791">
            <text:p>791</text:p>
          </table:table-cell>
          <table:table-cell office:value-type="float" office:value="-897">
            <text:p>-897</text:p>
          </table:table-cell>
          <table:table-cell table:formula="of:=[.D127]/([.C127]+[.B127])" office:value-type="percentage" office:value="-0.36183945139169">
            <text:p>-36.1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688">
            <text:p>1688</text:p>
          </table:table-cell>
          <table:table-cell office:value-type="float" office:value="459">
            <text:p>459</text:p>
          </table:table-cell>
          <table:table-cell office:value-type="float" office:value="-1229">
            <text:p>-1229</text:p>
          </table:table-cell>
          <table:table-cell table:formula="of:=[.D128]/([.C128]+[.B128])" office:value-type="percentage" office:value="-0.572426641825803">
            <text:p>-57.24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688">
            <text:p>1688</text:p>
          </table:table-cell>
          <table:table-cell office:value-type="float" office:value="3268">
            <text:p>3268</text:p>
          </table:table-cell>
          <table:table-cell office:value-type="float" office:value="1580">
            <text:p>1580</text:p>
          </table:table-cell>
          <table:table-cell table:formula="of:=[.D129]/([.C129]+[.B129])" office:value-type="percentage" office:value="0.318805488297014">
            <text:p>31.88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D130]/([.C130]+[.B130])" office:value-type="percentage" office:value="0.264705882352941">
            <text:p>26.47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5">
            <text:p>25</text:p>
          </table:table-cell>
          <table:table-cell office:value-type="float" office:value="4312">
            <text:p>4312</text:p>
          </table:table-cell>
          <table:table-cell office:value-type="float" office:value="4287">
            <text:p>4287</text:p>
          </table:table-cell>
          <table:table-cell table:formula="of:=[.D131]/([.C131]+[.B131])" office:value-type="percentage" office:value="0.988471293520867">
            <text:p>98.85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5">
            <text:p>25</text:p>
          </table:table-cell>
          <table:table-cell office:value-type="float" office:value="2412">
            <text:p>2412</text:p>
          </table:table-cell>
          <table:table-cell office:value-type="float" office:value="2387">
            <text:p>2387</text:p>
          </table:table-cell>
          <table:table-cell table:formula="of:=[.D132]/([.C132]+[.B132])" office:value-type="percentage" office:value="0.979482970865818">
            <text:p>97.95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  <table:table-cell table:formula="of:=[.D133]/([.C133]+[.B133])" office:value-type="percentage" office:value="0.987277353689568">
            <text:p>98.73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5">
            <text:p>25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table:formula="of:=[.D134]/([.C134]+[.B134])" office:value-type="percentage" office:value="0.788135593220339">
            <text:p>78.81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table:formula="of:=[.D135]/([.C135]+[.B135])" office:value-type="percentage" office:value="0.596774193548387">
            <text:p>59.68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-20">
            <text:p>-20</text:p>
          </table:table-cell>
          <table:table-cell table:formula="of:=[.D136]/([.C136]+[.B136])" office:value-type="percentage" office:value="-0.666666666666667">
            <text:p>-66.67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380">
            <text:p>380</text:p>
          </table:table-cell>
          <table:table-cell office:value-type="float" office:value="2582">
            <text:p>2582</text:p>
          </table:table-cell>
          <table:table-cell office:value-type="float" office:value="2202">
            <text:p>2202</text:p>
          </table:table-cell>
          <table:table-cell table:formula="of:=[.D137]/([.C137]+[.B137])" office:value-type="percentage" office:value="0.743416610398379">
            <text:p>74.34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38]/([.C138]+[.B138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office:value-type="float" office:value="2257">
            <text:p>2257</text:p>
          </table:table-cell>
          <table:table-cell office:value-type="float" office:value="1877">
            <text:p>1877</text:p>
          </table:table-cell>
          <table:table-cell table:formula="of:=[.D139]/([.C139]+[.B139])" office:value-type="percentage" office:value="0.711793704967766">
            <text:p>71.18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table:formula="of:=[.D140]/([.C140]+[.B140])" office:value-type="percentage" office:value="0.00393184796854522">
            <text:p>0.39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380">
            <text:p>380</text:p>
          </table:table-cell>
          <table:table-cell office:value-type="float" office:value="2818">
            <text:p>2818</text:p>
          </table:table-cell>
          <table:table-cell office:value-type="float" office:value="2438">
            <text:p>2438</text:p>
          </table:table-cell>
          <table:table-cell table:formula="of:=[.D141]/([.C141]+[.B141])" office:value-type="percentage" office:value="0.762351469668543">
            <text:p>76.24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-361">
            <text:p>-361</text:p>
          </table:table-cell>
          <table:table-cell table:formula="of:=[.D142]/([.C142]+[.B142])" office:value-type="percentage" office:value="-0.904761904761905">
            <text:p>-90.48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380">
            <text:p>380</text:p>
          </table:table-cell>
          <table:table-cell office:value-type="float" office:value="4211">
            <text:p>4211</text:p>
          </table:table-cell>
          <table:table-cell office:value-type="float" office:value="3831">
            <text:p>3831</text:p>
          </table:table-cell>
          <table:table-cell table:formula="of:=[.D143]/([.C143]+[.B143])" office:value-type="percentage" office:value="0.834458723589632">
            <text:p>83.45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380">
            <text:p>380</text:p>
          </table:table-cell>
          <table:table-cell office:value-type="float" office:value="544">
            <text:p>544</text:p>
          </table:table-cell>
          <table:table-cell office:value-type="float" office:value="164">
            <text:p>164</text:p>
          </table:table-cell>
          <table:table-cell table:formula="of:=[.D144]/([.C144]+[.B144])" office:value-type="percentage" office:value="0.177489177489178">
            <text:p>17.75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380">
            <text:p>380</text:p>
          </table:table-cell>
          <table:table-cell office:value-type="float" office:value="636">
            <text:p>636</text:p>
          </table:table-cell>
          <table:table-cell office:value-type="float" office:value="256">
            <text:p>256</text:p>
          </table:table-cell>
          <table:table-cell table:formula="of:=[.D145]/([.C145]+[.B145])" office:value-type="percentage" office:value="0.251968503937008">
            <text:p>25.20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380">
            <text:p>380</text:p>
          </table:table-cell>
          <table:table-cell office:value-type="float" office:value="3268">
            <text:p>3268</text:p>
          </table:table-cell>
          <table:table-cell office:value-type="float" office:value="2888">
            <text:p>2888</text:p>
          </table:table-cell>
          <table:table-cell table:formula="of:=[.D146]/([.C146]+[.B146])" office:value-type="percentage" office:value="0.791666666666667">
            <text:p>79.17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380">
            <text:p>380</text:p>
          </table:table-cell>
          <table:table-cell office:value-type="float" office:value="322">
            <text:p>322</text:p>
          </table:table-cell>
          <table:table-cell office:value-type="float" office:value="-58">
            <text:p>-58</text:p>
          </table:table-cell>
          <table:table-cell table:formula="of:=[.D147]/([.C147]+[.B147])" office:value-type="percentage" office:value="-0.0826210826210826">
            <text:p>-8.26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380">
            <text:p>380</text:p>
          </table:table-cell>
          <table:table-cell office:value-type="float" office:value="4376">
            <text:p>4376</text:p>
          </table:table-cell>
          <table:table-cell office:value-type="float" office:value="3996">
            <text:p>3996</text:p>
          </table:table-cell>
          <table:table-cell table:formula="of:=[.D148]/([.C148]+[.B148])" office:value-type="percentage" office:value="0.840201850294365">
            <text:p>84.02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612">
            <text:p>1612</text:p>
          </table:table-cell>
          <table:table-cell office:value-type="float" office:value="154">
            <text:p>154</text:p>
          </table:table-cell>
          <table:table-cell office:value-type="float" office:value="-1458">
            <text:p>-1458</text:p>
          </table:table-cell>
          <table:table-cell table:formula="of:=[.D149]/([.C149]+[.B149])" office:value-type="percentage" office:value="-0.82559456398641">
            <text:p>-82.56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612">
            <text:p>1612</text:p>
          </table:table-cell>
          <table:table-cell office:value-type="float" office:value="466">
            <text:p>466</text:p>
          </table:table-cell>
          <table:table-cell office:value-type="float" office:value="-1146">
            <text:p>-1146</text:p>
          </table:table-cell>
          <table:table-cell table:formula="of:=[.D150]/([.C150]+[.B150])" office:value-type="percentage" office:value="-0.551491819056785">
            <text:p>-55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612">
            <text:p>1612</text:p>
          </table:table-cell>
          <table:table-cell office:value-type="float" office:value="2798">
            <text:p>2798</text:p>
          </table:table-cell>
          <table:table-cell office:value-type="float" office:value="1186">
            <text:p>1186</text:p>
          </table:table-cell>
          <table:table-cell table:formula="of:=[.D151]/([.C151]+[.B151])" office:value-type="percentage" office:value="0.268934240362812">
            <text:p>26.8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  <table:table-cell table:formula="of:=[.D152]/([.C152]+[.B152])" office:value-type="percentage" office:value="0.803892944038929">
            <text:p>80.3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612">
            <text:p>1612</text:p>
          </table:table-cell>
          <table:table-cell office:value-type="float" office:value="7519">
            <text:p>7519</text:p>
          </table:table-cell>
          <table:table-cell office:value-type="float" office:value="5907">
            <text:p>5907</text:p>
          </table:table-cell>
          <table:table-cell table:formula="of:=[.D153]/([.C153]+[.B153])" office:value-type="percentage" office:value="0.646917095608367">
            <text:p>64.69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9">
            <text:p>189</text:p>
          </table:table-cell>
          <table:table-cell office:value-type="float" office:value="3047">
            <text:p>3047</text:p>
          </table:table-cell>
          <table:table-cell office:value-type="float" office:value="2858">
            <text:p>2858</text:p>
          </table:table-cell>
          <table:table-cell table:formula="of:=[.D154]/([.C154]+[.B154])" office:value-type="percentage" office:value="0.8831891223733">
            <text:p>88.32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  <table:table-cell table:formula="of:=[.D155]/([.C155]+[.B155])" office:value-type="percentage" office:value="-0.581589958158996">
            <text:p>-58.16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9">
            <text:p>189</text:p>
          </table:table-cell>
          <table:table-cell office:value-type="float" office:value="453">
            <text:p>453</text:p>
          </table:table-cell>
          <table:table-cell office:value-type="float" office:value="264">
            <text:p>264</text:p>
          </table:table-cell>
          <table:table-cell table:formula="of:=[.D156]/([.C156]+[.B156])" office:value-type="percentage" office:value="0.411214953271028">
            <text:p>41.12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-180">
            <text:p>-180</text:p>
          </table:table-cell>
          <table:table-cell table:formula="of:=[.D157]/([.C157]+[.B157])" office:value-type="percentage" office:value="-0.909090909090909">
            <text:p>-90.91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9">
            <text:p>189</text:p>
          </table:table-cell>
          <table:table-cell office:value-type="float" office:value="1398">
            <text:p>1398</text:p>
          </table:table-cell>
          <table:table-cell office:value-type="float" office:value="1209">
            <text:p>1209</text:p>
          </table:table-cell>
          <table:table-cell table:formula="of:=[.D158]/([.C158]+[.B158])" office:value-type="percentage" office:value="0.761814744801512">
            <text:p>76.18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9">
            <text:p>189</text:p>
          </table:table-cell>
          <table:table-cell office:value-type="float" office:value="1152">
            <text:p>1152</text:p>
          </table:table-cell>
          <table:table-cell office:value-type="float" office:value="963">
            <text:p>963</text:p>
          </table:table-cell>
          <table:table-cell table:formula="of:=[.D159]/([.C159]+[.B159])" office:value-type="percentage" office:value="0.718120805369127">
            <text:p>71.81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71">
            <text:p>71</text:p>
          </table:table-cell>
          <table:table-cell table:formula="of:=[.D160]/([.C160]+[.B160])" office:value-type="percentage" office:value="0.158129175946548">
            <text:p>15.81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9">
            <text:p>189</text:p>
          </table:table-cell>
          <table:table-cell office:value-type="float" office:value="139">
            <text:p>139</text:p>
          </table:table-cell>
          <table:table-cell office:value-type="float" office:value="-50">
            <text:p>-50</text:p>
          </table:table-cell>
          <table:table-cell table:formula="of:=[.D161]/([.C161]+[.B161])" office:value-type="percentage" office:value="-0.152439024390244">
            <text:p>-15.24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9">
            <text:p>189</text:p>
          </table:table-cell>
          <table:table-cell office:value-type="float" office:value="477">
            <text:p>477</text:p>
          </table:table-cell>
          <table:table-cell office:value-type="float" office:value="288">
            <text:p>288</text:p>
          </table:table-cell>
          <table:table-cell table:formula="of:=[.D162]/([.C162]+[.B162])" office:value-type="percentage" office:value="0.432432432432432">
            <text:p>43.24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9">
            <text:p>189</text:p>
          </table:table-cell>
          <table:table-cell office:value-type="float" office:value="1451">
            <text:p>1451</text:p>
          </table:table-cell>
          <table:table-cell office:value-type="float" office:value="1262">
            <text:p>1262</text:p>
          </table:table-cell>
          <table:table-cell table:formula="of:=[.D163]/([.C163]+[.B163])" office:value-type="percentage" office:value="0.769512195121951">
            <text:p>76.95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-84">
            <text:p>-84</text:p>
          </table:table-cell>
          <table:table-cell table:formula="of:=[.D164]/([.C164]+[.B164])" office:value-type="percentage" office:value="-0.763636363636364">
            <text:p>-76.36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  <table:table-cell table:formula="of:=[.D165]/([.C165]+[.B165])" office:value-type="percentage" office:value="0.972407907836723">
            <text:p>97.2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formula="of:=[.D166]/([.C166]+[.B166])" office:value-type="percentage" office:value="0.0490196078431373">
            <text:p>4.90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-93">
            <text:p>-93</text:p>
          </table:table-cell>
          <table:table-cell table:formula="of:=[.D167]/([.C167]+[.B167])" office:value-type="percentage" office:value="-0.920792079207921">
            <text:p>-92.08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[.D168]/([.C168]+[.B168])" office:value-type="percentage" office:value="0.782608695652174">
            <text:p>78.26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table:formula="of:=[.D169]/([.C169]+[.B169])" office:value-type="percentage" office:value="0.954751131221719">
            <text:p>95.48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280">
            <text:p>280</text:p>
          </table:table-cell>
          <table:table-cell table:formula="of:=[.D170]/([.C170]+[.B170])" office:value-type="percentage" office:value="0.96551724137931">
            <text:p>96.55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83">
            <text:p>383</text:p>
          </table:table-cell>
          <table:table-cell office:value-type="float" office:value="487">
            <text:p>487</text:p>
          </table:table-cell>
          <table:table-cell office:value-type="float" office:value="104">
            <text:p>104</text:p>
          </table:table-cell>
          <table:table-cell table:formula="of:=[.D171]/([.C171]+[.B171])" office:value-type="percentage" office:value="0.119540229885057">
            <text:p>11.95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83">
            <text:p>383</text:p>
          </table:table-cell>
          <table:table-cell office:value-type="float" office:value="798">
            <text:p>798</text:p>
          </table:table-cell>
          <table:table-cell office:value-type="float" office:value="415">
            <text:p>415</text:p>
          </table:table-cell>
          <table:table-cell table:formula="of:=[.D172]/([.C172]+[.B172])" office:value-type="percentage" office:value="0.351397121083827">
            <text:p>35.14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  <table:table-cell table:formula="of:=[.D173]/([.C173]+[.B173])" office:value-type="percentage" office:value="0.830755634114008">
            <text:p>83.08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83">
            <text:p>383</text:p>
          </table:table-cell>
          <table:table-cell office:value-type="float" office:value="52">
            <text:p>52</text:p>
          </table:table-cell>
          <table:table-cell office:value-type="float" office:value="-331">
            <text:p>-331</text:p>
          </table:table-cell>
          <table:table-cell table:formula="of:=[.D174]/([.C174]+[.B174])" office:value-type="percentage" office:value="-0.760919540229885">
            <text:p>-76.09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83">
            <text:p>383</text:p>
          </table:table-cell>
          <table:table-cell office:value-type="float" office:value="151">
            <text:p>151</text:p>
          </table:table-cell>
          <table:table-cell office:value-type="float" office:value="-232">
            <text:p>-232</text:p>
          </table:table-cell>
          <table:table-cell table:formula="of:=[.D175]/([.C175]+[.B175])" office:value-type="percentage" office:value="-0.434456928838951">
            <text:p>-43.45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83">
            <text:p>383</text:p>
          </table:table-cell>
          <table:table-cell office:value-type="float" office:value="1695">
            <text:p>1695</text:p>
          </table:table-cell>
          <table:table-cell office:value-type="float" office:value="1312">
            <text:p>1312</text:p>
          </table:table-cell>
          <table:table-cell table:formula="of:=[.D176]/([.C176]+[.B176])" office:value-type="percentage" office:value="0.631376323387873">
            <text:p>63.14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83">
            <text:p>383</text:p>
          </table:table-cell>
          <table:table-cell office:value-type="float" office:value="6594">
            <text:p>6594</text:p>
          </table:table-cell>
          <table:table-cell office:value-type="float" office:value="6211">
            <text:p>6211</text:p>
          </table:table-cell>
          <table:table-cell table:formula="of:=[.D177]/([.C177]+[.B177])" office:value-type="percentage" office:value="0.890210692274617">
            <text:p>89.02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office:value-type="float" office:value="1907">
            <text:p>1907</text:p>
          </table:table-cell>
          <table:table-cell office:value-type="float" office:value="1524">
            <text:p>1524</text:p>
          </table:table-cell>
          <table:table-cell table:formula="of:=[.D178]/([.C178]+[.B178])" office:value-type="percentage" office:value="0.665502183406114">
            <text:p>66.55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83">
            <text:p>383</text:p>
          </table:table-cell>
          <table:table-cell office:value-type="float" office:value="894">
            <text:p>894</text:p>
          </table:table-cell>
          <table:table-cell office:value-type="float" office:value="511">
            <text:p>511</text:p>
          </table:table-cell>
          <table:table-cell table:formula="of:=[.D179]/([.C179]+[.B179])" office:value-type="percentage" office:value="0.400156617071261">
            <text:p>40.02%</text:p>
          </table:table-cell>
        </table:table-row>
      </table:table>
      <table:table table:name="All subs vs normal" table:style-name="ta1" table:print="false">
        <table:shapes>
          <draw:frame draw:z-index="0" draw:style-name="gr1" svg:width="16.3972in" svg:height="9.4807in" svg:x="4.6535in" svg:y="43.4035in">
            <draw:object draw:notify-on-update-of-ranges="'All subs vs normal'.A1:'All subs vs normal'.A1 'All subs vs normal'.A2:'All subs vs normal'.A236 'All subs vs normal'.B1:'All subs vs normal'.B1 'All subs vs normal'.B2:'All subs vs normal'.B236 'All subs vs normal'.C1:'All subs vs normal'.C1 'All subs vs normal'.C2:'All subs vs normal'.C2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583in" svg:height="9.7205in" svg:x="4.6098in" svg:y="22.8228in">
            <draw:object draw:notify-on-update-of-ranges="'All subs vs normal'.A1:'All subs vs normal'.A1 'All subs vs normal'.A2:'All subs vs normal'.A236 'All subs vs normal'.D1:'All subs vs normal'.D1 'All subs vs normal'.D2:'All subs vs normal'.D2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15.1461in" svg:height="9.6472in" svg:x="4.489in" svg:y="0.2189in">
            <draw:object draw:notify-on-update-of-ranges="'All subs vs normal'.A2:'All subs vs normal'.A236 'All subs vs normal'.E1:'All subs vs normal'.E1 'All subs vs normal'.E2:'All subs vs normal'.E2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4" table:default-cell-style-name="ce1"/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Substitution</text:p>
          </table:table-cell>
          <table:table-cell office:value-type="string">
            <text:p>Difference</text:p>
          </table:table-cell>
          <table:table-cell table:style-name="Default" office:value-type="string">
            <text:p>Percent difference</text:p>
          </table:table-cell>
        </table:table-row>
        <table:table-row table:style-name="ro1">
          <table:table-cell office:value-type="string">
            <text:p>intensified-aggravated</text:p>
          </table:table-cell>
          <table:table-cell office:value-type="float" office:value="705">
            <text:p>705</text:p>
          </table:table-cell>
          <table:table-cell office:value-type="float" office:value="226">
            <text:p>226</text:p>
          </table:table-cell>
          <table:table-cell office:value-type="float" office:value="-479">
            <text:p>-479</text:p>
          </table:table-cell>
          <table:table-cell table:formula="of:=[.D2]/([.B2]+[.C2])" office:value-type="percentage" office:value="-0.514500537056928">
            <text:p>-51.45%</text:p>
          </table:table-cell>
        </table:table-row>
        <table:table-row table:style-name="ro1">
          <table:table-cell office:value-type="string">
            <text:p>intensified-strengthened</text:p>
          </table:table-cell>
          <table:table-cell office:value-type="float" office:value="705">
            <text:p>705</text:p>
          </table:table-cell>
          <table:table-cell office:value-type="float" office:value="1048">
            <text:p>1048</text:p>
          </table:table-cell>
          <table:table-cell office:value-type="float" office:value="343">
            <text:p>343</text:p>
          </table:table-cell>
          <table:table-cell table:formula="of:=[.D3]/([.B3]+[.C3])" office:value-type="percentage" office:value="0.195664575014261">
            <text:p>19.57%</text:p>
          </table:table-cell>
        </table:table-row>
        <table:table-row table:style-name="ro1">
          <table:table-cell office:value-type="string">
            <text:p>intensified-worsened</text:p>
          </table:table-cell>
          <table:table-cell office:value-type="float" office:value="705">
            <text:p>705</text:p>
          </table:table-cell>
          <table:table-cell office:value-type="float" office:value="299">
            <text:p>299</text:p>
          </table:table-cell>
          <table:table-cell office:value-type="float" office:value="-406">
            <text:p>-406</text:p>
          </table:table-cell>
          <table:table-cell table:formula="of:=[.D4]/([.B4]+[.C4])" office:value-type="percentage" office:value="-0.404382470119522">
            <text:p>-40.44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5]/([.B5]+[.C5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transformed</text:p>
          </table:table-cell>
          <table:table-cell office:value-type="float" office:value="705">
            <text:p>705</text:p>
          </table:table-cell>
          <table:table-cell office:value-type="float" office:value="1525">
            <text:p>1525</text:p>
          </table:table-cell>
          <table:table-cell office:value-type="float" office:value="820">
            <text:p>820</text:p>
          </table:table-cell>
          <table:table-cell table:formula="of:=[.D6]/([.B6]+[.C6])" office:value-type="percentage" office:value="0.367713004484305">
            <text:p>36.77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7]/([.B7]+[.C7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crazier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float" office:value="-700">
            <text:p>-700</text:p>
          </table:table-cell>
          <table:table-cell table:formula="of:=[.D8]/([.B8]+[.C8])" office:value-type="percentage" office:value="-0.985915492957746">
            <text:p>-98.59%</text:p>
          </table:table-cell>
        </table:table-row>
        <table:table-row table:style-name="ro1">
          <table:table-cell office:value-type="string">
            <text:p>intensified-pumped</text:p>
          </table:table-cell>
          <table:table-cell office:value-type="float" office:value="705">
            <text:p>705</text:p>
          </table:table-cell>
          <table:table-cell office:value-type="float" office:value="253">
            <text:p>253</text:p>
          </table:table-cell>
          <table:table-cell office:value-type="float" office:value="-452">
            <text:p>-452</text:p>
          </table:table-cell>
          <table:table-cell table:formula="of:=[.D9]/([.B9]+[.C9])" office:value-type="percentage" office:value="-0.471816283924843">
            <text:p>-47.18%</text:p>
          </table:table-cell>
        </table:table-row>
        <table:table-row table:style-name="ro1">
          <table:table-cell office:value-type="string">
            <text:p>intensified-more</text:p>
          </table:table-cell>
          <table:table-cell office:value-type="float" office:value="705">
            <text:p>705</text:p>
          </table:table-cell>
          <table:table-cell office:value-type="float" office:value="107887">
            <text:p>107887</text:p>
          </table:table-cell>
          <table:table-cell office:value-type="float" office:value="107182">
            <text:p>107182</text:p>
          </table:table-cell>
          <table:table-cell table:formula="of:=[.D10]/([.B10]+[.C10])" office:value-type="percentage" office:value="0.987015618093414">
            <text:p>98.70%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705">
            <text:p>705</text:p>
          </table:table-cell>
          <table:table-cell office:value-type="float" office:value="10594">
            <text:p>10594</text:p>
          </table:table-cell>
          <table:table-cell office:value-type="float" office:value="9889">
            <text:p>9889</text:p>
          </table:table-cell>
          <table:table-cell table:formula="of:=[.D11]/([.B11]+[.C11])" office:value-type="percentage" office:value="0.87521019559253">
            <text:p>87.52%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office:value-type="float" office:value="5612">
            <text:p>5612</text:p>
          </table:table-cell>
          <table:table-cell office:value-type="float" office:value="4907">
            <text:p>4907</text:p>
          </table:table-cell>
          <table:table-cell table:formula="of:=[.D12]/([.B12]+[.C12])" office:value-type="percentage" office:value="0.776792781383568">
            <text:p>77.68%</text:p>
          </table:table-cell>
        </table:table-row>
        <table:table-row table:style-name="ro1">
          <table:table-cell office:value-type="string">
            <text:p>intensified-exacerbated</text:p>
          </table:table-cell>
          <table:table-cell office:value-type="float" office:value="705">
            <text:p>705</text:p>
          </table:table-cell>
          <table:table-cell office:value-type="float" office:value="290">
            <text:p>290</text:p>
          </table:table-cell>
          <table:table-cell office:value-type="float" office:value="-415">
            <text:p>-415</text:p>
          </table:table-cell>
          <table:table-cell table:formula="of:=[.D13]/([.B13]+[.C13])" office:value-type="percentage" office:value="-0.417085427135678">
            <text:p>-41.71%</text:p>
          </table:table-cell>
        </table:table-row>
        <table:table-row table:style-name="ro1">
          <table:table-cell office:value-type="string">
            <text:p>intensified-deepened</text:p>
          </table:table-cell>
          <table:table-cell office:value-type="float" office:value="705">
            <text:p>705</text:p>
          </table:table-cell>
          <table:table-cell office:value-type="float" office:value="128">
            <text:p>128</text:p>
          </table:table-cell>
          <table:table-cell office:value-type="float" office:value="-577">
            <text:p>-577</text:p>
          </table:table-cell>
          <table:table-cell table:formula="of:=[.D14]/([.B14]+[.C14])" office:value-type="percentage" office:value="-0.692677070828331">
            <text:p>-69.27%</text:p>
          </table:table-cell>
        </table:table-row>
        <table:table-row table:style-name="ro1">
          <table:table-cell office:value-type="string">
            <text:p>intensified-worsen</text:p>
          </table:table-cell>
          <table:table-cell office:value-type="float" office:value="705">
            <text:p>705</text:p>
          </table:table-cell>
          <table:table-cell office:value-type="float" office:value="94">
            <text:p>94</text:p>
          </table:table-cell>
          <table:table-cell office:value-type="float" office:value="-611">
            <text:p>-611</text:p>
          </table:table-cell>
          <table:table-cell table:formula="of:=[.D15]/([.B15]+[.C15])" office:value-type="percentage" office:value="-0.764705882352941">
            <text:p>-76.47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16]/([.B16]+[.C16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17]/([.B17]+[.C17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took</text:p>
          </table:table-cell>
          <table:table-cell office:value-type="float" office:value="18857">
            <text:p>18857</text:p>
          </table:table-cell>
          <table:table-cell office:value-type="float" office:value="23714">
            <text:p>23714</text:p>
          </table:table-cell>
          <table:table-cell office:value-type="float" office:value="4857">
            <text:p>4857</text:p>
          </table:table-cell>
          <table:table-cell table:formula="of:=[.D18]/([.B18]+[.C18])" office:value-type="percentage" office:value="0.114091752601536">
            <text:p>11.41%</text:p>
          </table:table-cell>
        </table:table-row>
        <table:table-row table:style-name="ro1">
          <table:table-cell office:value-type="string">
            <text:p>received-won</text:p>
          </table:table-cell>
          <table:table-cell office:value-type="float" office:value="18857">
            <text:p>18857</text:p>
          </table:table-cell>
          <table:table-cell office:value-type="float" office:value="26252">
            <text:p>26252</text:p>
          </table:table-cell>
          <table:table-cell office:value-type="float" office:value="7395">
            <text:p>7395</text:p>
          </table:table-cell>
          <table:table-cell table:formula="of:=[.D19]/([.B19]+[.C19])" office:value-type="percentage" office:value="0.163936243321732">
            <text:p>16.39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0]/([.B20]+[.C20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received-obtained</text:p>
          </table:table-cell>
          <table:table-cell office:value-type="float" office:value="18857">
            <text:p>18857</text:p>
          </table:table-cell>
          <table:table-cell office:value-type="float" office:value="3500">
            <text:p>3500</text:p>
          </table:table-cell>
          <table:table-cell office:value-type="float" office:value="-15357">
            <text:p>-15357</text:p>
          </table:table-cell>
          <table:table-cell table:formula="of:=[.D21]/([.B21]+[.C21])" office:value-type="percentage" office:value="-0.686898957820817">
            <text:p>-68.69%</text:p>
          </table:table-cell>
        </table:table-row>
        <table:table-row table:style-name="ro1">
          <table:table-cell office:value-type="string">
            <text:p>received-given</text:p>
          </table:table-cell>
          <table:table-cell office:value-type="float" office:value="18857">
            <text:p>18857</text:p>
          </table:table-cell>
          <table:table-cell office:value-type="float" office:value="21627">
            <text:p>21627</text:p>
          </table:table-cell>
          <table:table-cell office:value-type="float" office:value="2770">
            <text:p>2770</text:p>
          </table:table-cell>
          <table:table-cell table:formula="of:=[.D22]/([.B22]+[.C22])" office:value-type="percentage" office:value="0.0684220926785891">
            <text:p>6.84%</text:p>
          </table:table-cell>
        </table:table-row>
        <table:table-row table:style-name="ro1">
          <table:table-cell office:value-type="string">
            <text:p>received-accepted</text:p>
          </table:table-cell>
          <table:table-cell office:value-type="float" office:value="18857">
            <text:p>18857</text:p>
          </table:table-cell>
          <table:table-cell office:value-type="float" office:value="6272">
            <text:p>6272</text:p>
          </table:table-cell>
          <table:table-cell office:value-type="float" office:value="-12585">
            <text:p>-12585</text:p>
          </table:table-cell>
          <table:table-cell table:formula="of:=[.D23]/([.B23]+[.C23])" office:value-type="percentage" office:value="-0.500815790520912">
            <text:p>-50.08%</text:p>
          </table:table-cell>
        </table:table-row>
        <table:table-row table:style-name="ro1">
          <table:table-cell office:value-type="string">
            <text:p>received-get</text:p>
          </table:table-cell>
          <table:table-cell office:value-type="float" office:value="18857">
            <text:p>18857</text:p>
          </table:table-cell>
          <table:table-cell office:value-type="float" office:value="10744">
            <text:p>10744</text:p>
          </table:table-cell>
          <table:table-cell office:value-type="float" office:value="-8113">
            <text:p>-8113</text:p>
          </table:table-cell>
          <table:table-cell table:formula="of:=[.D24]/([.B24]+[.C24])" office:value-type="percentage" office:value="-0.274078578426404">
            <text:p>-27.41%</text:p>
          </table:table-cell>
        </table:table-row>
        <table:table-row table:style-name="ro1">
          <table:table-cell office:value-type="string">
            <text:p>received-take</text:p>
          </table:table-cell>
          <table:table-cell office:value-type="float" office:value="18857">
            <text:p>18857</text:p>
          </table:table-cell>
          <table:table-cell office:value-type="float" office:value="17660">
            <text:p>17660</text:p>
          </table:table-cell>
          <table:table-cell office:value-type="float" office:value="-1197">
            <text:p>-1197</text:p>
          </table:table-cell>
          <table:table-cell table:formula="of:=[.D25]/([.B25]+[.C25])" office:value-type="percentage" office:value="-0.0327792534983706">
            <text:p>-3.28%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office:value-type="float" office:value="5931">
            <text:p>5931</text:p>
          </table:table-cell>
          <table:table-cell office:value-type="float" office:value="-12926">
            <text:p>-12926</text:p>
          </table:table-cell>
          <table:table-cell table:formula="of:=[.D26]/([.B26]+[.C26])" office:value-type="percentage" office:value="-0.521461997740842">
            <text:p>-52.15%</text:p>
          </table:table-cell>
        </table:table-row>
        <table:table-row table:style-name="ro1">
          <table:table-cell office:value-type="string">
            <text:p>sovereign-supreme</text:p>
          </table:table-cell>
          <table:table-cell office:value-type="float" office:value="1752">
            <text:p>1752</text:p>
          </table:table-cell>
          <table:table-cell office:value-type="float" office:value="4280">
            <text:p>4280</text:p>
          </table:table-cell>
          <table:table-cell office:value-type="float" office:value="2528">
            <text:p>2528</text:p>
          </table:table-cell>
          <table:table-cell table:formula="of:=[.D27]/([.B27]+[.C27])" office:value-type="percentage" office:value="0.419098143236074">
            <text:p>41.91%</text:p>
          </table:table-cell>
        </table:table-row>
        <table:table-row table:style-name="ro1">
          <table:table-cell office:value-type="string">
            <text:p>sovereign-emperor</text:p>
          </table:table-cell>
          <table:table-cell office:value-type="float" office:value="1752">
            <text:p>1752</text:p>
          </table:table-cell>
          <table:table-cell office:value-type="float" office:value="7327">
            <text:p>7327</text:p>
          </table:table-cell>
          <table:table-cell office:value-type="float" office:value="5575">
            <text:p>5575</text:p>
          </table:table-cell>
          <table:table-cell table:formula="of:=[.D28]/([.B28]+[.C28])" office:value-type="percentage" office:value="0.614054411278775">
            <text:p>61.41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29]/([.B29]+[.C29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eader</text:p>
          </table:table-cell>
          <table:table-cell office:value-type="float" office:value="1752">
            <text:p>1752</text:p>
          </table:table-cell>
          <table:table-cell office:value-type="float" office:value="8527">
            <text:p>8527</text:p>
          </table:table-cell>
          <table:table-cell office:value-type="float" office:value="6775">
            <text:p>6775</text:p>
          </table:table-cell>
          <table:table-cell table:formula="of:=[.D30]/([.B30]+[.C30])" office:value-type="percentage" office:value="0.659110808444401">
            <text:p>65.91%</text:p>
          </table:table-cell>
        </table:table-row>
        <table:table-row table:style-name="ro1">
          <table:table-cell office:value-type="string">
            <text:p>sovereign-majesty</text:p>
          </table:table-cell>
          <table:table-cell office:value-type="float" office:value="1752">
            <text:p>1752</text:p>
          </table:table-cell>
          <table:table-cell office:value-type="float" office:value="565">
            <text:p>565</text:p>
          </table:table-cell>
          <table:table-cell office:value-type="float" office:value="-1187">
            <text:p>-1187</text:p>
          </table:table-cell>
          <table:table-cell table:formula="of:=[.D31]/([.B31]+[.C31])" office:value-type="percentage" office:value="-0.512300388433319">
            <text:p>-51.23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2]/([.B32]+[.C32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sovereign-royal</text:p>
          </table:table-cell>
          <table:table-cell office:value-type="float" office:value="1752">
            <text:p>1752</text:p>
          </table:table-cell>
          <table:table-cell office:value-type="float" office:value="13690">
            <text:p>13690</text:p>
          </table:table-cell>
          <table:table-cell office:value-type="float" office:value="11938">
            <text:p>11938</text:p>
          </table:table-cell>
          <table:table-cell table:formula="of:=[.D33]/([.B33]+[.C33])" office:value-type="percentage" office:value="0.773086387773605">
            <text:p>77.31%</text:p>
          </table:table-cell>
        </table:table-row>
        <table:table-row table:style-name="ro1">
          <table:table-cell office:value-type="string">
            <text:p>sovereign-lord</text:p>
          </table:table-cell>
          <table:table-cell office:value-type="float" office:value="1752">
            <text:p>1752</text:p>
          </table:table-cell>
          <table:table-cell office:value-type="float" office:value="7753">
            <text:p>7753</text:p>
          </table:table-cell>
          <table:table-cell office:value-type="float" office:value="6001">
            <text:p>6001</text:p>
          </table:table-cell>
          <table:table-cell table:formula="of:=[.D34]/([.B34]+[.C34])" office:value-type="percentage" office:value="0.631351920042083">
            <text:p>63.14%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office:value-type="float" office:value="26668">
            <text:p>26668</text:p>
          </table:table-cell>
          <table:table-cell office:value-type="float" office:value="24916">
            <text:p>24916</text:p>
          </table:table-cell>
          <table:table-cell table:formula="of:=[.D35]/([.B35]+[.C35])" office:value-type="percentage" office:value="0.87670654468684">
            <text:p>87.67%</text:p>
          </table:table-cell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office:value-type="float" office:value="1940">
            <text:p>1940</text:p>
          </table:table-cell>
          <table:table-cell office:value-type="float" office:value="188">
            <text:p>188</text:p>
          </table:table-cell>
          <table:table-cell table:formula="of:=[.D36]/([.B36]+[.C36])" office:value-type="percentage" office:value="0.0509209100758397">
            <text:p>5.09%</text:p>
          </table:table-cell>
        </table:table-row>
        <table:table-row table:style-name="ro1">
          <table:table-cell office:value-type="string">
            <text:p>installment-edition</text:p>
          </table:table-cell>
          <table:table-cell office:value-type="float" office:value="363">
            <text:p>363</text:p>
          </table:table-cell>
          <table:table-cell office:value-type="float" office:value="6679">
            <text:p>6679</text:p>
          </table:table-cell>
          <table:table-cell office:value-type="float" office:value="6316">
            <text:p>6316</text:p>
          </table:table-cell>
          <table:table-cell table:formula="of:=[.D37]/([.B37]+[.C37])" office:value-type="percentage" office:value="0.896904288554388">
            <text:p>89.69%</text:p>
          </table:table-cell>
        </table:table-row>
        <table:table-row table:style-name="ro1">
          <table:table-cell office:value-type="string">
            <text:p>installment-chapter</text:p>
          </table:table-cell>
          <table:table-cell office:value-type="float" office:value="363">
            <text:p>363</text:p>
          </table:table-cell>
          <table:table-cell office:value-type="float" office:value="2551">
            <text:p>2551</text:p>
          </table:table-cell>
          <table:table-cell office:value-type="float" office:value="2188">
            <text:p>2188</text:p>
          </table:table-cell>
          <table:table-cell table:formula="of:=[.D38]/([.B38]+[.C38])" office:value-type="percentage" office:value="0.750857927247769">
            <text:p>75.09%</text:p>
          </table:table-cell>
        </table:table-row>
        <table:table-row table:style-name="ro1">
          <table:table-cell office:value-type="string">
            <text:p>installment-volume</text:p>
          </table:table-cell>
          <table:table-cell office:value-type="float" office:value="363">
            <text:p>363</text:p>
          </table:table-cell>
          <table:table-cell office:value-type="float" office:value="4560">
            <text:p>4560</text:p>
          </table:table-cell>
          <table:table-cell office:value-type="float" office:value="4197">
            <text:p>4197</text:p>
          </table:table-cell>
          <table:table-cell table:formula="of:=[.D39]/([.B39]+[.C39])" office:value-type="percentage" office:value="0.852528945764778">
            <text:p>85.25%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363">
            <text:p>363</text:p>
          </table:table-cell>
          <table:table-cell office:value-type="float" office:value="42045">
            <text:p>42045</text:p>
          </table:table-cell>
          <table:table-cell office:value-type="float" office:value="41682">
            <text:p>41682</text:p>
          </table:table-cell>
          <table:table-cell table:formula="of:=[.D40]/([.B40]+[.C40])" office:value-type="percentage" office:value="0.982880588568195">
            <text:p>98.29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1]/([.B41]+[.C41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installment-release</text:p>
          </table:table-cell>
          <table:table-cell office:value-type="float" office:value="363">
            <text:p>363</text:p>
          </table:table-cell>
          <table:table-cell office:value-type="float" office:value="14505">
            <text:p>14505</text:p>
          </table:table-cell>
          <table:table-cell office:value-type="float" office:value="14142">
            <text:p>14142</text:p>
          </table:table-cell>
          <table:table-cell table:formula="of:=[.D42]/([.B42]+[.C42])" office:value-type="percentage" office:value="0.951170298627926">
            <text:p>95.12%</text:p>
          </table:table-cell>
        </table:table-row>
        <table:table-row table:style-name="ro1">
          <table:table-cell office:value-type="string">
            <text:p>installment-version</text:p>
          </table:table-cell>
          <table:table-cell office:value-type="float" office:value="363">
            <text:p>363</text:p>
          </table:table-cell>
          <table:table-cell office:value-type="float" office:value="18362">
            <text:p>18362</text:p>
          </table:table-cell>
          <table:table-cell office:value-type="float" office:value="17999">
            <text:p>17999</text:p>
          </table:table-cell>
          <table:table-cell table:formula="of:=[.D43]/([.B43]+[.C43])" office:value-type="percentage" office:value="0.961228304405874">
            <text:p>96.12%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office:value-type="float" office:value="9553">
            <text:p>9553</text:p>
          </table:table-cell>
          <table:table-cell office:value-type="float" office:value="9190">
            <text:p>9190</text:p>
          </table:table-cell>
          <table:table-cell table:formula="of:=[.D44]/([.B44]+[.C44])" office:value-type="percentage" office:value="0.926784993949173">
            <text:p>92.68%</text:p>
          </table:table-cell>
        </table:table-row>
        <table:table-row table:style-name="ro1">
          <table:table-cell office:value-type="string">
            <text:p>installment-payment</text:p>
          </table:table-cell>
          <table:table-cell office:value-type="float" office:value="363">
            <text:p>363</text:p>
          </table:table-cell>
          <table:table-cell office:value-type="float" office:value="1162">
            <text:p>1162</text:p>
          </table:table-cell>
          <table:table-cell office:value-type="float" office:value="799">
            <text:p>799</text:p>
          </table:table-cell>
          <table:table-cell table:formula="of:=[.D45]/([.B45]+[.C45])" office:value-type="percentage" office:value="0.523934426229508">
            <text:p>52.39%</text:p>
          </table:table-cell>
        </table:table-row>
        <table:table-row table:style-name="ro1">
          <table:table-cell office:value-type="string">
            <text:p>installment-show</text:p>
          </table:table-cell>
          <table:table-cell office:value-type="float" office:value="363">
            <text:p>363</text:p>
          </table:table-cell>
          <table:table-cell office:value-type="float" office:value="30304">
            <text:p>30304</text:p>
          </table:table-cell>
          <table:table-cell office:value-type="float" office:value="29941">
            <text:p>29941</text:p>
          </table:table-cell>
          <table:table-cell table:formula="of:=[.D46]/([.B46]+[.C46])" office:value-type="percentage" office:value="0.976326344278866">
            <text:p>97.63%</text:p>
          </table:table-cell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office:value-type="float" office:value="53380">
            <text:p>53380</text:p>
          </table:table-cell>
          <table:table-cell office:value-type="float" office:value="53017">
            <text:p>53017</text:p>
          </table:table-cell>
          <table:table-cell table:formula="of:=[.D47]/([.B47]+[.C47])" office:value-type="percentage" office:value="0.986491263978565">
            <text:p>98.65%</text:p>
          </table:table-cell>
        </table:table-row>
        <table:table-row table:style-name="ro1">
          <table:table-cell office:value-type="string">
            <text:p>obligated-expected</text:p>
          </table:table-cell>
          <table:table-cell office:value-type="float" office:value="135">
            <text:p>135</text:p>
          </table:table-cell>
          <table:table-cell office:value-type="float" office:value="5777">
            <text:p>5777</text:p>
          </table:table-cell>
          <table:table-cell office:value-type="float" office:value="5642">
            <text:p>5642</text:p>
          </table:table-cell>
          <table:table-cell table:formula="of:=[.D48]/([.B48]+[.C48])" office:value-type="percentage" office:value="0.954330175913396">
            <text:p>95.43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49]/([.B49]+[.C49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ing</text:p>
          </table:table-cell>
          <table:table-cell office:value-type="float" office:value="135">
            <text:p>135</text:p>
          </table:table-cell>
          <table:table-cell office:value-type="float" office:value="1280">
            <text:p>1280</text:p>
          </table:table-cell>
          <table:table-cell office:value-type="float" office:value="1145">
            <text:p>1145</text:p>
          </table:table-cell>
          <table:table-cell table:formula="of:=[.D50]/([.B50]+[.C50])" office:value-type="percentage" office:value="0.809187279151943">
            <text:p>80.92%</text:p>
          </table:table-cell>
        </table:table-row>
        <table:table-row table:style-name="ro1">
          <table:table-cell office:value-type="string">
            <text:p>obligated-indebted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-22">
            <text:p>-22</text:p>
          </table:table-cell>
          <table:table-cell table:formula="of:=[.D51]/([.B51]+[.C51])" office:value-type="percentage" office:value="-0.0887096774193548">
            <text:p>-8.87%</text:p>
          </table:table-cell>
        </table:table-row>
        <table:table-row table:style-name="ro1">
          <table:table-cell office:value-type="string">
            <text:p>obligated-made</text:p>
          </table:table-cell>
          <table:table-cell office:value-type="float" office:value="135">
            <text:p>135</text:p>
          </table:table-cell>
          <table:table-cell office:value-type="float" office:value="65098">
            <text:p>65098</text:p>
          </table:table-cell>
          <table:table-cell office:value-type="float" office:value="64963">
            <text:p>64963</text:p>
          </table:table-cell>
          <table:table-cell table:formula="of:=[.D52]/([.B52]+[.C52])" office:value-type="percentage" office:value="0.995860990602916">
            <text:p>99.59%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office:value-type="float" office:value="10139">
            <text:p>10139</text:p>
          </table:table-cell>
          <table:table-cell office:value-type="float" office:value="10004">
            <text:p>10004</text:p>
          </table:table-cell>
          <table:table-cell table:formula="of:=[.D53]/([.B53]+[.C53])" office:value-type="percentage" office:value="0.973720070079813">
            <text:p>97.37%</text:p>
          </table:table-cell>
        </table:table-row>
        <table:table-row table:style-name="ro1">
          <table:table-cell office:value-type="string">
            <text:p>obligated-owe</text:p>
          </table:table-cell>
          <table:table-cell office:value-type="float" office:value="135">
            <text:p>135</text:p>
          </table:table-cell>
          <table:table-cell office:value-type="float" office:value="195">
            <text:p>195</text:p>
          </table:table-cell>
          <table:table-cell office:value-type="float" office:value="60">
            <text:p>60</text:p>
          </table:table-cell>
          <table:table-cell table:formula="of:=[.D54]/([.B54]+[.C54])" office:value-type="percentage" office:value="0.181818181818182">
            <text:p>18.18%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office:value-type="float" office:value="7715">
            <text:p>7715</text:p>
          </table:table-cell>
          <table:table-cell office:value-type="float" office:value="7580">
            <text:p>7580</text:p>
          </table:table-cell>
          <table:table-cell table:formula="of:=[.D55]/([.B55]+[.C55])" office:value-type="percentage" office:value="0.965605095541401">
            <text:p>96.56%</text:p>
          </table:table-cell>
        </table:table-row>
        <table:table-row table:style-name="ro1">
          <table:table-cell office:value-type="string">
            <text:p>published-released</text:p>
          </table:table-cell>
          <table:table-cell office:value-type="float" office:value="17271">
            <text:p>17271</text:p>
          </table:table-cell>
          <table:table-cell office:value-type="float" office:value="33872">
            <text:p>33872</text:p>
          </table:table-cell>
          <table:table-cell office:value-type="float" office:value="16601">
            <text:p>16601</text:p>
          </table:table-cell>
          <table:table-cell table:formula="of:=[.D56]/([.B56]+[.C56])" office:value-type="percentage" office:value="0.324599651956279">
            <text:p>32.46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57]/([.B57]+[.C57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58]/([.B58]+[.C58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published-reported</text:p>
          </table:table-cell>
          <table:table-cell office:value-type="float" office:value="17271">
            <text:p>17271</text:p>
          </table:table-cell>
          <table:table-cell office:value-type="float" office:value="10957">
            <text:p>10957</text:p>
          </table:table-cell>
          <table:table-cell office:value-type="float" office:value="-6314">
            <text:p>-6314</text:p>
          </table:table-cell>
          <table:table-cell table:formula="of:=[.D59]/([.B59]+[.C59])" office:value-type="percentage" office:value="-0.223678616976052">
            <text:p>-22.37%</text:p>
          </table:table-cell>
        </table:table-row>
        <table:table-row table:style-name="ro1">
          <table:table-cell office:value-type="string">
            <text:p>published-created</text:p>
          </table:table-cell>
          <table:table-cell office:value-type="float" office:value="17271">
            <text:p>17271</text:p>
          </table:table-cell>
          <table:table-cell office:value-type="float" office:value="17207">
            <text:p>17207</text:p>
          </table:table-cell>
          <table:table-cell office:value-type="float" office:value="-64">
            <text:p>-64</text:p>
          </table:table-cell>
          <table:table-cell table:formula="of:=[.D60]/([.B60]+[.C60])" office:value-type="percentage" office:value="-0.00185625616335054">
            <text:p>-0.19%</text:p>
          </table:table-cell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office:value-type="float" office:value="16943">
            <text:p>16943</text:p>
          </table:table-cell>
          <table:table-cell office:value-type="float" office:value="-328">
            <text:p>-328</text:p>
          </table:table-cell>
          <table:table-cell table:formula="of:=[.D61]/([.B61]+[.C61])" office:value-type="percentage" office:value="-0.00958671888700532">
            <text:p>-0.96%</text:p>
          </table:table-cell>
        </table:table-row>
        <table:table-row table:style-name="ro1">
          <table:table-cell office:value-type="string">
            <text:p>published-write</text:p>
          </table:table-cell>
          <table:table-cell office:value-type="float" office:value="17271">
            <text:p>17271</text:p>
          </table:table-cell>
          <table:table-cell office:value-type="float" office:value="4546">
            <text:p>4546</text:p>
          </table:table-cell>
          <table:table-cell office:value-type="float" office:value="-12725">
            <text:p>-12725</text:p>
          </table:table-cell>
          <table:table-cell table:formula="of:=[.D62]/([.B62]+[.C62])" office:value-type="percentage" office:value="-0.583260759957831">
            <text:p>-58.33%</text:p>
          </table:table-cell>
        </table:table-row>
        <table:table-row table:style-name="ro1">
          <table:table-cell office:value-type="string">
            <text:p>published-wrote</text:p>
          </table:table-cell>
          <table:table-cell office:value-type="float" office:value="17271">
            <text:p>17271</text:p>
          </table:table-cell>
          <table:table-cell office:value-type="float" office:value="15233">
            <text:p>15233</text:p>
          </table:table-cell>
          <table:table-cell office:value-type="float" office:value="-2038">
            <text:p>-2038</text:p>
          </table:table-cell>
          <table:table-cell table:formula="of:=[.D63]/([.B63]+[.C63])" office:value-type="percentage" office:value="-0.0626999753876446">
            <text:p>-6.27%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office:value-type="float" office:value="2446">
            <text:p>2446</text:p>
          </table:table-cell>
          <table:table-cell office:value-type="float" office:value="-14825">
            <text:p>-14825</text:p>
          </table:table-cell>
          <table:table-cell table:formula="of:=[.D64]/([.B64]+[.C64])" office:value-type="percentage" office:value="-0.751889232641883">
            <text:p>-75.1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5]/([.B65]+[.C65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66]/([.B66]+[.C66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67]/([.B67]+[.C67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office:value-type="float" office:value="17377">
            <text:p>17377</text:p>
          </table:table-cell>
          <table:table-cell office:value-type="float" office:value="17239">
            <text:p>17239</text:p>
          </table:table-cell>
          <table:table-cell table:formula="of:=[.D68]/([.B68]+[.C68])" office:value-type="percentage" office:value="0.98424207821867">
            <text:p>98.42%</text:p>
          </table:table-cell>
        </table:table-row>
        <table:table-row table:style-name="ro1">
          <table:table-cell office:value-type="string">
            <text:p>carcass-side</text:p>
          </table:table-cell>
          <table:table-cell office:value-type="float" office:value="138">
            <text:p>138</text:p>
          </table:table-cell>
          <table:table-cell office:value-type="float" office:value="18819">
            <text:p>18819</text:p>
          </table:table-cell>
          <table:table-cell office:value-type="float" office:value="18681">
            <text:p>18681</text:p>
          </table:table-cell>
          <table:table-cell table:formula="of:=[.D69]/([.B69]+[.C69])" office:value-type="percentage" office:value="0.985440734293401">
            <text:p>98.54%</text:p>
          </table:table-cell>
        </table:table-row>
        <table:table-row table:style-name="ro1">
          <table:table-cell office:value-type="string">
            <text:p>carcass-remains</text:p>
          </table:table-cell>
          <table:table-cell office:value-type="float" office:value="138">
            <text:p>138</text:p>
          </table:table-cell>
          <table:table-cell office:value-type="float" office:value="9700">
            <text:p>9700</text:p>
          </table:table-cell>
          <table:table-cell office:value-type="float" office:value="9562">
            <text:p>9562</text:p>
          </table:table-cell>
          <table:table-cell table:formula="of:=[.D70]/([.B70]+[.C70])" office:value-type="percentage" office:value="0.971945517381582">
            <text:p>97.19%</text:p>
          </table:table-cell>
        </table:table-row>
        <table:table-row table:style-name="ro1">
          <table:table-cell office:value-type="string">
            <text:p>carcass-flesh</text:p>
          </table:table-cell>
          <table:table-cell office:value-type="float" office:value="138">
            <text:p>138</text:p>
          </table:table-cell>
          <table:table-cell office:value-type="float" office:value="840">
            <text:p>840</text:p>
          </table:table-cell>
          <table:table-cell office:value-type="float" office:value="702">
            <text:p>702</text:p>
          </table:table-cell>
          <table:table-cell table:formula="of:=[.D71]/([.B71]+[.C71])" office:value-type="percentage" office:value="0.717791411042945">
            <text:p>71.78%</text:p>
          </table:table-cell>
        </table:table-row>
        <table:table-row table:style-name="ro1">
          <table:table-cell office:value-type="string">
            <text:p>carcass-skeleton</text:p>
          </table:table-cell>
          <table:table-cell office:value-type="float" office:value="138">
            <text:p>138</text:p>
          </table:table-cell>
          <table:table-cell office:value-type="float" office:value="700">
            <text:p>700</text:p>
          </table:table-cell>
          <table:table-cell office:value-type="float" office:value="562">
            <text:p>562</text:p>
          </table:table-cell>
          <table:table-cell table:formula="of:=[.D72]/([.B72]+[.C72])" office:value-type="percentage" office:value="0.670644391408115">
            <text:p>67.06%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138">
            <text:p>138</text:p>
          </table:table-cell>
          <table:table-cell office:value-type="float" office:value="401">
            <text:p>401</text:p>
          </table:table-cell>
          <table:table-cell office:value-type="float" office:value="263">
            <text:p>263</text:p>
          </table:table-cell>
          <table:table-cell table:formula="of:=[.D73]/([.B73]+[.C73])" office:value-type="percentage" office:value="0.487940630797774">
            <text:p>48.79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4]/([.B74]+[.C74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colony</text:p>
          </table:table-cell>
          <table:table-cell office:value-type="float" office:value="2802">
            <text:p>2802</text:p>
          </table:table-cell>
          <table:table-cell office:value-type="float" office:value="3324">
            <text:p>3324</text:p>
          </table:table-cell>
          <table:table-cell office:value-type="float" office:value="522">
            <text:p>522</text:p>
          </table:table-cell>
          <table:table-cell table:formula="of:=[.D75]/([.B75]+[.C75])" office:value-type="percentage" office:value="0.0852105778648384">
            <text:p>8.52%</text:p>
          </table:table-cell>
        </table:table-row>
        <table:table-row table:style-name="ro1">
          <table:table-cell office:value-type="string">
            <text:p>satellite-orbitor</text:p>
          </table:table-cell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-2801">
            <text:p>-2801</text:p>
          </table:table-cell>
          <table:table-cell table:formula="of:=[.D76]/([.B76]+[.C76])" office:value-type="percentage" office:value="-0.999286478772743">
            <text:p>-99.93%</text:p>
          </table:table-cell>
        </table:table-row>
        <table:table-row table:style-name="ro1">
          <table:table-cell office:value-type="string">
            <text:p>satellite-orbit</text:p>
          </table:table-cell>
          <table:table-cell office:value-type="float" office:value="2802">
            <text:p>2802</text:p>
          </table:table-cell>
          <table:table-cell office:value-type="float" office:value="2177">
            <text:p>2177</text:p>
          </table:table-cell>
          <table:table-cell office:value-type="float" office:value="-625">
            <text:p>-625</text:p>
          </table:table-cell>
          <table:table-cell table:formula="of:=[.D77]/([.B77]+[.C77])" office:value-type="percentage" office:value="-0.12552721430006">
            <text:p>-12.55%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office:value-type="float" office:value="4438">
            <text:p>4438</text:p>
          </table:table-cell>
          <table:table-cell office:value-type="float" office:value="1636">
            <text:p>1636</text:p>
          </table:table-cell>
          <table:table-cell table:formula="of:=[.D78]/([.B78]+[.C78])" office:value-type="percentage" office:value="0.225966850828729">
            <text:p>22.60%</text:p>
          </table:table-cell>
        </table:table-row>
        <table:table-row table:style-name="ro1">
          <table:table-cell office:value-type="string">
            <text:p>satellite-rocket</text:p>
          </table:table-cell>
          <table:table-cell office:value-type="float" office:value="2802">
            <text:p>2802</text:p>
          </table:table-cell>
          <table:table-cell office:value-type="float" office:value="1456">
            <text:p>1456</text:p>
          </table:table-cell>
          <table:table-cell office:value-type="float" office:value="-1346">
            <text:p>-1346</text:p>
          </table:table-cell>
          <table:table-cell table:formula="of:=[.D79]/([.B79]+[.C79])" office:value-type="percentage" office:value="-0.316110850164396">
            <text:p>-31.61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0]/([.B80]+[.C80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olden</text:p>
          </table:table-cell>
          <table:table-cell office:value-type="float" office:value="11841">
            <text:p>11841</text:p>
          </table:table-cell>
          <table:table-cell office:value-type="float" office:value="30">
            <text:p>30</text:p>
          </table:table-cell>
          <table:table-cell office:value-type="float" office:value="-11811">
            <text:p>-11811</text:p>
          </table:table-cell>
          <table:table-cell table:formula="of:=[.D81]/([.B81]+[.C81])" office:value-type="percentage" office:value="-0.994945665908517">
            <text:p>-99.49%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office:value-type="float" office:value="26221">
            <text:p>26221</text:p>
          </table:table-cell>
          <table:table-cell office:value-type="float" office:value="14380">
            <text:p>14380</text:p>
          </table:table-cell>
          <table:table-cell table:formula="of:=[.D82]/([.B82]+[.C82])" office:value-type="percentage" office:value="0.377804634543639">
            <text:p>37.78%</text:p>
          </table:table-cell>
        </table:table-row>
        <table:table-row table:style-name="ro1">
          <table:table-cell office:value-type="string">
            <text:p>ancient-historic</text:p>
          </table:table-cell>
          <table:table-cell office:value-type="float" office:value="11841">
            <text:p>11841</text:p>
          </table:table-cell>
          <table:table-cell office:value-type="float" office:value="5859">
            <text:p>5859</text:p>
          </table:table-cell>
          <table:table-cell office:value-type="float" office:value="-5982">
            <text:p>-5982</text:p>
          </table:table-cell>
          <table:table-cell table:formula="of:=[.D83]/([.B83]+[.C83])" office:value-type="percentage" office:value="-0.337966101694915">
            <text:p>-33.80%</text:p>
          </table:table-cell>
        </table:table-row>
        <table:table-row table:style-name="ro1">
          <table:table-cell office:value-type="string">
            <text:p>practice-idea</text:p>
          </table:table-cell>
          <table:table-cell office:value-type="float" office:value="9319">
            <text:p>9319</text:p>
          </table:table-cell>
          <table:table-cell office:value-type="float" office:value="7890">
            <text:p>7890</text:p>
          </table:table-cell>
          <table:table-cell office:value-type="float" office:value="-1429">
            <text:p>-1429</text:p>
          </table:table-cell>
          <table:table-cell table:formula="of:=[.D84]/([.B84]+[.C84])" office:value-type="percentage" office:value="-0.0830379452612005">
            <text:p>-8.30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85]/([.B85]+[.C85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action</text:p>
          </table:table-cell>
          <table:table-cell office:value-type="float" office:value="9319">
            <text:p>9319</text:p>
          </table:table-cell>
          <table:table-cell office:value-type="float" office:value="9431">
            <text:p>9431</text:p>
          </table:table-cell>
          <table:table-cell office:value-type="float" office:value="112">
            <text:p>112</text:p>
          </table:table-cell>
          <table:table-cell table:formula="of:=[.D86]/([.B86]+[.C86])" office:value-type="percentage" office:value="0.00597333333333333">
            <text:p>0.6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87]/([.B87]+[.C87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88]/([.B88]+[.C88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89]/([.B89]+[.C89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office:value-type="float" office:value="587">
            <text:p>587</text:p>
          </table:table-cell>
          <table:table-cell office:value-type="float" office:value="-8732">
            <text:p>-8732</text:p>
          </table:table-cell>
          <table:table-cell table:formula="of:=[.D90]/([.B90]+[.C90])" office:value-type="percentage" office:value="-0.881485968100141">
            <text:p>-88.15%</text:p>
          </table:table-cell>
        </table:table-row>
        <table:table-row table:style-name="ro1">
          <table:table-cell office:value-type="string">
            <text:p>practice-learn</text:p>
          </table:table-cell>
          <table:table-cell office:value-type="float" office:value="9319">
            <text:p>9319</text:p>
          </table:table-cell>
          <table:table-cell office:value-type="float" office:value="2279">
            <text:p>2279</text:p>
          </table:table-cell>
          <table:table-cell office:value-type="float" office:value="-7040">
            <text:p>-7040</text:p>
          </table:table-cell>
          <table:table-cell table:formula="of:=[.D91]/([.B91]+[.C91])" office:value-type="percentage" office:value="-0.607001207104673">
            <text:p>-60.70%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office:value-type="float" office:value="23435">
            <text:p>23435</text:p>
          </table:table-cell>
          <table:table-cell office:value-type="float" office:value="14116">
            <text:p>14116</text:p>
          </table:table-cell>
          <table:table-cell table:formula="of:=[.D92]/([.B92]+[.C92])" office:value-type="percentage" office:value="0.430970263173963">
            <text:p>43.10%</text:p>
          </table:table-cell>
        </table:table-row>
        <table:table-row table:style-name="ro1">
          <table:table-cell office:value-type="string">
            <text:p>practice-train</text:p>
          </table:table-cell>
          <table:table-cell office:value-type="float" office:value="9319">
            <text:p>9319</text:p>
          </table:table-cell>
          <table:table-cell office:value-type="float" office:value="5804">
            <text:p>5804</text:p>
          </table:table-cell>
          <table:table-cell office:value-type="float" office:value="-3515">
            <text:p>-3515</text:p>
          </table:table-cell>
          <table:table-cell table:formula="of:=[.D93]/([.B93]+[.C93])" office:value-type="percentage" office:value="-0.232427428420287">
            <text:p>-23.24%</text:p>
          </table:table-cell>
        </table:table-row>
        <table:table-row table:style-name="ro1">
          <table:table-cell office:value-type="string">
            <text:p>practice-do</text:p>
          </table:table-cell>
          <table:table-cell office:value-type="float" office:value="9319">
            <text:p>9319</text:p>
          </table:table-cell>
          <table:table-cell office:value-type="float" office:value="30909">
            <text:p>30909</text:p>
          </table:table-cell>
          <table:table-cell office:value-type="float" office:value="21590">
            <text:p>21590</text:p>
          </table:table-cell>
          <table:table-cell table:formula="of:=[.D94]/([.B94]+[.C94])" office:value-type="percentage" office:value="0.536690862086109">
            <text:p>53.67%</text:p>
          </table:table-cell>
        </table:table-row>
        <table:table-row table:style-name="ro1">
          <table:table-cell office:value-type="string">
            <text:p>practice-rehearse</text:p>
          </table:table-cell>
          <table:table-cell office:value-type="float" office:value="9319">
            <text:p>9319</text:p>
          </table:table-cell>
          <table:table-cell office:value-type="float" office:value="98">
            <text:p>98</text:p>
          </table:table-cell>
          <table:table-cell office:value-type="float" office:value="-9221">
            <text:p>-9221</text:p>
          </table:table-cell>
          <table:table-cell table:formula="of:=[.D95]/([.B95]+[.C95])" office:value-type="percentage" office:value="-0.979186577466284">
            <text:p>-97.92%</text:p>
          </table:table-cell>
        </table:table-row>
        <table:table-row table:style-name="ro1">
          <table:table-cell office:value-type="string">
            <text:p>practice-method</text:p>
          </table:table-cell>
          <table:table-cell office:value-type="float" office:value="9319">
            <text:p>9319</text:p>
          </table:table-cell>
          <table:table-cell office:value-type="float" office:value="7147">
            <text:p>7147</text:p>
          </table:table-cell>
          <table:table-cell office:value-type="float" office:value="-2172">
            <text:p>-2172</text:p>
          </table:table-cell>
          <table:table-cell table:formula="of:=[.D96]/([.B96]+[.C96])" office:value-type="percentage" office:value="-0.131908174420017">
            <text:p>-13.19%</text:p>
          </table:table-cell>
        </table:table-row>
        <table:table-row table:style-name="ro1">
          <table:table-cell office:value-type="string">
            <text:p>practice-routine</text:p>
          </table:table-cell>
          <table:table-cell office:value-type="float" office:value="9319">
            <text:p>9319</text:p>
          </table:table-cell>
          <table:table-cell office:value-type="float" office:value="804">
            <text:p>804</text:p>
          </table:table-cell>
          <table:table-cell office:value-type="float" office:value="-8515">
            <text:p>-8515</text:p>
          </table:table-cell>
          <table:table-cell table:formula="of:=[.D97]/([.B97]+[.C97])" office:value-type="percentage" office:value="-0.841153808159636">
            <text:p>-84.12%</text:p>
          </table:table-cell>
        </table:table-row>
        <table:table-row table:style-name="ro1">
          <table:table-cell office:value-type="string">
            <text:p>practice-custom</text:p>
          </table:table-cell>
          <table:table-cell office:value-type="float" office:value="9319">
            <text:p>9319</text:p>
          </table:table-cell>
          <table:table-cell office:value-type="float" office:value="1752">
            <text:p>1752</text:p>
          </table:table-cell>
          <table:table-cell office:value-type="float" office:value="-7567">
            <text:p>-7567</text:p>
          </table:table-cell>
          <table:table-cell table:formula="of:=[.D98]/([.B98]+[.C98])" office:value-type="percentage" office:value="-0.683497425706802">
            <text:p>-68.35%</text:p>
          </table:table-cell>
        </table:table-row>
        <table:table-row table:style-name="ro1">
          <table:table-cell office:value-type="string">
            <text:p>edited-altered</text:p>
          </table:table-cell>
          <table:table-cell office:value-type="float" office:value="1303">
            <text:p>1303</text:p>
          </table:table-cell>
          <table:table-cell office:value-type="float" office:value="1574">
            <text:p>1574</text:p>
          </table:table-cell>
          <table:table-cell office:value-type="float" office:value="271">
            <text:p>271</text:p>
          </table:table-cell>
          <table:table-cell table:formula="of:=[.D99]/([.B99]+[.C99])" office:value-type="percentage" office:value="0.0941953423705249">
            <text:p>9.42%</text:p>
          </table:table-cell>
        </table:table-row>
        <table:table-row table:style-name="ro1">
          <table:table-cell office:value-type="string">
            <text:p>edited-corrected</text:p>
          </table:table-cell>
          <table:table-cell office:value-type="float" office:value="1303">
            <text:p>1303</text:p>
          </table:table-cell>
          <table:table-cell office:value-type="float" office:value="383">
            <text:p>383</text:p>
          </table:table-cell>
          <table:table-cell office:value-type="float" office:value="-920">
            <text:p>-920</text:p>
          </table:table-cell>
          <table:table-cell table:formula="of:=[.D100]/([.B100]+[.C100])" office:value-type="percentage" office:value="-0.545670225385528">
            <text:p>-54.57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1]/([.B101]+[.C101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2]/([.B102]+[.C102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edited-amended</text:p>
          </table:table-cell>
          <table:table-cell office:value-type="float" office:value="1303">
            <text:p>1303</text:p>
          </table:table-cell>
          <table:table-cell office:value-type="float" office:value="529">
            <text:p>529</text:p>
          </table:table-cell>
          <table:table-cell office:value-type="float" office:value="-774">
            <text:p>-774</text:p>
          </table:table-cell>
          <table:table-cell table:formula="of:=[.D103]/([.B103]+[.C103])" office:value-type="percentage" office:value="-0.422489082969432">
            <text:p>-42.25%</text:p>
          </table:table-cell>
        </table:table-row>
        <table:table-row table:style-name="ro1">
          <table:table-cell office:value-type="string">
            <text:p>edited-correct</text:p>
          </table:table-cell>
          <table:table-cell office:value-type="float" office:value="1303">
            <text:p>1303</text:p>
          </table:table-cell>
          <table:table-cell office:value-type="float" office:value="2589">
            <text:p>2589</text:p>
          </table:table-cell>
          <table:table-cell office:value-type="float" office:value="1286">
            <text:p>1286</text:p>
          </table:table-cell>
          <table:table-cell table:formula="of:=[.D104]/([.B104]+[.C104])" office:value-type="percentage" office:value="0.330421377183967">
            <text:p>33.04%</text:p>
          </table:table-cell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office:value-type="float" office:value="1580">
            <text:p>1580</text:p>
          </table:table-cell>
          <table:table-cell office:value-type="float" office:value="277">
            <text:p>277</text:p>
          </table:table-cell>
          <table:table-cell table:formula="of:=[.D105]/([.B105]+[.C105])" office:value-type="percentage" office:value="0.0960804717308359">
            <text:p>9.61%</text:p>
          </table:table-cell>
        </table:table-row>
        <table:table-row table:style-name="ro1">
          <table:table-cell office:value-type="string">
            <text:p>edited-proofread</text:p>
          </table:table-cell>
          <table:table-cell office:value-type="float" office:value="1303">
            <text:p>1303</text:p>
          </table:table-cell>
          <table:table-cell office:value-type="float" office:value="7">
            <text:p>7</text:p>
          </table:table-cell>
          <table:table-cell office:value-type="float" office:value="-1296">
            <text:p>-1296</text:p>
          </table:table-cell>
          <table:table-cell table:formula="of:=[.D106]/([.B106]+[.C106])" office:value-type="percentage" office:value="-0.989312977099237">
            <text:p>-98.93%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303">
            <text:p>1303</text:p>
          </table:table-cell>
          <table:table-cell office:value-type="float" office:value="3124">
            <text:p>3124</text:p>
          </table:table-cell>
          <table:table-cell office:value-type="float" office:value="1821">
            <text:p>1821</text:p>
          </table:table-cell>
          <table:table-cell table:formula="of:=[.D107]/([.B107]+[.C107])" office:value-type="percentage" office:value="0.411339507567201">
            <text:p>41.13%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office:value-type="float" office:value="10097">
            <text:p>10097</text:p>
          </table:table-cell>
          <table:table-cell office:value-type="float" office:value="8794">
            <text:p>8794</text:p>
          </table:table-cell>
          <table:table-cell table:formula="of:=[.D108]/([.B108]+[.C108])" office:value-type="percentage" office:value="0.77140350877193">
            <text:p>77.14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09]/([.B109]+[.C109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0]/([.B110]+[.C110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ssault</text:p>
          </table:table-cell>
          <table:table-cell office:value-type="float" office:value="1509">
            <text:p>1509</text:p>
          </table:table-cell>
          <table:table-cell office:value-type="float" office:value="1627">
            <text:p>1627</text:p>
          </table:table-cell>
          <table:table-cell office:value-type="float" office:value="118">
            <text:p>118</text:p>
          </table:table-cell>
          <table:table-cell table:formula="of:=[.D111]/([.B111]+[.C111])" office:value-type="percentage" office:value="0.0376275510204082">
            <text:p>3.76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2]/([.B112]+[.C112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raided</text:p>
          </table:table-cell>
          <table:table-cell office:value-type="float" office:value="1509">
            <text:p>1509</text:p>
          </table:table-cell>
          <table:table-cell office:value-type="float" office:value="349">
            <text:p>349</text:p>
          </table:table-cell>
          <table:table-cell office:value-type="float" office:value="-1160">
            <text:p>-1160</text:p>
          </table:table-cell>
          <table:table-cell table:formula="of:=[.D113]/([.B113]+[.C113])" office:value-type="percentage" office:value="-0.624327233584499">
            <text:p>-62.43%</text:p>
          </table:table-cell>
        </table:table-row>
        <table:table-row table:style-name="ro1">
          <table:table-cell office:value-type="string">
            <text:p>invaded-trespass</text:p>
          </table:table-cell>
          <table:table-cell office:value-type="float" office:value="1509">
            <text:p>1509</text:p>
          </table:table-cell>
          <table:table-cell office:value-type="float" office:value="63">
            <text:p>63</text:p>
          </table:table-cell>
          <table:table-cell office:value-type="float" office:value="-1446">
            <text:p>-1446</text:p>
          </table:table-cell>
          <table:table-cell table:formula="of:=[.D114]/([.B114]+[.C114])" office:value-type="percentage" office:value="-0.919847328244275">
            <text:p>-91.98%</text:p>
          </table:table-cell>
        </table:table-row>
        <table:table-row table:style-name="ro1">
          <table:table-cell office:value-type="string">
            <text:p>invaded-entered</text:p>
          </table:table-cell>
          <table:table-cell office:value-type="float" office:value="1509">
            <text:p>1509</text:p>
          </table:table-cell>
          <table:table-cell office:value-type="float" office:value="6055">
            <text:p>6055</text:p>
          </table:table-cell>
          <table:table-cell office:value-type="float" office:value="4546">
            <text:p>4546</text:p>
          </table:table-cell>
          <table:table-cell table:formula="of:=[.D115]/([.B115]+[.C115])" office:value-type="percentage" office:value="0.601004759386568">
            <text:p>60.10%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office:value-type="float" office:value="3355">
            <text:p>3355</text:p>
          </table:table-cell>
          <table:table-cell office:value-type="float" office:value="1846">
            <text:p>1846</text:p>
          </table:table-cell>
          <table:table-cell table:formula="of:=[.D116]/([.B116]+[.C116])" office:value-type="percentage" office:value="0.379523026315789">
            <text:p>37.95%</text:p>
          </table:table-cell>
        </table:table-row>
        <table:table-row table:style-name="ro1">
          <table:table-cell office:value-type="string">
            <text:p>invaded-conquered</text:p>
          </table:table-cell>
          <table:table-cell office:value-type="float" office:value="1509">
            <text:p>1509</text:p>
          </table:table-cell>
          <table:table-cell office:value-type="float" office:value="2004">
            <text:p>2004</text:p>
          </table:table-cell>
          <table:table-cell office:value-type="float" office:value="495">
            <text:p>495</text:p>
          </table:table-cell>
          <table:table-cell table:formula="of:=[.D117]/([.B117]+[.C117])" office:value-type="percentage" office:value="0.140905209222886">
            <text:p>14.09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18]/([.B118]+[.C118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19]/([.B119]+[.C119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villian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-421">
            <text:p>-421</text:p>
          </table:table-cell>
          <table:table-cell table:formula="of:=[.D120]/([.B120]+[.C120])" office:value-type="percentage" office:value="-0.995271867612293">
            <text:p>-99.53%</text:p>
          </table:table-cell>
        </table:table-row>
        <table:table-row table:style-name="ro1">
          <table:table-cell office:value-type="string">
            <text:p>antagonist-contender</text:p>
          </table:table-cell>
          <table:table-cell office:value-type="float" office:value="422">
            <text:p>422</text:p>
          </table:table-cell>
          <table:table-cell office:value-type="float" office:value="473">
            <text:p>473</text:p>
          </table:table-cell>
          <table:table-cell office:value-type="float" office:value="51">
            <text:p>51</text:p>
          </table:table-cell>
          <table:table-cell table:formula="of:=[.D121]/([.B121]+[.C121])" office:value-type="percentage" office:value="0.0569832402234637">
            <text:p>5.70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2]/([.B122]+[.C122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antagonist-character</text:p>
          </table:table-cell>
          <table:table-cell office:value-type="float" office:value="422">
            <text:p>422</text:p>
          </table:table-cell>
          <table:table-cell office:value-type="float" office:value="14470">
            <text:p>14470</text:p>
          </table:table-cell>
          <table:table-cell office:value-type="float" office:value="14048">
            <text:p>14048</text:p>
          </table:table-cell>
          <table:table-cell table:formula="of:=[.D123]/([.B123]+[.C123])" office:value-type="percentage" office:value="0.943325275315606">
            <text:p>94.33%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office:value-type="float" office:value="3272">
            <text:p>3272</text:p>
          </table:table-cell>
          <table:table-cell office:value-type="float" office:value="2850">
            <text:p>2850</text:p>
          </table:table-cell>
          <table:table-cell table:formula="of:=[.D124]/([.B124]+[.C124])" office:value-type="percentage" office:value="0.771521386031402">
            <text:p>77.15%</text:p>
          </table:table-cell>
        </table:table-row>
        <table:table-row table:style-name="ro1">
          <table:table-cell office:value-type="string">
            <text:p>antagonist-opponent</text:p>
          </table:table-cell>
          <table:table-cell office:value-type="float" office:value="422">
            <text:p>422</text:p>
          </table:table-cell>
          <table:table-cell office:value-type="float" office:value="1916">
            <text:p>1916</text:p>
          </table:table-cell>
          <table:table-cell office:value-type="float" office:value="1494">
            <text:p>1494</text:p>
          </table:table-cell>
          <table:table-cell table:formula="of:=[.D125]/([.B125]+[.C125])" office:value-type="percentage" office:value="0.639007698887938">
            <text:p>63.90%</text:p>
          </table:table-cell>
        </table:table-row>
        <table:table-row table:style-name="ro1">
          <table:table-cell office:value-type="string">
            <text:p>antagonist-rival</text:p>
          </table:table-cell>
          <table:table-cell office:value-type="float" office:value="422">
            <text:p>422</text:p>
          </table:table-cell>
          <table:table-cell office:value-type="float" office:value="2671">
            <text:p>2671</text:p>
          </table:table-cell>
          <table:table-cell office:value-type="float" office:value="2249">
            <text:p>2249</text:p>
          </table:table-cell>
          <table:table-cell table:formula="of:=[.D126]/([.B126]+[.C126])" office:value-type="percentage" office:value="0.727125767862916">
            <text:p>72.71%</text:p>
          </table:table-cell>
        </table:table-row>
        <table:table-row table:style-name="ro1">
          <table:table-cell office:value-type="string">
            <text:p>antagonist-pest</text:p>
          </table:table-cell>
          <table:table-cell office:value-type="float" office:value="422">
            <text:p>422</text:p>
          </table:table-cell>
          <table:table-cell office:value-type="float" office:value="308">
            <text:p>308</text:p>
          </table:table-cell>
          <table:table-cell office:value-type="float" office:value="-114">
            <text:p>-114</text:p>
          </table:table-cell>
          <table:table-cell table:formula="of:=[.D127]/([.B127]+[.C127])" office:value-type="percentage" office:value="-0.156164383561644">
            <text:p>-15.62%</text:p>
          </table:table-cell>
        </table:table-row>
        <table:table-row table:style-name="ro1">
          <table:table-cell office:value-type="string">
            <text:p>antagonist-evil</text:p>
          </table:table-cell>
          <table:table-cell office:value-type="float" office:value="422">
            <text:p>422</text:p>
          </table:table-cell>
          <table:table-cell office:value-type="float" office:value="2773">
            <text:p>2773</text:p>
          </table:table-cell>
          <table:table-cell office:value-type="float" office:value="2351">
            <text:p>2351</text:p>
          </table:table-cell>
          <table:table-cell table:formula="of:=[.D128]/([.B128]+[.C128])" office:value-type="percentage" office:value="0.735837245696401">
            <text:p>73.58%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422">
            <text:p>422</text:p>
          </table:table-cell>
          <table:table-cell office:value-type="float" office:value="651">
            <text:p>651</text:p>
          </table:table-cell>
          <table:table-cell office:value-type="float" office:value="229">
            <text:p>229</text:p>
          </table:table-cell>
          <table:table-cell table:formula="of:=[.D129]/([.B129]+[.C129])" office:value-type="percentage" office:value="0.213420316868593">
            <text:p>21.34%</text:p>
          </table:table-cell>
        </table:table-row>
        <table:table-row table:style-name="ro1">
          <table:table-cell office:value-type="string">
            <text:p>combat-battle</text:p>
          </table:table-cell>
          <table:table-cell office:value-type="float" office:value="3265">
            <text:p>3265</text:p>
          </table:table-cell>
          <table:table-cell office:value-type="float" office:value="13390">
            <text:p>13390</text:p>
          </table:table-cell>
          <table:table-cell office:value-type="float" office:value="10125">
            <text:p>10125</text:p>
          </table:table-cell>
          <table:table-cell table:formula="of:=[.D130]/([.B130]+[.C130])" office:value-type="percentage" office:value="0.607925547883519">
            <text:p>60.79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1]/([.B131]+[.C131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office:value-type="float" office:value="5174">
            <text:p>5174</text:p>
          </table:table-cell>
          <table:table-cell office:value-type="float" office:value="1909">
            <text:p>1909</text:p>
          </table:table-cell>
          <table:table-cell table:formula="of:=[.D132]/([.B132]+[.C132])" office:value-type="percentage" office:value="0.226211636449816">
            <text:p>22.62%</text:p>
          </table:table-cell>
        </table:table-row>
        <table:table-row table:style-name="ro1">
          <table:table-cell office:value-type="string">
            <text:p>combat-fighting</text:p>
          </table:table-cell>
          <table:table-cell office:value-type="float" office:value="3265">
            <text:p>3265</text:p>
          </table:table-cell>
          <table:table-cell office:value-type="float" office:value="4312">
            <text:p>4312</text:p>
          </table:table-cell>
          <table:table-cell office:value-type="float" office:value="1047">
            <text:p>1047</text:p>
          </table:table-cell>
          <table:table-cell table:formula="of:=[.D133]/([.B133]+[.C133])" office:value-type="percentage" office:value="0.138181338260525">
            <text:p>13.82%</text:p>
          </table:table-cell>
        </table:table-row>
        <table:table-row table:style-name="ro1">
          <table:table-cell office:value-type="string">
            <text:p>combat-war</text:p>
          </table:table-cell>
          <table:table-cell office:value-type="float" office:value="3265">
            <text:p>3265</text:p>
          </table:table-cell>
          <table:table-cell office:value-type="float" office:value="48631">
            <text:p>48631</text:p>
          </table:table-cell>
          <table:table-cell office:value-type="float" office:value="45366">
            <text:p>45366</text:p>
          </table:table-cell>
          <table:table-cell table:formula="of:=[.D134]/([.B134]+[.C134])" office:value-type="percentage" office:value="0.874171419762602">
            <text:p>87.42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5]/([.B135]+[.C135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especially</text:p>
          </table:table-cell>
          <table:table-cell office:value-type="float" office:value="1719">
            <text:p>1719</text:p>
          </table:table-cell>
          <table:table-cell office:value-type="float" office:value="15719">
            <text:p>15719</text:p>
          </table:table-cell>
          <table:table-cell office:value-type="float" office:value="14000">
            <text:p>14000</text:p>
          </table:table-cell>
          <table:table-cell table:formula="of:=[.D136]/([.B136]+[.C136])" office:value-type="percentage" office:value="0.802844362885652">
            <text:p>80.28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37]/([.B137]+[.C137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predominantly-more</text:p>
          </table:table-cell>
          <table:table-cell office:value-type="float" office:value="1719">
            <text:p>1719</text:p>
          </table:table-cell>
          <table:table-cell office:value-type="float" office:value="107887">
            <text:p>107887</text:p>
          </table:table-cell>
          <table:table-cell office:value-type="float" office:value="106168">
            <text:p>106168</text:p>
          </table:table-cell>
          <table:table-cell table:formula="of:=[.D138]/([.B138]+[.C138])" office:value-type="percentage" office:value="0.968633104027152">
            <text:p>96.86%</text:p>
          </table:table-cell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office:value-type="float" office:value="8083">
            <text:p>8083</text:p>
          </table:table-cell>
          <table:table-cell office:value-type="float" office:value="6364">
            <text:p>6364</text:p>
          </table:table-cell>
          <table:table-cell table:formula="of:=[.D139]/([.B139]+[.C139])" office:value-type="percentage" office:value="0.64925525402979">
            <text:p>64.93%</text:p>
          </table:table-cell>
        </table:table-row>
        <table:table-row table:style-name="ro1">
          <table:table-cell office:value-type="string">
            <text:p>predominantly-majority</text:p>
          </table:table-cell>
          <table:table-cell office:value-type="float" office:value="1719">
            <text:p>1719</text:p>
          </table:table-cell>
          <table:table-cell office:value-type="float" office:value="10466">
            <text:p>10466</text:p>
          </table:table-cell>
          <table:table-cell office:value-type="float" office:value="8747">
            <text:p>8747</text:p>
          </table:table-cell>
          <table:table-cell table:formula="of:=[.D140]/([.B140]+[.C140])" office:value-type="percentage" office:value="0.717849815346738">
            <text:p>71.78%</text:p>
          </table:table-cell>
        </table:table-row>
        <table:table-row table:style-name="ro1">
          <table:table-cell office:value-type="string">
            <text:p>predominantly-biggest</text:p>
          </table:table-cell>
          <table:table-cell office:value-type="float" office:value="1719">
            <text:p>1719</text:p>
          </table:table-cell>
          <table:table-cell office:value-type="float" office:value="3592">
            <text:p>3592</text:p>
          </table:table-cell>
          <table:table-cell office:value-type="float" office:value="1873">
            <text:p>1873</text:p>
          </table:table-cell>
          <table:table-cell table:formula="of:=[.D141]/([.B141]+[.C141])" office:value-type="percentage" office:value="0.352664281679533">
            <text:p>35.27%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office:value-type="float" office:value="9774">
            <text:p>9774</text:p>
          </table:table-cell>
          <table:table-cell office:value-type="float" office:value="8055">
            <text:p>8055</text:p>
          </table:table-cell>
          <table:table-cell table:formula="of:=[.D142]/([.B142]+[.C142])" office:value-type="percentage" office:value="0.700861393891934">
            <text:p>70.09%</text:p>
          </table:table-cell>
        </table:table-row>
        <table:table-row table:style-name="ro1">
          <table:table-cell office:value-type="string">
            <text:p>retired-ex</text:p>
          </table:table-cell>
          <table:table-cell office:value-type="float" office:value="3834">
            <text:p>3834</text:p>
          </table:table-cell>
          <table:table-cell office:value-type="float" office:value="586">
            <text:p>586</text:p>
          </table:table-cell>
          <table:table-cell office:value-type="float" office:value="-3248">
            <text:p>-3248</text:p>
          </table:table-cell>
          <table:table-cell table:formula="of:=[.D143]/([.B143]+[.C143])" office:value-type="percentage" office:value="-0.734841628959276">
            <text:p>-73.48%</text:p>
          </table:table-cell>
        </table:table-row>
        <table:table-row table:style-name="ro1">
          <table:table-cell office:value-type="string">
            <text:p>retired-inactive</text:p>
          </table:table-cell>
          <table:table-cell office:value-type="float" office:value="3834">
            <text:p>3834</text:p>
          </table:table-cell>
          <table:table-cell office:value-type="float" office:value="357">
            <text:p>357</text:p>
          </table:table-cell>
          <table:table-cell office:value-type="float" office:value="-3477">
            <text:p>-3477</text:p>
          </table:table-cell>
          <table:table-cell table:formula="of:=[.D144]/([.B144]+[.C144])" office:value-type="percentage" office:value="-0.829634931997137">
            <text:p>-82.96%</text:p>
          </table:table-cell>
        </table:table-row>
        <table:table-row table:style-name="ro1">
          <table:table-cell office:value-type="string">
            <text:p>retired-older</text:p>
          </table:table-cell>
          <table:table-cell office:value-type="float" office:value="3834">
            <text:p>3834</text:p>
          </table:table-cell>
          <table:table-cell office:value-type="float" office:value="14148">
            <text:p>14148</text:p>
          </table:table-cell>
          <table:table-cell office:value-type="float" office:value="10314">
            <text:p>10314</text:p>
          </table:table-cell>
          <table:table-cell table:formula="of:=[.D145]/([.B145]+[.C145])" office:value-type="percentage" office:value="0.573573573573573">
            <text:p>57.36%</text:p>
          </table:table-cell>
        </table:table-row>
        <table:table-row table:style-name="ro1">
          <table:table-cell office:value-type="string">
            <text:p>retired-departed</text:p>
          </table:table-cell>
          <table:table-cell office:value-type="float" office:value="3834">
            <text:p>3834</text:p>
          </table:table-cell>
          <table:table-cell office:value-type="float" office:value="847">
            <text:p>847</text:p>
          </table:table-cell>
          <table:table-cell office:value-type="float" office:value="-2987">
            <text:p>-2987</text:p>
          </table:table-cell>
          <table:table-cell table:formula="of:=[.D146]/([.B146]+[.C146])" office:value-type="percentage" office:value="-0.638111514633625">
            <text:p>-63.81%</text:p>
          </table:table-cell>
        </table:table-row>
        <table:table-row table:style-name="ro1">
          <table:table-cell office:value-type="string">
            <text:p>retired-finished</text:p>
          </table:table-cell>
          <table:table-cell office:value-type="float" office:value="3834">
            <text:p>3834</text:p>
          </table:table-cell>
          <table:table-cell office:value-type="float" office:value="8105">
            <text:p>8105</text:p>
          </table:table-cell>
          <table:table-cell office:value-type="float" office:value="4271">
            <text:p>4271</text:p>
          </table:table-cell>
          <table:table-cell table:formula="of:=[.D147]/([.B147]+[.C147])" office:value-type="percentage" office:value="0.357735153697965">
            <text:p>35.77%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office:value-type="float" office:value="23808">
            <text:p>23808</text:p>
          </table:table-cell>
          <table:table-cell office:value-type="float" office:value="19974">
            <text:p>19974</text:p>
          </table:table-cell>
          <table:table-cell table:formula="of:=[.D148]/([.B148]+[.C148])" office:value-type="percentage" office:value="0.722596049489907">
            <text:p>72.26%</text:p>
          </table:table-cell>
        </table:table-row>
        <table:table-row table:style-name="ro1">
          <table:table-cell office:value-type="string">
            <text:p>retired-termed</text:p>
          </table:table-cell>
          <table:table-cell office:value-type="float" office:value="3834">
            <text:p>3834</text:p>
          </table:table-cell>
          <table:table-cell office:value-type="float" office:value="1639">
            <text:p>1639</text:p>
          </table:table-cell>
          <table:table-cell office:value-type="float" office:value="-2195">
            <text:p>-2195</text:p>
          </table:table-cell>
          <table:table-cell table:formula="of:=[.D149]/([.B149]+[.C149])" office:value-type="percentage" office:value="-0.401059747853097">
            <text:p>-40.11%</text:p>
          </table:table-cell>
        </table:table-row>
        <table:table-row table:style-name="ro1">
          <table:table-cell office:value-type="string">
            <text:p>retired-unemployed</text:p>
          </table:table-cell>
          <table:table-cell office:value-type="float" office:value="3834">
            <text:p>3834</text:p>
          </table:table-cell>
          <table:table-cell office:value-type="float" office:value="421">
            <text:p>421</text:p>
          </table:table-cell>
          <table:table-cell office:value-type="float" office:value="-3413">
            <text:p>-3413</text:p>
          </table:table-cell>
          <table:table-cell table:formula="of:=[.D150]/([.B150]+[.C150])" office:value-type="percentage" office:value="-0.802115158636898">
            <text:p>-80.21%</text:p>
          </table:table-cell>
        </table:table-row>
        <table:table-row table:style-name="ro1">
          <table:table-cell office:value-type="string">
            <text:p>retired-old</text:p>
          </table:table-cell>
          <table:table-cell office:value-type="float" office:value="3834">
            <text:p>3834</text:p>
          </table:table-cell>
          <table:table-cell office:value-type="float" office:value="26221">
            <text:p>26221</text:p>
          </table:table-cell>
          <table:table-cell office:value-type="float" office:value="22387">
            <text:p>22387</text:p>
          </table:table-cell>
          <table:table-cell table:formula="of:=[.D151]/([.B151]+[.C151])" office:value-type="percentage" office:value="0.744867742472134">
            <text:p>74.49%</text:p>
          </table:table-cell>
        </table:table-row>
        <table:table-row table:style-name="ro1">
          <table:table-cell office:value-type="string">
            <text:p>retired-depart</text:p>
          </table:table-cell>
          <table:table-cell office:value-type="float" office:value="3834">
            <text:p>3834</text:p>
          </table:table-cell>
          <table:table-cell office:value-type="float" office:value="354">
            <text:p>354</text:p>
          </table:table-cell>
          <table:table-cell office:value-type="float" office:value="-3480">
            <text:p>-3480</text:p>
          </table:table-cell>
          <table:table-cell table:formula="of:=[.D152]/([.B152]+[.C152])" office:value-type="percentage" office:value="-0.830945558739255">
            <text:p>-83.09%</text:p>
          </table:table-cell>
        </table:table-row>
        <table:table-row table:style-name="ro1">
          <table:table-cell office:value-type="string">
            <text:p>retired-stopped</text:p>
          </table:table-cell>
          <table:table-cell office:value-type="float" office:value="3834">
            <text:p>3834</text:p>
          </table:table-cell>
          <table:table-cell office:value-type="float" office:value="2583">
            <text:p>2583</text:p>
          </table:table-cell>
          <table:table-cell office:value-type="float" office:value="-1251">
            <text:p>-1251</text:p>
          </table:table-cell>
          <table:table-cell table:formula="of:=[.D153]/([.B153]+[.C153])" office:value-type="percentage" office:value="-0.194950911640954">
            <text:p>-19.50%</text:p>
          </table:table-cell>
        </table:table-row>
        <table:table-row table:style-name="ro1">
          <table:table-cell office:value-type="string">
            <text:p>retired-left</text:p>
          </table:table-cell>
          <table:table-cell office:value-type="float" office:value="3834">
            <text:p>3834</text:p>
          </table:table-cell>
          <table:table-cell office:value-type="float" office:value="22791">
            <text:p>22791</text:p>
          </table:table-cell>
          <table:table-cell office:value-type="float" office:value="18957">
            <text:p>18957</text:p>
          </table:table-cell>
          <table:table-cell table:formula="of:=[.D154]/([.B154]+[.C154])" office:value-type="percentage" office:value="0.712">
            <text:p>71.20%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office:value-type="float" office:value="977">
            <text:p>977</text:p>
          </table:table-cell>
          <table:table-cell office:value-type="float" office:value="-2857">
            <text:p>-2857</text:p>
          </table:table-cell>
          <table:table-cell table:formula="of:=[.D155]/([.B155]+[.C155])" office:value-type="percentage" office:value="-0.593847432966119">
            <text:p>-59.38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56]/([.B156]+[.C156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formed</text:p>
          </table:table-cell>
          <table:table-cell office:value-type="float" office:value="11843">
            <text:p>11843</text:p>
          </table:table-cell>
          <table:table-cell office:value-type="float" office:value="15058">
            <text:p>15058</text:p>
          </table:table-cell>
          <table:table-cell office:value-type="float" office:value="3215">
            <text:p>3215</text:p>
          </table:table-cell>
          <table:table-cell table:formula="of:=[.D157]/([.B157]+[.C157])" office:value-type="percentage" office:value="0.119512285788632">
            <text:p>11.95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58]/([.B158]+[.C158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start</text:p>
          </table:table-cell>
          <table:table-cell office:value-type="float" office:value="11843">
            <text:p>11843</text:p>
          </table:table-cell>
          <table:table-cell office:value-type="float" office:value="8841">
            <text:p>8841</text:p>
          </table:table-cell>
          <table:table-cell office:value-type="float" office:value="-3002">
            <text:p>-3002</text:p>
          </table:table-cell>
          <table:table-cell table:formula="of:=[.D159]/([.B159]+[.C159])" office:value-type="percentage" office:value="-0.145136337265519">
            <text:p>-14.51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0]/([.B160]+[.C160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1]/([.B161]+[.C161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claimed</text:p>
          </table:table-cell>
          <table:table-cell office:value-type="float" office:value="11843">
            <text:p>11843</text:p>
          </table:table-cell>
          <table:table-cell office:value-type="float" office:value="8531">
            <text:p>8531</text:p>
          </table:table-cell>
          <table:table-cell office:value-type="float" office:value="-3312">
            <text:p>-3312</text:p>
          </table:table-cell>
          <table:table-cell table:formula="of:=[.D162]/([.B162]+[.C162])" office:value-type="percentage" office:value="-0.162560125650339">
            <text:p>-16.26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3]/([.B163]+[.C163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64]/([.B164]+[.C164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5]/([.B165]+[.C165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66]/([.B166]+[.C166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67]/([.B167]+[.C167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office:value-type="float" office:value="17207">
            <text:p>17207</text:p>
          </table:table-cell>
          <table:table-cell office:value-type="float" office:value="5364">
            <text:p>5364</text:p>
          </table:table-cell>
          <table:table-cell table:formula="of:=[.D168]/([.B168]+[.C168])" office:value-type="percentage" office:value="0.184647160068847">
            <text:p>18.46%</text:p>
          </table:table-cell>
        </table:table-row>
        <table:table-row table:style-name="ro1">
          <table:table-cell office:value-type="string">
            <text:p>founded-establish</text:p>
          </table:table-cell>
          <table:table-cell office:value-type="float" office:value="11843">
            <text:p>11843</text:p>
          </table:table-cell>
          <table:table-cell office:value-type="float" office:value="3185">
            <text:p>3185</text:p>
          </table:table-cell>
          <table:table-cell office:value-type="float" office:value="-8658">
            <text:p>-8658</text:p>
          </table:table-cell>
          <table:table-cell table:formula="of:=[.D169]/([.B169]+[.C169])" office:value-type="percentage" office:value="-0.576124567474048">
            <text:p>-57.61%</text:p>
          </table:table-cell>
        </table:table-row>
        <table:table-row table:style-name="ro1">
          <table:table-cell office:value-type="string">
            <text:p>founded-established</text:p>
          </table:table-cell>
          <table:table-cell office:value-type="float" office:value="11843">
            <text:p>11843</text:p>
          </table:table-cell>
          <table:table-cell office:value-type="float" office:value="17943">
            <text:p>17943</text:p>
          </table:table-cell>
          <table:table-cell office:value-type="float" office:value="6100">
            <text:p>6100</text:p>
          </table:table-cell>
          <table:table-cell table:formula="of:=[.D170]/([.B170]+[.C170])" office:value-type="percentage" office:value="0.2047941986168">
            <text:p>20.48%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office:value-type="float" office:value="14670">
            <text:p>14670</text:p>
          </table:table-cell>
          <table:table-cell office:value-type="float" office:value="2827">
            <text:p>2827</text:p>
          </table:table-cell>
          <table:table-cell table:formula="of:=[.D171]/([.B171]+[.C171])" office:value-type="percentage" office:value="0.106626937728661">
            <text:p>10.66%</text:p>
          </table:table-cell>
        </table:table-row>
        <table:table-row table:style-name="ro1">
          <table:table-cell office:value-type="string">
            <text:p>founded-conquered</text:p>
          </table:table-cell>
          <table:table-cell office:value-type="float" office:value="11843">
            <text:p>11843</text:p>
          </table:table-cell>
          <table:table-cell office:value-type="float" office:value="2004">
            <text:p>2004</text:p>
          </table:table-cell>
          <table:table-cell office:value-type="float" office:value="-9839">
            <text:p>-9839</text:p>
          </table:table-cell>
          <table:table-cell table:formula="of:=[.D172]/([.B172]+[.C172])" office:value-type="percentage" office:value="-0.710551021881996">
            <text:p>-71.06%</text:p>
          </table:table-cell>
        </table:table-row>
        <table:table-row table:style-name="ro1">
          <table:table-cell office:value-type="string">
            <text:p>founded-built</text:p>
          </table:table-cell>
          <table:table-cell office:value-type="float" office:value="11843">
            <text:p>11843</text:p>
          </table:table-cell>
          <table:table-cell office:value-type="float" office:value="23665">
            <text:p>23665</text:p>
          </table:table-cell>
          <table:table-cell office:value-type="float" office:value="11822">
            <text:p>11822</text:p>
          </table:table-cell>
          <table:table-cell table:formula="of:=[.D173]/([.B173]+[.C173])" office:value-type="percentage" office:value="0.332939055987383">
            <text:p>33.2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4]/([.B174]+[.C174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life</text:p>
          </table:table-cell>
          <table:table-cell office:value-type="float" office:value="293">
            <text:p>293</text:p>
          </table:table-cell>
          <table:table-cell office:value-type="float" office:value="30373">
            <text:p>30373</text:p>
          </table:table-cell>
          <table:table-cell office:value-type="float" office:value="30080">
            <text:p>30080</text:p>
          </table:table-cell>
          <table:table-cell table:formula="of:=[.D175]/([.B175]+[.C175])" office:value-type="percentage" office:value="0.980890888932368">
            <text:p>98.09%</text:p>
          </table:table-cell>
        </table:table-row>
        <table:table-row table:style-name="ro1">
          <table:table-cell office:value-type="string">
            <text:p>longevity-age</text:p>
          </table:table-cell>
          <table:table-cell office:value-type="float" office:value="293">
            <text:p>293</text:p>
          </table:table-cell>
          <table:table-cell office:value-type="float" office:value="48194">
            <text:p>48194</text:p>
          </table:table-cell>
          <table:table-cell office:value-type="float" office:value="47901">
            <text:p>47901</text:p>
          </table:table-cell>
          <table:table-cell table:formula="of:=[.D176]/([.B176]+[.C176])" office:value-type="percentage" office:value="0.987914286303545">
            <text:p>98.79%</text:p>
          </table:table-cell>
        </table:table-row>
        <table:table-row table:style-name="ro1">
          <table:table-cell office:value-type="string">
            <text:p>longevity-endurance</text:p>
          </table:table-cell>
          <table:table-cell office:value-type="float" office:value="293">
            <text:p>293</text:p>
          </table:table-cell>
          <table:table-cell office:value-type="float" office:value="318">
            <text:p>318</text:p>
          </table:table-cell>
          <table:table-cell office:value-type="float" office:value="25">
            <text:p>25</text:p>
          </table:table-cell>
          <table:table-cell table:formula="of:=[.D177]/([.B177]+[.C177])" office:value-type="percentage" office:value="0.0409165302782324">
            <text:p>4.09%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office:value-type="float" office:value="26221">
            <text:p>26221</text:p>
          </table:table-cell>
          <table:table-cell office:value-type="float" office:value="25928">
            <text:p>25928</text:p>
          </table:table-cell>
          <table:table-cell table:formula="of:=[.D178]/([.B178]+[.C178])" office:value-type="percentage" office:value="0.977898468733499">
            <text:p>97.79%</text:p>
          </table:table-cell>
        </table:table-row>
        <table:table-row table:style-name="ro1">
          <table:table-cell office:value-type="string">
            <text:p>longevity-lifetime</text:p>
          </table:table-cell>
          <table:table-cell office:value-type="float" office:value="293">
            <text:p>293</text:p>
          </table:table-cell>
          <table:table-cell office:value-type="float" office:value="1964">
            <text:p>1964</text:p>
          </table:table-cell>
          <table:table-cell office:value-type="float" office:value="1671">
            <text:p>1671</text:p>
          </table:table-cell>
          <table:table-cell table:formula="of:=[.D179]/([.B179]+[.C179])" office:value-type="percentage" office:value="0.740363314133806">
            <text:p>74.04%</text:p>
          </table:table-cell>
        </table:table-row>
        <table:table-row table:style-name="ro1">
          <table:table-cell office:value-type="string">
            <text:p>longevity-lasting</text:p>
          </table:table-cell>
          <table:table-cell office:value-type="float" office:value="293">
            <text:p>293</text:p>
          </table:table-cell>
          <table:table-cell office:value-type="float" office:value="1458">
            <text:p>1458</text:p>
          </table:table-cell>
          <table:table-cell office:value-type="float" office:value="1165">
            <text:p>1165</text:p>
          </table:table-cell>
          <table:table-cell table:formula="of:=[.D180]/([.B180]+[.C180])" office:value-type="percentage" office:value="0.66533409480297">
            <text:p>66.53%</text:p>
          </table:table-cell>
        </table:table-row>
        <table:table-row table:style-name="ro1">
          <table:table-cell office:value-type="string">
            <text:p>longevity-vitality</text:p>
          </table:table-cell>
          <table:table-cell office:value-type="float" office:value="293">
            <text:p>293</text:p>
          </table:table-cell>
          <table:table-cell office:value-type="float" office:value="160">
            <text:p>160</text:p>
          </table:table-cell>
          <table:table-cell office:value-type="float" office:value="-133">
            <text:p>-133</text:p>
          </table:table-cell>
          <table:table-cell table:formula="of:=[.D181]/([.B181]+[.C181])" office:value-type="percentage" office:value="-0.293598233995585">
            <text:p>-29.36%</text:p>
          </table:table-cell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office:value-type="float" office:value="15276">
            <text:p>15276</text:p>
          </table:table-cell>
          <table:table-cell office:value-type="float" office:value="10185">
            <text:p>10185</text:p>
          </table:table-cell>
          <table:table-cell table:formula="of:=[.D182]/([.B182]+[.C182])" office:value-type="percentage" office:value="0.500073648549124">
            <text:p>50.01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3]/([.B183]+[.C183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84]/([.B184]+[.C184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arrived</text:p>
          </table:table-cell>
          <table:table-cell office:value-type="float" office:value="5091">
            <text:p>5091</text:p>
          </table:table-cell>
          <table:table-cell office:value-type="float" office:value="4751">
            <text:p>4751</text:p>
          </table:table-cell>
          <table:table-cell office:value-type="float" office:value="-340">
            <text:p>-340</text:p>
          </table:table-cell>
          <table:table-cell table:formula="of:=[.D185]/([.B185]+[.C185])" office:value-type="percentage" office:value="-0.0345458240195082">
            <text:p>-3.45%</text:p>
          </table:table-cell>
        </table:table-row>
        <table:table-row table:style-name="ro1">
          <table:table-cell office:value-type="string">
            <text:p>settled-home</text:p>
          </table:table-cell>
          <table:table-cell office:value-type="float" office:value="5091">
            <text:p>5091</text:p>
          </table:table-cell>
          <table:table-cell office:value-type="float" office:value="33718">
            <text:p>33718</text:p>
          </table:table-cell>
          <table:table-cell office:value-type="float" office:value="28627">
            <text:p>28627</text:p>
          </table:table-cell>
          <table:table-cell table:formula="of:=[.D186]/([.B186]+[.C186])" office:value-type="percentage" office:value="0.737638176711587">
            <text:p>73.76%</text:p>
          </table:table-cell>
        </table:table-row>
        <table:table-row table:style-name="ro1">
          <table:table-cell office:value-type="string">
            <text:p>settled-roost</text:p>
          </table:table-cell>
          <table:table-cell office:value-type="float" office:value="5091">
            <text:p>5091</text:p>
          </table:table-cell>
          <table:table-cell office:value-type="float" office:value="79">
            <text:p>79</text:p>
          </table:table-cell>
          <table:table-cell office:value-type="float" office:value="-5012">
            <text:p>-5012</text:p>
          </table:table-cell>
          <table:table-cell table:formula="of:=[.D187]/([.B187]+[.C187])" office:value-type="percentage" office:value="-0.969439071566731">
            <text:p>-96.94%</text:p>
          </table:table-cell>
        </table:table-row>
        <table:table-row table:style-name="ro1">
          <table:table-cell office:value-type="string">
            <text:p>settled-located</text:p>
          </table:table-cell>
          <table:table-cell office:value-type="float" office:value="5091">
            <text:p>5091</text:p>
          </table:table-cell>
          <table:table-cell office:value-type="float" office:value="28099">
            <text:p>28099</text:p>
          </table:table-cell>
          <table:table-cell office:value-type="float" office:value="23008">
            <text:p>23008</text:p>
          </table:table-cell>
          <table:table-cell table:formula="of:=[.D188]/([.B188]+[.C188])" office:value-type="percentage" office:value="0.69322084965351">
            <text:p>69.32%</text:p>
          </table:table-cell>
        </table:table-row>
        <table:table-row table:style-name="ro1">
          <table:table-cell office:value-type="string">
            <text:p>settled-stayed</text:p>
          </table:table-cell>
          <table:table-cell office:value-type="float" office:value="5091">
            <text:p>5091</text:p>
          </table:table-cell>
          <table:table-cell office:value-type="float" office:value="2204">
            <text:p>2204</text:p>
          </table:table-cell>
          <table:table-cell office:value-type="float" office:value="-2887">
            <text:p>-2887</text:p>
          </table:table-cell>
          <table:table-cell table:formula="of:=[.D189]/([.B189]+[.C189])" office:value-type="percentage" office:value="-0.39575051405072">
            <text:p>-39.58%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5091">
            <text:p>5091</text:p>
          </table:table-cell>
          <table:table-cell office:value-type="float" office:value="7377">
            <text:p>7377</text:p>
          </table:table-cell>
          <table:table-cell office:value-type="float" office:value="2286">
            <text:p>2286</text:p>
          </table:table-cell>
          <table:table-cell table:formula="of:=[.D190]/([.B190]+[.C190])" office:value-type="percentage" office:value="0.18334937439846">
            <text:p>18.33%</text:p>
          </table:table-cell>
        </table:table-row>
        <table:table-row table:style-name="ro1">
          <table:table-cell office:value-type="string">
            <text:p>settled-join</text:p>
          </table:table-cell>
          <table:table-cell office:value-type="float" office:value="5091">
            <text:p>5091</text:p>
          </table:table-cell>
          <table:table-cell office:value-type="float" office:value="4092">
            <text:p>4092</text:p>
          </table:table-cell>
          <table:table-cell office:value-type="float" office:value="-999">
            <text:p>-999</text:p>
          </table:table-cell>
          <table:table-cell table:formula="of:=[.D191]/([.B191]+[.C191])" office:value-type="percentage" office:value="-0.108787977785038">
            <text:p>-10.88%</text:p>
          </table:table-cell>
        </table:table-row>
        <table:table-row table:style-name="ro1">
          <table:table-cell office:value-type="string">
            <text:p>settled-built</text:p>
          </table:table-cell>
          <table:table-cell office:value-type="float" office:value="5091">
            <text:p>5091</text:p>
          </table:table-cell>
          <table:table-cell office:value-type="float" office:value="23665">
            <text:p>23665</text:p>
          </table:table-cell>
          <table:table-cell office:value-type="float" office:value="18574">
            <text:p>18574</text:p>
          </table:table-cell>
          <table:table-cell table:formula="of:=[.D192]/([.B192]+[.C192])" office:value-type="percentage" office:value="0.645917373765475">
            <text:p>64.59%</text:p>
          </table:table-cell>
        </table:table-row>
        <table:table-row table:style-name="ro1">
          <table:table-cell office:value-type="string">
            <text:p>settled-fixed</text:p>
          </table:table-cell>
          <table:table-cell office:value-type="float" office:value="5091">
            <text:p>5091</text:p>
          </table:table-cell>
          <table:table-cell office:value-type="float" office:value="3124">
            <text:p>3124</text:p>
          </table:table-cell>
          <table:table-cell office:value-type="float" office:value="-1967">
            <text:p>-1967</text:p>
          </table:table-cell>
          <table:table-cell table:formula="of:=[.D193]/([.B193]+[.C193])" office:value-type="percentage" office:value="-0.239440048691418">
            <text:p>-23.94%</text:p>
          </table:table-cell>
        </table:table-row>
        <table:table-row table:style-name="ro1">
          <table:table-cell office:value-type="string">
            <text:p>settled-live</text:p>
          </table:table-cell>
          <table:table-cell office:value-type="float" office:value="5091">
            <text:p>5091</text:p>
          </table:table-cell>
          <table:table-cell office:value-type="float" office:value="18949">
            <text:p>18949</text:p>
          </table:table-cell>
          <table:table-cell office:value-type="float" office:value="13858">
            <text:p>13858</text:p>
          </table:table-cell>
          <table:table-cell table:formula="of:=[.D194]/([.B194]+[.C194])" office:value-type="percentage" office:value="0.576455906821963">
            <text:p>57.65%</text:p>
          </table:table-cell>
        </table:table-row>
        <table:table-row table:style-name="ro1">
          <table:table-cell office:value-type="string">
            <text:p>produced-delivered</text:p>
          </table:table-cell>
          <table:table-cell office:value-type="float" office:value="18048">
            <text:p>18048</text:p>
          </table:table-cell>
          <table:table-cell office:value-type="float" office:value="2372">
            <text:p>2372</text:p>
          </table:table-cell>
          <table:table-cell office:value-type="float" office:value="-15676">
            <text:p>-15676</text:p>
          </table:table-cell>
          <table:table-cell table:formula="of:=[.D195]/([.B195]+[.C195])" office:value-type="percentage" office:value="-0.76767874632713">
            <text:p>-76.77%</text:p>
          </table:table-cell>
        </table:table-row>
        <table:table-row table:style-name="ro1">
          <table:table-cell office:value-type="string">
            <text:p>produced-painted</text:p>
          </table:table-cell>
          <table:table-cell office:value-type="float" office:value="18048">
            <text:p>18048</text:p>
          </table:table-cell>
          <table:table-cell office:value-type="float" office:value="2214">
            <text:p>2214</text:p>
          </table:table-cell>
          <table:table-cell office:value-type="float" office:value="-15834">
            <text:p>-15834</text:p>
          </table:table-cell>
          <table:table-cell table:formula="of:=[.D196]/([.B196]+[.C196])" office:value-type="percentage" office:value="-0.78146283683743">
            <text:p>-78.15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7]/([.B197]+[.C197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198]/([.B198]+[.C198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office:value-type="float" office:value="17207">
            <text:p>17207</text:p>
          </table:table-cell>
          <table:table-cell office:value-type="float" office:value="-841">
            <text:p>-841</text:p>
          </table:table-cell>
          <table:table-cell table:formula="of:=[.D199]/([.B199]+[.C199])" office:value-type="percentage" office:value="-0.0238547723727131">
            <text:p>-2.39%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office:value-type="float" office:value="65098">
            <text:p>65098</text:p>
          </table:table-cell>
          <table:table-cell office:value-type="float" office:value="47050">
            <text:p>47050</text:p>
          </table:table-cell>
          <table:table-cell table:formula="of:=[.D200]/([.B200]+[.C200])" office:value-type="percentage" office:value="0.565872080436822">
            <text:p>56.59%</text:p>
          </table:table-cell>
        </table:table-row>
        <table:table-row table:style-name="ro1">
          <table:table-cell office:value-type="string">
            <text:p>produced-make</text:p>
          </table:table-cell>
          <table:table-cell office:value-type="float" office:value="18048">
            <text:p>18048</text:p>
          </table:table-cell>
          <table:table-cell office:value-type="float" office:value="23087">
            <text:p>23087</text:p>
          </table:table-cell>
          <table:table-cell office:value-type="float" office:value="5039">
            <text:p>5039</text:p>
          </table:table-cell>
          <table:table-cell table:formula="of:=[.D201]/([.B201]+[.C201])" office:value-type="percentage" office:value="0.12249908836757">
            <text:p>12.25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2]/([.B202]+[.C202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03]/([.B203]+[.C203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matches</text:p>
          </table:table-cell>
          <table:table-cell office:value-type="float" office:value="1889">
            <text:p>1889</text:p>
          </table:table-cell>
          <table:table-cell office:value-type="float" office:value="5822">
            <text:p>5822</text:p>
          </table:table-cell>
          <table:table-cell office:value-type="float" office:value="3933">
            <text:p>3933</text:p>
          </table:table-cell>
          <table:table-cell table:formula="of:=[.D204]/([.B204]+[.C204])" office:value-type="percentage" office:value="0.510050577097653">
            <text:p>51.01%</text:p>
          </table:table-cell>
        </table:table-row>
        <table:table-row table:style-name="ro1">
          <table:table-cell office:value-type="string">
            <text:p>competitions-bouts</text:p>
          </table:table-cell>
          <table:table-cell office:value-type="float" office:value="1889">
            <text:p>1889</text:p>
          </table:table-cell>
          <table:table-cell office:value-type="float" office:value="314">
            <text:p>314</text:p>
          </table:table-cell>
          <table:table-cell office:value-type="float" office:value="-1575">
            <text:p>-1575</text:p>
          </table:table-cell>
          <table:table-cell table:formula="of:=[.D205]/([.B205]+[.C205])" office:value-type="percentage" office:value="-0.714934180662733">
            <text:p>-71.49%</text:p>
          </table:table-cell>
        </table:table-row>
        <table:table-row table:style-name="ro1">
          <table:table-cell office:value-type="string">
            <text:p>competitions-event</text:p>
          </table:table-cell>
          <table:table-cell office:value-type="float" office:value="1889">
            <text:p>1889</text:p>
          </table:table-cell>
          <table:table-cell office:value-type="float" office:value="11388">
            <text:p>11388</text:p>
          </table:table-cell>
          <table:table-cell office:value-type="float" office:value="9499">
            <text:p>9499</text:p>
          </table:table-cell>
          <table:table-cell table:formula="of:=[.D206]/([.B206]+[.C206])" office:value-type="percentage" office:value="0.715447766814792">
            <text:p>71.54%</text:p>
          </table:table-cell>
        </table:table-row>
        <table:table-row table:style-name="ro1">
          <table:table-cell office:value-type="string">
            <text:p>competitions-events</text:p>
          </table:table-cell>
          <table:table-cell office:value-type="float" office:value="1889">
            <text:p>1889</text:p>
          </table:table-cell>
          <table:table-cell office:value-type="float" office:value="12439">
            <text:p>12439</text:p>
          </table:table-cell>
          <table:table-cell office:value-type="float" office:value="10550">
            <text:p>10550</text:p>
          </table:table-cell>
          <table:table-cell table:formula="of:=[.D207]/([.B207]+[.C207])" office:value-type="percentage" office:value="0.736320491345617">
            <text:p>73.63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08]/([.B208]+[.C208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games</text:p>
          </table:table-cell>
          <table:table-cell office:value-type="float" office:value="1889">
            <text:p>1889</text:p>
          </table:table-cell>
          <table:table-cell office:value-type="float" office:value="25682">
            <text:p>25682</text:p>
          </table:table-cell>
          <table:table-cell office:value-type="float" office:value="23793">
            <text:p>23793</text:p>
          </table:table-cell>
          <table:table-cell table:formula="of:=[.D209]/([.B209]+[.C209])" office:value-type="percentage" office:value="0.862971963294766">
            <text:p>86.30%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office:value-type="float" office:value="491">
            <text:p>491</text:p>
          </table:table-cell>
          <table:table-cell office:value-type="float" office:value="-1398">
            <text:p>-1398</text:p>
          </table:table-cell>
          <table:table-cell table:formula="of:=[.D210]/([.B210]+[.C210])" office:value-type="percentage" office:value="-0.587394957983193">
            <text:p>-58.74%</text:p>
          </table:table-cell>
        </table:table-row>
        <table:table-row table:style-name="ro1">
          <table:table-cell office:value-type="string">
            <text:p>competitions-tournaments</text:p>
          </table:table-cell>
          <table:table-cell office:value-type="float" office:value="1889">
            <text:p>1889</text:p>
          </table:table-cell>
          <table:table-cell office:value-type="float" office:value="1425">
            <text:p>1425</text:p>
          </table:table-cell>
          <table:table-cell office:value-type="float" office:value="-464">
            <text:p>-464</text:p>
          </table:table-cell>
          <table:table-cell table:formula="of:=[.D211]/([.B211]+[.C211])" office:value-type="percentage" office:value="-0.140012070006035">
            <text:p>-14.00%</text:p>
          </table:table-cell>
        </table:table-row>
        <table:table-row table:style-name="ro1">
          <table:table-cell office:value-type="string">
            <text:p>competitions-contest</text:p>
          </table:table-cell>
          <table:table-cell office:value-type="float" office:value="1889">
            <text:p>1889</text:p>
          </table:table-cell>
          <table:table-cell office:value-type="float" office:value="2234">
            <text:p>2234</text:p>
          </table:table-cell>
          <table:table-cell office:value-type="float" office:value="345">
            <text:p>345</text:p>
          </table:table-cell>
          <table:table-cell table:formula="of:=[.D212]/([.B212]+[.C212])" office:value-type="percentage" office:value="0.0836769342711618">
            <text:p>8.37%</text:p>
          </table:table-cell>
        </table:table-row>
        <table:table-row table:style-name="ro1">
          <table:table-cell office:value-type="string">
            <text:p>competitions-races</text:p>
          </table:table-cell>
          <table:table-cell office:value-type="float" office:value="1889">
            <text:p>1889</text:p>
          </table:table-cell>
          <table:table-cell office:value-type="float" office:value="8664">
            <text:p>8664</text:p>
          </table:table-cell>
          <table:table-cell office:value-type="float" office:value="6775">
            <text:p>6775</text:p>
          </table:table-cell>
          <table:table-cell table:formula="of:=[.D213]/([.B213]+[.C213])" office:value-type="percentage" office:value="0.641997536245617">
            <text:p>64.20%</text:p>
          </table:table-cell>
        </table:table-row>
        <table:table-row table:style-name="ro1">
          <table:table-cell office:value-type="string">
            <text:p>competitions-match</text:p>
          </table:table-cell>
          <table:table-cell office:value-type="float" office:value="1889">
            <text:p>1889</text:p>
          </table:table-cell>
          <table:table-cell office:value-type="float" office:value="16208">
            <text:p>16208</text:p>
          </table:table-cell>
          <table:table-cell office:value-type="float" office:value="14319">
            <text:p>14319</text:p>
          </table:table-cell>
          <table:table-cell table:formula="of:=[.D214]/([.B214]+[.C214])" office:value-type="percentage" office:value="0.791236116483395">
            <text:p>79.12%</text:p>
          </table:table-cell>
        </table:table-row>
        <table:table-row table:style-name="ro1">
          <table:table-cell office:value-type="string">
            <text:p>competitions-bout</text:p>
          </table:table-cell>
          <table:table-cell office:value-type="float" office:value="1889">
            <text:p>1889</text:p>
          </table:table-cell>
          <table:table-cell office:value-type="float" office:value="501">
            <text:p>501</text:p>
          </table:table-cell>
          <table:table-cell office:value-type="float" office:value="-1388">
            <text:p>-1388</text:p>
          </table:table-cell>
          <table:table-cell table:formula="of:=[.D215]/([.B215]+[.C215])" office:value-type="percentage" office:value="-0.580753138075314">
            <text:p>-58.08%</text:p>
          </table:table-cell>
        </table:table-row>
        <table:table-row table:style-name="ro1">
          <table:table-cell office:value-type="string">
            <text:p>competitions-game</text:p>
          </table:table-cell>
          <table:table-cell office:value-type="float" office:value="1889">
            <text:p>1889</text:p>
          </table:table-cell>
          <table:table-cell office:value-type="float" office:value="42045">
            <text:p>42045</text:p>
          </table:table-cell>
          <table:table-cell office:value-type="float" office:value="40156">
            <text:p>40156</text:p>
          </table:table-cell>
          <table:table-cell table:formula="of:=[.D216]/([.B216]+[.C216])" office:value-type="percentage" office:value="0.914007374698411">
            <text:p>91.40%</text:p>
          </table:table-cell>
        </table:table-row>
        <table:table-row table:style-name="ro1">
          <table:table-cell office:value-type="string">
            <text:p>footballer-sportsman</text:p>
          </table:table-cell>
          <table:table-cell office:value-type="float" office:value="1514">
            <text:p>1514</text:p>
          </table:table-cell>
          <table:table-cell office:value-type="float" office:value="127">
            <text:p>127</text:p>
          </table:table-cell>
          <table:table-cell office:value-type="float" office:value="-1387">
            <text:p>-1387</text:p>
          </table:table-cell>
          <table:table-cell table:formula="of:=[.D217]/([.B217]+[.C217])" office:value-type="percentage" office:value="-0.84521633150518">
            <text:p>-84.52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18]/([.B218]+[.C218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19]/([.B219]+[.C219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office:value-type="float" office:value="18157">
            <text:p>18157</text:p>
          </table:table-cell>
          <table:table-cell office:value-type="float" office:value="16643">
            <text:p>16643</text:p>
          </table:table-cell>
          <table:table-cell table:formula="of:=[.D220]/([.B220]+[.C220])" office:value-type="percentage" office:value="0.846067815566062">
            <text:p>84.61%</text:p>
          </table:table-cell>
        </table:table-row>
        <table:table-row table:style-name="ro1">
          <table:table-cell office:value-type="string">
            <text:p>footballer-jock</text:p>
          </table:table-cell>
          <table:table-cell office:value-type="float" office:value="1514">
            <text:p>1514</text:p>
          </table:table-cell>
          <table:table-cell office:value-type="float" office:value="76">
            <text:p>76</text:p>
          </table:table-cell>
          <table:table-cell office:value-type="float" office:value="-1438">
            <text:p>-1438</text:p>
          </table:table-cell>
          <table:table-cell table:formula="of:=[.D221]/([.B221]+[.C221])" office:value-type="percentage" office:value="-0.90440251572327">
            <text:p>-90.44%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office:value-type="float" office:value="573">
            <text:p>573</text:p>
          </table:table-cell>
          <table:table-cell office:value-type="float" office:value="-941">
            <text:p>-941</text:p>
          </table:table-cell>
          <table:table-cell table:formula="of:=[.D222]/([.B222]+[.C222])" office:value-type="percentage" office:value="-0.450886439865836">
            <text:p>-45.09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3]/([.B223]+[.C223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282">
            <text:p>282</text:p>
          </table:table-cell>
          <table:table-cell table:formula="of:=[.D224]/([.B224]+[.C224])" office:value-type="percentage" office:value="0.801136363636364">
            <text:p>80.11%</text:p>
          </table:table-cell>
        </table:table-row>
        <table:table-row table:style-name="ro1">
          <table:table-cell office:value-type="string">
            <text:p>conceals-hide</text:p>
          </table:table-cell>
          <table:table-cell office:value-type="float" office:value="35">
            <text:p>35</text:p>
          </table:table-cell>
          <table:table-cell office:value-type="float" office:value="822">
            <text:p>822</text:p>
          </table:table-cell>
          <table:table-cell office:value-type="float" office:value="787">
            <text:p>787</text:p>
          </table:table-cell>
          <table:table-cell table:formula="of:=[.D225]/([.B225]+[.C225])" office:value-type="percentage" office:value="0.918319719953325">
            <text:p>91.83%</text:p>
          </table:table-cell>
        </table:table-row>
        <table:table-row table:style-name="ro1">
          <table:table-cell office:value-type="string">
            <text:p>conceals-hidden</text:p>
          </table:table-cell>
          <table:table-cell office:value-type="float" office:value="35">
            <text:p>35</text:p>
          </table:table-cell>
          <table:table-cell office:value-type="float" office:value="1778">
            <text:p>1778</text:p>
          </table:table-cell>
          <table:table-cell office:value-type="float" office:value="1743">
            <text:p>1743</text:p>
          </table:table-cell>
          <table:table-cell table:formula="of:=[.D226]/([.B226]+[.C226])" office:value-type="percentage" office:value="0.961389961389961">
            <text:p>96.14%</text:p>
          </table:table-cell>
        </table:table-row>
        <table:table-row table:style-name="ro1">
          <table:table-cell office:value-type="string">
            <text:p>express-share</text:p>
          </table:table-cell>
          <table:table-cell office:value-type="float" office:value="3676">
            <text:p>3676</text:p>
          </table:table-cell>
          <table:table-cell office:value-type="float" office:value="5017">
            <text:p>5017</text:p>
          </table:table-cell>
          <table:table-cell office:value-type="float" office:value="1341">
            <text:p>1341</text:p>
          </table:table-cell>
          <table:table-cell table:formula="of:=[.D227]/([.B227]+[.C227])" office:value-type="percentage" office:value="0.154262049925227">
            <text:p>15.43%</text:p>
          </table:table-cell>
        </table:table-row>
        <table:table-row table:style-name="ro1">
          <table:table-cell office:value-type="string">
            <text:p>express-announced</text:p>
          </table:table-cell>
          <table:table-cell office:value-type="float" office:value="3676">
            <text:p>3676</text:p>
          </table:table-cell>
          <table:table-cell office:value-type="float" office:value="15297">
            <text:p>15297</text:p>
          </table:table-cell>
          <table:table-cell office:value-type="float" office:value="11621">
            <text:p>11621</text:p>
          </table:table-cell>
          <table:table-cell table:formula="of:=[.D228]/([.B228]+[.C228])" office:value-type="percentage" office:value="0.612501976492911">
            <text:p>61.25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29]/([.B229]+[.C229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exhibit</text:p>
          </table:table-cell>
          <table:table-cell office:value-type="float" office:value="3676">
            <text:p>3676</text:p>
          </table:table-cell>
          <table:table-cell office:value-type="float" office:value="1469">
            <text:p>1469</text:p>
          </table:table-cell>
          <table:table-cell office:value-type="float" office:value="-2207">
            <text:p>-2207</text:p>
          </table:table-cell>
          <table:table-cell table:formula="of:=[.D230]/([.B230]+[.C230])" office:value-type="percentage" office:value="-0.428960155490768">
            <text:p>-42.90%</text:p>
          </table:table-cell>
        </table:table-row>
        <table:table-row table:style-name="ro1">
          <table:table-cell office:value-type="string">
            <text:p>express-communicate</text:p>
          </table:table-cell>
          <table:table-cell office:value-type="float" office:value="3676">
            <text:p>3676</text:p>
          </table:table-cell>
          <table:table-cell office:value-type="float" office:value="960">
            <text:p>960</text:p>
          </table:table-cell>
          <table:table-cell office:value-type="float" office:value="-2716">
            <text:p>-2716</text:p>
          </table:table-cell>
          <table:table-cell table:formula="of:=[.D231]/([.B231]+[.C231])" office:value-type="percentage" office:value="-0.585849870578085">
            <text:p>-58.58%</text:p>
          </table:table-cell>
        </table:table-row>
        <table:table-row table:style-name="ro1">
          <table:table-cell office:value-type="string">
            <text:p>express-give</text:p>
          </table:table-cell>
          <table:table-cell office:value-type="float" office:value="3676">
            <text:p>3676</text:p>
          </table:table-cell>
          <table:table-cell office:value-type="float" office:value="8718">
            <text:p>8718</text:p>
          </table:table-cell>
          <table:table-cell office:value-type="float" office:value="5042">
            <text:p>5042</text:p>
          </table:table-cell>
          <table:table-cell table:formula="of:=[.D232]/([.B232]+[.C232])" office:value-type="percentage" office:value="0.406809746651606">
            <text:p>40.68%</text:p>
          </table:table-cell>
        </table:table-row>
        <table:table-row table:style-name="ro1">
          <table:table-cell office:value-type="string">
            <text:p>express-state</text:p>
          </table:table-cell>
          <table:table-cell office:value-type="float" office:value="3676">
            <text:p>3676</text:p>
          </table:table-cell>
          <table:table-cell office:value-type="float" office:value="53263">
            <text:p>53263</text:p>
          </table:table-cell>
          <table:table-cell office:value-type="float" office:value="49587">
            <text:p>49587</text:p>
          </table:table-cell>
          <table:table-cell table:formula="of:=[.D233]/([.B233]+[.C233])" office:value-type="percentage" office:value="0.870879362124379">
            <text:p>87.09%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676">
            <text:p>3676</text:p>
          </table:table-cell>
          <table:table-cell office:value-type="float" office:value="6025">
            <text:p>6025</text:p>
          </table:table-cell>
          <table:table-cell office:value-type="float" office:value="2349">
            <text:p>2349</text:p>
          </table:table-cell>
          <table:table-cell table:formula="of:=[.D234]/([.B234]+[.C234])" office:value-type="percentage" office:value="0.242139985568498">
            <text:p>24.21%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office:value-type="float" office:value="30304">
            <text:p>30304</text:p>
          </table:table-cell>
          <table:table-cell office:value-type="float" office:value="26628">
            <text:p>26628</text:p>
          </table:table-cell>
          <table:table-cell table:formula="of:=[.D235]/([.B235]+[.C235])" office:value-type="percentage" office:value="0.783637433784579">
            <text:p>78.36%</text:p>
          </table:table-cell>
        </table:table-row>
        <table:table-row table:style-name="ro1">
          <table:table-cell office:value-type="string">
            <text:p>express-tell</text:p>
          </table:table-cell>
          <table:table-cell office:value-type="float" office:value="3676">
            <text:p>3676</text:p>
          </table:table-cell>
          <table:table-cell office:value-type="float" office:value="2394">
            <text:p>2394</text:p>
          </table:table-cell>
          <table:table-cell office:value-type="float" office:value="-1282">
            <text:p>-1282</text:p>
          </table:table-cell>
          <table:table-cell table:formula="of:=[.D236]/([.B236]+[.C236])" office:value-type="percentage" office:value="-0.211202635914333">
            <text:p>-21.12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6/22/2012</text:date>, <text:time>17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2T17:26:45</dc:date>
    <dc:creator>Edward Pendergast</dc:creator>
    <meta:generator>LibreOffice/3.3$Unix LibreOffice_project/330m19$Build-401</meta:generator>
    <meta:editing-duration>PT3H3M55S</meta:editing-duration>
    <meta:editing-cycles>2</meta:editing-cycles>
    <meta:document-statistic meta:table-count="5" meta:cell-count="252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07cm" svg:height="19.636cm" xlink:href=".." xlink:type="simple" chart:class="chart:bar" chart:style-name="ch1">
        <chart:legend chart:legend-position="end" svg:x="36.753cm" svg:y="9.298cm" chart:style-name="ch2"/>
        <chart:plot-area chart:style-name="ch3" table:cell-range-address="'Top Substitutions versus simple Corpus'.A1:'Top Substitutions versus simple Corpus'.B54" svg:x="1.231cm" svg:y="1.703cm" svg:width="33.96cm" svg:height="17.121cm">
          <chartooo:coordinate-region svg:x="2.408cm" svg:y="1.902cm" svg:width="32.783cm" svg:height="16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Substitutions versus simple Corpus'.A1:'Top Substitutions versus simple Corpus'.A54" chart:class="chart:bar">
            <chart:data-point chart:repeated="54"/>
          </chart:series>
          <chart:series chart:style-name="ch8" chart:values-cell-range-address="'Top Substitutions versus simple Corpus'.B1:'Top Substitutions versus simple Corpus'.B54" chart:class="chart:bar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'Top Substitutions versus simple Corpus'.A1:'Top Substitutions versus simple Corpus'.A54</svg:desc>
                </draw:g>
              </table:table-cell>
              <table:table-cell office:value-type="float" office:value="887">
                <text:p>887</text:p>
                <draw:g>
                  <svg:desc>'Top Substitutions versus simple Corpus'.B1:'Top Substitutions versus simple Corpus'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22.6cm" xlink:href=".." xlink:type="simple" chart:class="chart:bar" chart:style-name="ch1">
        <chart:title svg:x="4.81cm" svg:y="0.588cm" chart:style-name="ch2">
          <text:p>Difference in frequencies Original word vs Top Substitutions for simple Corpus</text:p>
        </chart:title>
        <chart:legend chart:legend-position="end" svg:x="22.551cm" svg:y="11.005cm" chart:style-name="ch3"/>
        <chart:plot-area chart:style-name="ch4" table:cell-range-address="'Top Subs vs. simple (condensed)'.A1:'Top Subs vs. simple (condensed)'.A36 'Top Subs vs. simple (condensed)'.D1:'Top Subs vs. simple (condensed)'.D36" chart:data-source-has-labels="both" svg:x="1.508cm" svg:y="2.723cm" svg:width="20.049cm" svg:height="18.444cm">
          <chartooo:coordinate-region svg:x="2.685cm" svg:y="2.923cm" svg:width="18.872cm" svg:height="14.607cm"/>
          <chart:axis chart:dimension="x" chart:name="primary-x" chart:style-name="ch5">
            <chart:title svg:x="10.681cm" svg:y="21.619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3.537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simple (condensed)'.D2:'Top Subs vs. simple (condensed)'.D36" chart:label-cell-address="'Top Subs vs. simple (condensed)'.D1:'Top Subs vs. simple (condensed)'.D1" chart:class="chart:ba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simple (condensed)'.D1:'Top Subs vs. simple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856">
                <text:p>856</text:p>
                <draw:g>
                  <svg:desc>'Top Subs vs. simple (condensed)'.D2:'Top Subs vs. simple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85cm" svg:height="24.823cm" xlink:href=".." xlink:type="simple" chart:class="chart:bar" chart:style-name="ch1">
        <chart:title svg:x="9.901cm" svg:y="0.632cm" chart:style-name="ch2">
          <text:p>Difference in Frequencies between Original and top substitution in Normal Corpus</text:p>
        </chart:title>
        <chart:legend chart:legend-position="end" svg:x="33.368cm" svg:y="12.116cm" chart:style-name="ch3"/>
        <chart:plot-area chart:style-name="ch4" table:cell-range-address="'Top Subs vs. normal (condensed)'.A1:'Top Subs vs. normal (condensed)'.A36 'Top Subs vs. normal (condensed)'.D1:'Top Subs vs. normal (condensed)'.D36" chart:data-source-has-labels="both" svg:x="1.724cm" svg:y="2.899cm" svg:width="30.218cm" svg:height="20.447cm">
          <chartooo:coordinate-region svg:x="3.007cm" svg:y="3.098cm" svg:width="28.935cm" svg:height="16.611cm"/>
          <chart:axis chart:dimension="x" chart:name="primary-x" chart:style-name="ch5">
            <chart:title svg:x="15.969cm" svg:y="23.842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4.687cm" chart:style-name="ch8">
              <text:p>Frequency difference</text:p>
            </chart:title>
            <chart:grid chart:style-name="ch9" chart:class="major"/>
          </chart:axis>
          <chart:series chart:style-name="ch10" chart:values-cell-range-address="'Top Subs vs. normal (condensed)'.D2:'Top Subs vs. normal (condensed)'.D36" chart:label-cell-address="'Top Subs vs. normal (condensed)'.D1:'Top Subs vs. normal (condensed)'.D1" chart:class="chart:ba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op Subs vs. normal (condensed)'.D1:'Top Subs vs. normal (condensed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4907">
                <text:p>4907</text:p>
                <draw:g>
                  <svg:desc>'Top Subs vs. normal (condensed)'.D2:'Top Subs vs. normal (condensed)'.D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6cm" svg:height="24.135cm" xlink:href=".." xlink:type="simple" chart:class="chart:bar" chart:style-name="ch1">
        <chart:title svg:x="13.702cm" svg:y="0.618cm" chart:style-name="ch2">
          <text:p>Top Substitutions vs. Original Word Frequency in Simple Corpus</text:p>
        </chart:title>
        <chart:legend chart:legend-position="end" svg:x="36.71cm" svg:y="11.547cm" chart:style-name="ch3"/>
        <chart:plot-area chart:style-name="ch4" table:cell-range-address="'Top Subs vs. simple (condensed)'.A1:'Top Subs vs. simple (condensed)'.C36" chart:data-source-has-labels="both" svg:x="1.811cm" svg:y="2.843cm" svg:width="33.299cm" svg:height="19.829cm">
          <chartooo:coordinate-region svg:x="2.988cm" svg:y="3.042cm" svg:width="32.122cm" svg:height="15.993cm"/>
          <chart:axis chart:dimension="x" chart:name="primary-x" chart:style-name="ch5">
            <chart:title svg:x="17.596cm" svg:y="23.154cm" chart:style-name="ch6">
              <text:p>Word Pairs</text:p>
            </chart:title>
            <chart:categories table:cell-range-address="'Top Subs vs. simple (condensed)'.A2:'Top Subs vs. simple (condensed)'.A36"/>
          </chart:axis>
          <chart:axis chart:dimension="y" chart:name="primary-y" chart:style-name="ch7">
            <chart:title svg:x="0.451cm" svg:y="13.568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simple (condensed)'.B2:'Top Subs vs. simple (condensed)'.B36" chart:label-cell-address="'Top Subs vs. simple (condensed)'.B1:'Top Subs vs. simple (condensed)'.B1" chart:class="chart:bar">
            <chart:data-point chart:repeated="35"/>
          </chart:series>
          <chart:series chart:style-name="ch11" chart:values-cell-range-address="'Top Subs vs. simple (condensed)'.C2:'Top Subs vs. simple (condensed)'.C36" chart:label-cell-address="'Top Subs vs. simple (condensed)'.C1:'Top Subs vs. simple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Top Subs vs. simple (condensed)'.B1:'Top Subs vs. simple (condensed)'.B1</svg:desc>
                </draw:g>
              </table:table-cell>
              <table:table-cell office:value-type="string">
                <text:p>Top Substitution</text:p>
                <draw:g>
                  <svg:desc>'Top Subs vs. simple (condensed)'.C1:'Top Subs vs. simple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simple (condensed)'.A2:'Top Subs vs. simple (condensed)'.A36</svg:desc>
                </draw:g>
              </table:table-cell>
              <table:table-cell office:value-type="float" office:value="31">
                <text:p>31</text:p>
                <draw:g>
                  <svg:desc>'Top Subs vs. simple (condensed)'.B2:'Top Subs vs. simple (condensed)'.B36</svg:desc>
                </draw:g>
              </table:table-cell>
              <table:table-cell office:value-type="float" office:value="887">
                <text:p>887</text:p>
                <draw:g>
                  <svg:desc>'Top Subs vs. simple (condensed)'.C2:'Top Subs vs. simple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507cm" svg:height="24.161cm" xlink:href=".." xlink:type="simple" chart:class="chart:bar" chart:style-name="ch1">
        <chart:title svg:x="13.939cm" svg:y="0.619cm" chart:style-name="ch2">
          <text:p>Top Substitions vs. Original Word Frequencies in Normal Corpus</text:p>
        </chart:title>
        <chart:legend chart:legend-position="end" svg:x="37.29cm" svg:y="11.56cm" chart:style-name="ch3"/>
        <chart:plot-area chart:style-name="ch4" table:cell-range-address="'Top Subs vs. normal (condensed)'.A1:'Top Subs vs. normal (condensed)'.C36" chart:data-source-has-labels="both" svg:x="1.821cm" svg:y="2.847cm" svg:width="33.849cm" svg:height="19.85cm">
          <chartooo:coordinate-region svg:x="2.998cm" svg:y="3.046cm" svg:width="32.672cm" svg:height="16.014cm"/>
          <chart:axis chart:dimension="x" chart:name="primary-x" chart:style-name="ch5">
            <chart:title svg:x="17.881cm" svg:y="23.18cm" chart:style-name="ch6">
              <text:p>Word Pairs</text:p>
            </chart:title>
            <chart:categories table:cell-range-address="'Top Subs vs. normal (condensed)'.A2:'Top Subs vs. normal (condensed)'.A36"/>
          </chart:axis>
          <chart:axis chart:dimension="y" chart:name="primary-y" chart:style-name="ch7">
            <chart:title svg:x="0.451cm" svg:y="13.583cm" chart:style-name="ch8">
              <text:p>Frequency</text:p>
            </chart:title>
            <chart:grid chart:style-name="ch9" chart:class="major"/>
          </chart:axis>
          <chart:series chart:style-name="ch10" chart:values-cell-range-address="'Top Subs vs. normal (condensed)'.B2:'Top Subs vs. normal (condensed)'.B36" chart:label-cell-address="'Top Subs vs. normal (condensed)'.B1:'Top Subs vs. normal (condensed)'.B1" chart:class="chart:bar">
            <chart:data-point chart:repeated="35"/>
          </chart:series>
          <chart:series chart:style-name="ch11" chart:values-cell-range-address="'Top Subs vs. normal (condensed)'.C2:'Top Subs vs. normal (condensed)'.C36" chart:label-cell-address="'Top Subs vs. normal (condensed)'.C1:'Top Subs vs. normal (condensed)'.C1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word</text:p>
                <draw:g>
                  <svg:desc>'Top Subs vs. normal (condensed)'.B1:'Top Subs vs. normal (condensed)'.B1</svg:desc>
                </draw:g>
              </table:table-cell>
              <table:table-cell office:value-type="string">
                <text:p>top Substitution</text:p>
                <draw:g>
                  <svg:desc>'Top Subs vs. normal (condensed)'.C1:'Top Subs vs. normal (condensed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grew</text:p>
                <draw:g>
                  <svg:desc>'Top Subs vs. normal (condensed)'.A2:'Top Subs vs. normal (condensed)'.A36</svg:desc>
                </draw:g>
              </table:table-cell>
              <table:table-cell office:value-type="float" office:value="705">
                <text:p>705</text:p>
                <draw:g>
                  <svg:desc>'Top Subs vs. normal (condensed)'.B2:'Top Subs vs. normal (condensed)'.B36</svg:desc>
                </draw:g>
              </table:table-cell>
              <table:table-cell office:value-type="float" office:value="5612">
                <text:p>5612</text:p>
                <draw:g>
                  <svg:desc>'Top Subs vs. normal (condensed)'.C2:'Top Subs vs. normal (condensed)'.C36</svg:desc>
                </draw:g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341cm" svg:height="23.685cm" xlink:href=".." xlink:type="simple" chart:class="chart:bar" chart:style-name="ch1">
        <chart:title svg:x="17.353cm" svg:y="0.609cm" chart:style-name="ch2">
          <text:p>Original word vs. All substitution frequencies</text:p>
        </chart:title>
        <chart:legend chart:legend-position="end" svg:x="41.024cm" svg:y="11.322cm" chart:style-name="ch3"/>
        <chart:plot-area chart:style-name="ch4" table:cell-range-address="'All Subs vs simple'.A1:'All Subs vs simple'.C179" chart:data-source-has-labels="column" svg:x="1.877cm" svg:y="2.807cm" svg:width="37.415cm" svg:height="19.424cm">
          <chartooo:coordinate-region svg:x="3.421cm" svg:y="3.006cm" svg:width="35.311cm" svg:height="18.18cm"/>
          <chart:axis chart:dimension="x" chart:name="primary-x" chart:style-name="ch5">
            <chart:title svg:x="19.72cm" svg:y="22.704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3.33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simple'.B1:'All Subs vs simple'.B179" chart:class="chart:bar">
            <chart:data-point chart:repeated="179"/>
          </chart:series>
          <chart:series chart:style-name="ch11" chart:values-cell-range-address="'All Subs vs simple'.C1:'All Subs vs simple'.C179" chart:class="chart:bar">
            <chart:data-point chart:repeated="1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31">
                <text:p>31</text:p>
                <draw:g>
                  <svg:desc>'All Subs vs simple'.B1:'All Subs vs simple'.B179</svg:desc>
                </draw:g>
              </table:table-cell>
              <table:table-cell office:value-type="float" office:value="3">
                <text:p>3</text:p>
                <draw:g>
                  <svg:desc>'All Subs vs simple'.C1:'All Subs vs simple'.C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1">
                <text:p>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31">
                <text:p>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31">
                <text:p>31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31">
                <text:p>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31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269">
                <text:p>12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269">
                <text:p>126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269">
                <text:p>126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269">
                <text:p>126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269">
                <text:p>126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269">
                <text:p>1269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69">
                <text:p>1269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64">
                <text:p>16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64">
                <text:p>16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64">
                <text:p>16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64">
                <text:p>16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64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64">
                <text:p>16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29">
                <text:p>2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9">
                <text:p>2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9">
                <text:p>2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29">
                <text:p>29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29">
                <text:p>29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29">
                <text:p>2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29">
                <text:p>2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">
                <text:p>2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">
                <text:p>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3">
                <text:p>3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933">
                <text:p>1933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933">
                <text:p>193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933">
                <text:p>193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933">
                <text:p>193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933">
                <text:p>193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933">
                <text:p>1933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9">
                <text:p>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">
                <text:p>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199">
                <text:p>19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9">
                <text:p>19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199">
                <text:p>1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832">
                <text:p>183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832">
                <text:p>1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832">
                <text:p>183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598">
                <text:p>5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598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598">
                <text:p>59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598">
                <text:p>5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598">
                <text:p>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598">
                <text:p>5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598">
                <text:p>59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598">
                <text:p>59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598">
                <text:p>5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598">
                <text:p>5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10">
                <text:p>1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10">
                <text:p>11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10">
                <text:p>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37">
                <text:p>23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237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31">
                <text:p>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31">
                <text:p>31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31">
                <text:p>3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58">
                <text:p>15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58">
                <text:p>15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158">
                <text:p>158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47">
                <text:p>4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47">
                <text:p>4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47">
                <text:p>47</text:p>
              </table:table-cell>
              <table:table-cell office:value-type="float" office:value="12591">
                <text:p>12591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7">
                <text:p>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47">
                <text:p>47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823">
                <text:p>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823">
                <text:p>8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823">
                <text:p>82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823">
                <text:p>8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23">
                <text:p>82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823">
                <text:p>8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823">
                <text:p>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823">
                <text:p>82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823">
                <text:p>8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823">
                <text:p>82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823">
                <text:p>82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688">
                <text:p>168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688">
                <text:p>1688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688">
                <text:p>1688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688">
                <text:p>168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688">
                <text:p>16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688">
                <text:p>1688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5">
                <text:p>2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5">
                <text:p>2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5">
                <text:p>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380">
                <text:p>38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380">
                <text:p>3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80">
                <text:p>3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380">
                <text:p>380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380">
                <text:p>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0">
                <text:p>380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380">
                <text:p>3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380">
                <text:p>38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380">
                <text:p>38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380">
                <text:p>3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80">
                <text:p>38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612">
                <text:p>16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612">
                <text:p>16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612">
                <text:p>161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612">
                <text:p>1612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9">
                <text:p>189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9">
                <text:p>18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9">
                <text:p>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9">
                <text:p>18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9">
                <text:p>18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9">
                <text:p>18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9">
                <text:p>18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9">
                <text:p>18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97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5">
                <text:p>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83">
                <text:p>38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83">
                <text:p>38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83">
                <text:p>3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83">
                <text:p>3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83">
                <text:p>38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83">
                <text:p>383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83">
                <text:p>38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83">
                <text:p>383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82cm" svg:height="23.712cm" xlink:href=".." xlink:type="simple" chart:class="chart:bar" chart:style-name="ch1">
        <chart:title svg:x="16.231cm" svg:y="0.61cm" chart:style-name="ch2">
          <text:p>Difference in Frequencies</text:p>
        </chart:title>
        <chart:legend chart:legend-position="end" svg:x="35.365cm" svg:y="11.561cm" chart:style-name="ch3"/>
        <chart:plot-area chart:style-name="ch4" table:cell-range-address="'All Subs vs simple'.A1:'All Subs vs simple'.A179 'All Subs vs simple'.D1:'All Subs vs simple'.D179" chart:data-source-has-labels="column" svg:x="1.512cm" svg:y="0.037cm" svg:width="32.19cm" svg:height="24.305cm">
          <chartooo:coordinate-region svg:x="2.689cm" svg:y="0.236cm" svg:width="31.013cm" svg:height="20.337cm"/>
          <chart:axis chart:dimension="x" chart:name="primary-x" chart:style-name="ch5">
            <chart:title svg:x="16.743cm" svg:y="23.152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199cm" svg:y="13.847cm" chart:style-name="ch8">
              <text:p>Freqeuncy differences</text:p>
            </chart:title>
            <chart:grid chart:style-name="ch9" chart:class="major"/>
          </chart:axis>
          <chart:series chart:style-name="ch10" chart:values-cell-range-address="'All Subs vs simple'.D1:'All Subs vs simple'.D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28">
                <text:p>-28</text:p>
                <draw:g>
                  <svg:desc>'All Subs vs simple'.D1:'All Subs vs simple'.D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081">
                <text:p>-108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897">
                <text:p>-897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1229">
                <text:p>-122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146">
                <text:p>-1146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75cm" svg:height="22.606cm" xlink:href=".." xlink:type="simple" chart:class="chart:bar" chart:style-name="ch1">
        <chart:title svg:x="14.129cm" svg:y="0.588cm" chart:style-name="ch2">
          <text:p>Percentage change in frequency</text:p>
        </chart:title>
        <chart:legend chart:legend-position="end" svg:x="32.458cm" svg:y="11.008cm" chart:style-name="ch3"/>
        <chart:plot-area chart:style-name="ch4" table:cell-range-address="'All Subs vs simple'.A1:'All Subs vs simple'.A179 'All Subs vs simple'.E1:'All Subs vs simple'.E179" chart:data-source-has-labels="column" svg:x="1.706cm" svg:y="2.723cm" svg:width="29.362cm" svg:height="18.45cm">
          <chartooo:coordinate-region svg:x="3.412cm" svg:y="2.922cm" svg:width="27.656cm" svg:height="14.482cm"/>
          <chart:axis chart:dimension="x" chart:name="primary-x" chart:style-name="ch5">
            <chart:title svg:x="15.523cm" svg:y="21.625cm" chart:style-name="ch6">
              <text:p>Word Pairs</text:p>
            </chart:title>
            <chart:categories table:cell-range-address="'All Subs vs simple'.A1:'All Subs vs simple'.A179"/>
          </chart:axis>
          <chart:axis chart:dimension="y" chart:name="primary-y" chart:style-name="ch7">
            <chart:title svg:x="0.451cm" svg:y="16.715cm" chart:style-name="ch8">
              <text:p>Percent 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simple'.E1:'All Subs vs simple'.E179" chart:class="chart:bar">
            <chart:data-point chart:repeated="1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simple'.A1:'All Subs vs simple'.A179</svg:desc>
                </draw:g>
              </table:table-cell>
              <table:table-cell office:value-type="float" office:value="-0.823529411764706">
                <text:p>-0.823529411764706</text:p>
                <draw:g>
                  <svg:desc>'All Subs vs simple'.E1:'All Subs vs simple'.E179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728070175438597">
                <text:p>0.728070175438597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51219512195122">
                <text:p>-0.5121951219512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478991596638655">
                <text:p>0.478991596638655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95087941689114">
                <text:p>0.9950879416891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80998080614203">
                <text:p>0.88099808061420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823529411764706">
                <text:p>-0.823529411764706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722222222222222">
                <text:p>-0.722222222222222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58974358974359">
                <text:p>-0.58974358974359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741935483870968">
                <text:p>-0.741935483870968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395858129016901">
                <text:p>0.395858129016901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546056161688428">
                <text:p>0.546056161688428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0.286677908937605">
                <text:p>0.286677908937605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422919508867667">
                <text:p>0.42291950886766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433898305084746">
                <text:p>-0.433898305084746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0.53086876155268">
                <text:p>0.53086876155268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0.334731323722149">
                <text:p>0.334731323722149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274336283185841">
                <text:p>0.274336283185841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769338959212377">
                <text:p>0.76933895921237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827004219409283">
                <text:p>0.827004219409283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800970873786408">
                <text:p>0.800970873786408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477477477477478">
                <text:p>-0.47747747747747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318087318087318">
                <text:p>0.31808731808731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93457943925234">
                <text:p>0.693457943925234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921606118546845">
                <text:p>0.921606118546845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901360544217687">
                <text:p>0.901360544217687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63265306122449">
                <text:p>0.76326530612244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28402366863905">
                <text:p>0.828402366863905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7732656514382">
                <text:p>0.9877326565143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94000827472073">
                <text:p>0.994000827472073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42574257425743">
                <text:p>0.942574257425743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70087674058793">
                <text:p>0.970087674058793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47747747747748">
                <text:p>0.947747747747748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86097794822627">
                <text:p>0.98609779482262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84962406015038">
                <text:p>0.98496240601503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9595441979637">
                <text:p>0.99959544197963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90922844175492">
                <text:p>0.990922844175492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55344338836085">
                <text:p>0.355344338836085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0.285000924727205">
                <text:p>0.285000924727205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657804459691252">
                <text:p>-0.657804459691252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505451713395639">
                <text:p>-0.505451713395639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0.18283660959628">
                <text:p>0.182836609596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204736678092864">
                <text:p>-0.204736678092864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0.29051202055423">
                <text:p>0.2905120205542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9406528189911">
                <text:p>0.99406528189911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875862068965517">
                <text:p>0.875862068965517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90716864363074">
                <text:p>0.990716864363074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410071942446">
                <text:p>0.97410071942446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843478260869565">
                <text:p>0.84347826086956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671887881286068">
                <text:p>0.67188788128606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405970149253731">
                <text:p>0.40597014925373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0.33109243697479">
                <text:p>0.3310924369747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0557029177718833">
                <text:p>-0.0557029177718833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61338678751961">
                <text:p>0.36133867875196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556341861731">
                <text:p>-0.99455634186173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670009115770283">
                <text:p>-0.670009115770283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09379727685325">
                <text:p>-0.809379727685325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792917628945343">
                <text:p>0.079291762894534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780469897209985">
                <text:p>0.78046989720998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9136">
                <text:p>-0.9136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0.100751879699248">
                <text:p>0.100751879699248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0.117994100294985">
                <text:p>0.11799410029498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843126967471144">
                <text:p>0.843126967471144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0345963756178">
                <text:p>-0.970345963756178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27210884353741">
                <text:p>-0.627210884353741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-0.437908496732026">
                <text:p>-0.437908496732026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605839416058394">
                <text:p>-0.605839416058394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90740740740741">
                <text:p>0.49074074074074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905498281786942">
                <text:p>0.90549828178694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507829977628635">
                <text:p>0.507829977628635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-0.229050279329609">
                <text:p>-0.22905027932960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1981981981982">
                <text:p>-0.981981981981982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858823529411765">
                <text:p>-0.85882352941176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363758389261745">
                <text:p>0.36375838926174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-0.440729483282675">
                <text:p>-0.44072948328267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66310160427807">
                <text:p>0.366310160427807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3469387755102">
                <text:p>-0.93469387755102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840616966580977">
                <text:p>0.840616966580977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06161137440758">
                <text:p>0.706161137440758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194805194805195">
                <text:p>0.194805194805195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347368421052632">
                <text:p>0.347368421052632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63657678780774">
                <text:p>0.963657678780774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886029411764706">
                <text:p>0.886029411764706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809981960312688">
                <text:p>0.809981960312688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760424564063685">
                <text:p>0.760424564063685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675564681724846">
                <text:p>0.675564681724846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95043137254902">
                <text:p>0.950431372549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927244582043344">
                <text:p>0.92724458204334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942542787286063">
                <text:p>0.94254278728606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950448075909331">
                <text:p>0.950448075909331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92562114258585">
                <text:p>0.992562114258585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826887661141805">
                <text:p>0.826887661141805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927636643571978">
                <text:p>0.927636643571978</text:p>
              </table:table-cell>
            </table:table-row>
            <table:table-row>
              <table:table-cell office:value-type="string">
                <text:p>retired-pensioned off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870454545454546">
                <text:p>-0.87045454545454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74715261958998">
                <text:p>-0.874715261958998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0890979524073049">
                <text:p>0.0890979524073049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957193816884661">
                <text:p>-0.957193816884661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050201961915753">
                <text:p>0.050201961915753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644031141868512">
                <text:p>0.644031141868512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851518560179978">
                <text:p>-0.851518560179978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941037735849057">
                <text:p>-0.941037735849057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651861252115059">
                <text:p>0.651861252115059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964200477326969">
                <text:p>-0.964200477326969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0.00903070439494281">
                <text:p>0.0090307043949428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590954274353877">
                <text:p>0.59095427435387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646">
                <text:p>-0.646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247436469014712">
                <text:p>0.247436469014712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089781612294419">
                <text:p>0.08978161229441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516193751791344">
                <text:p>0.516193751791344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0295821896919793">
                <text:p>-0.0295821896919793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-0.36183945139169">
                <text:p>-0.36183945139169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572426641825803">
                <text:p>-0.572426641825803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18805488297014">
                <text:p>0.31880548829701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8471293520867">
                <text:p>0.988471293520867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79482970865818">
                <text:p>0.9794829708658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87277353689568">
                <text:p>0.98727735368956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743416610398379">
                <text:p>0.74341661039837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711793704967766">
                <text:p>0.71179370496776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0.00393184796854522">
                <text:p>0.0039318479685452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62351469668543">
                <text:p>0.762351469668543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04761904761905">
                <text:p>-0.904761904761905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834458723589632">
                <text:p>0.834458723589632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0.177489177489178">
                <text:p>0.177489177489178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0826210826210826">
                <text:p>-0.0826210826210826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840201850294365">
                <text:p>0.840201850294365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82559456398641">
                <text:p>-0.82559456398641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551491819056785">
                <text:p>-0.551491819056785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0.268934240362812">
                <text:p>0.268934240362812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803892944038929">
                <text:p>0.803892944038929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646917095608367">
                <text:p>0.64691709560836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831891223733">
                <text:p>0.883189122373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1589958158996">
                <text:p>-0.581589958158996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411214953271028">
                <text:p>0.411214953271028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61814744801512">
                <text:p>0.76181474480151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18120805369127">
                <text:p>0.71812080536912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158129175946548">
                <text:p>0.15812917594654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52439024390244">
                <text:p>-0.15243902439024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69512195121951">
                <text:p>0.76951219512195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763636363636364">
                <text:p>-0.763636363636364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972407907836723">
                <text:p>0.97240790783672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20792079207921">
                <text:p>-0.92079207920792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54751131221719">
                <text:p>0.954751131221719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551724137931">
                <text:p>0.9655172413793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19540229885057">
                <text:p>0.11954022988505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351397121083827">
                <text:p>0.35139712108382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830755634114008">
                <text:p>0.83075563411400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760919540229885">
                <text:p>-0.760919540229885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434456928838951">
                <text:p>-0.434456928838951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631376323387873">
                <text:p>0.631376323387873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90210692274617">
                <text:p>0.89021069227461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665502183406114">
                <text:p>0.66550218340611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0.400156617071261">
                <text:p>0.4001566170712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65cm" svg:height="24.082cm" xlink:href=".." xlink:type="simple" chart:class="chart:bar" chart:style-name="ch1">
        <chart:title svg:x="15.053cm" svg:y="0.617cm" chart:style-name="ch2">
          <text:p>Original word vs all substitution frequency in Normal corpus</text:p>
        </chart:title>
        <chart:legend chart:legend-position="end" svg:x="39.015cm" svg:y="11.521cm" chart:style-name="ch3"/>
        <chart:plot-area chart:style-name="ch4" table:cell-range-address="'All subs vs normal'.A1:'All subs vs normal'.C236" chart:data-source-has-labels="both" svg:x="1.844cm" svg:y="2.839cm" svg:width="35.505cm" svg:height="19.781cm">
          <chartooo:coordinate-region svg:x="3.416cm" svg:y="3.038cm" svg:width="33.674cm" svg:height="18.537cm"/>
          <chart:axis chart:dimension="x" chart:name="primary-x" chart:style-name="ch5">
            <chart:title svg:x="18.732cm" svg:y="23.101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3.54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B2:'All subs vs normal'.B236" chart:label-cell-address="'All subs vs normal'.B1:'All subs vs normal'.B1" chart:class="chart:bar">
            <chart:data-point chart:repeated="235"/>
          </chart:series>
          <chart:series chart:style-name="ch11" chart:values-cell-range-address="'All subs vs normal'.C2:'All subs vs normal'.C236" chart:label-cell-address="'All subs vs normal'.C1:'All subs vs normal'.C1" chart:class="chart:bar">
            <chart:data-point chart:repeated="2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'All subs vs normal'.B1:'All subs vs normal'.B1</svg:desc>
                </draw:g>
              </table:table-cell>
              <table:table-cell office:value-type="string">
                <text:p>Substitution</text:p>
                <draw:g>
                  <svg:desc>'All subs vs normal'.C1:'All subs vs normal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705">
                <text:p>705</text:p>
                <draw:g>
                  <svg:desc>'All subs vs normal'.B2:'All subs vs normal'.B236</svg:desc>
                </draw:g>
              </table:table-cell>
              <table:table-cell office:value-type="float" office:value="226">
                <text:p>226</text:p>
                <draw:g>
                  <svg:desc>'All subs vs normal'.C2:'All subs vs normal'.C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705">
                <text:p>70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705">
                <text:p>7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705">
                <text:p>70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705">
                <text:p>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705">
                <text:p>7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705">
                <text:p>705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705">
                <text:p>705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705">
                <text:p>705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705">
                <text:p>7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705">
                <text:p>7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705">
                <text:p>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18857">
                <text:p>18857</text:p>
              </table:table-cell>
              <table:table-cell office:value-type="float" office:value="23714">
                <text:p>23714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18857">
                <text:p>18857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18857">
                <text:p>18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18857">
                <text:p>18857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18857">
                <text:p>1885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18857">
                <text:p>18857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18857">
                <text:p>18857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8857">
                <text:p>18857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1752">
                <text:p>1752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1752">
                <text:p>1752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1752">
                <text:p>1752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1752">
                <text:p>17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752">
                <text:p>1752</text:p>
              </table:table-cell>
              <table:table-cell office:value-type="float" office:value="13690">
                <text:p>13690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1752">
                <text:p>1752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752">
                <text:p>1752</text:p>
              </table:table-cell>
              <table:table-cell office:value-type="float" office:value="26668">
                <text:p>26668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752">
                <text:p>175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363">
                <text:p>363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363">
                <text:p>363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363">
                <text:p>36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363">
                <text:p>363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363">
                <text:p>363</text:p>
              </table:table-cell>
              <table:table-cell office:value-type="float" office:value="14505">
                <text:p>14505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363">
                <text:p>363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363">
                <text:p>363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363">
                <text:p>3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363">
                <text:p>363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363">
                <text:p>363</text:p>
              </table:table-cell>
              <table:table-cell office:value-type="float" office:value="53380">
                <text:p>53380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135">
                <text:p>135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35">
                <text:p>13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135">
                <text:p>1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135">
                <text:p>135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35">
                <text:p>135</text:p>
              </table:table-cell>
              <table:table-cell office:value-type="float" office:value="10139">
                <text:p>10139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135">
                <text:p>1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135">
                <text:p>135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7271">
                <text:p>17271</text:p>
              </table:table-cell>
              <table:table-cell office:value-type="float" office:value="33872">
                <text:p>33872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17271">
                <text:p>17271</text:p>
              </table:table-cell>
              <table:table-cell office:value-type="float" office:value="10957">
                <text:p>10957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17271">
                <text:p>17271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17271">
                <text:p>17271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17271">
                <text:p>17271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17271">
                <text:p>17271</text:p>
              </table:table-cell>
              <table:table-cell office:value-type="float" office:value="15233">
                <text:p>15233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7271">
                <text:p>17271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38">
                <text:p>138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38">
                <text:p>138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138">
                <text:p>138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138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138">
                <text:p>13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138">
                <text:p>1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2802">
                <text:p>280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2802">
                <text:p>2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2802">
                <text:p>2802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2802">
                <text:p>2802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2802">
                <text:p>280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11841">
                <text:p>118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1841">
                <text:p>11841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11841">
                <text:p>11841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9319">
                <text:p>931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9319">
                <text:p>9319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9319">
                <text:p>931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9319">
                <text:p>931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9319">
                <text:p>931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9319">
                <text:p>9319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9319">
                <text:p>9319</text:p>
              </table:table-cell>
              <table:table-cell office:value-type="float" office:value="30909">
                <text:p>309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9319">
                <text:p>93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9319">
                <text:p>9319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9319">
                <text:p>93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9319">
                <text:p>93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1303">
                <text:p>130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1303">
                <text:p>130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1303">
                <text:p>13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303">
                <text:p>130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1303">
                <text:p>130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1303">
                <text:p>13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303">
                <text:p>130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303">
                <text:p>1303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509">
                <text:p>150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1509">
                <text:p>15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1509">
                <text:p>15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1509">
                <text:p>1509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509">
                <text:p>1509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1509">
                <text:p>1509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422">
                <text:p>4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422">
                <text:p>422</text:p>
              </table:table-cell>
              <table:table-cell office:value-type="float" office:value="14470">
                <text:p>14470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422">
                <text:p>422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422">
                <text:p>422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422">
                <text:p>422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422">
                <text:p>4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422">
                <text:p>422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422">
                <text:p>4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3265">
                <text:p>3265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3265">
                <text:p>3265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3265">
                <text:p>3265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3265">
                <text:p>3265</text:p>
              </table:table-cell>
              <table:table-cell office:value-type="float" office:value="48631">
                <text:p>48631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719">
                <text:p>1719</text:p>
              </table:table-cell>
              <table:table-cell office:value-type="float" office:value="15719">
                <text:p>15719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719">
                <text:p>1719</text:p>
              </table:table-cell>
              <table:table-cell office:value-type="float" office:value="107887">
                <text:p>107887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1719">
                <text:p>1719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1719">
                <text:p>1719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719">
                <text:p>171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719">
                <text:p>1719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3834">
                <text:p>38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3834">
                <text:p>38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3834">
                <text:p>3834</text:p>
              </table:table-cell>
              <table:table-cell office:value-type="float" office:value="14148">
                <text:p>14148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3834">
                <text:p>383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3834">
                <text:p>3834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3834">
                <text:p>3834</text:p>
              </table:table-cell>
              <table:table-cell office:value-type="float" office:value="23808">
                <text:p>23808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3834">
                <text:p>3834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3834">
                <text:p>38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3834">
                <text:p>3834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3834">
                <text:p>383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3834">
                <text:p>383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3834">
                <text:p>3834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3834">
                <text:p>38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11843">
                <text:p>11843</text:p>
              </table:table-cell>
              <table:table-cell office:value-type="float" office:value="15058">
                <text:p>1505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11843">
                <text:p>11843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11843">
                <text:p>11843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11843">
                <text:p>11843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11843">
                <text:p>11843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11843">
                <text:p>11843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1843">
                <text:p>11843</text:p>
              </table:table-cell>
              <table:table-cell office:value-type="float" office:value="14670">
                <text:p>14670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11843">
                <text:p>1184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43">
                <text:p>11843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293">
                <text:p>293</text:p>
              </table:table-cell>
              <table:table-cell office:value-type="float" office:value="30373">
                <text:p>30373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293">
                <text:p>293</text:p>
              </table:table-cell>
              <table:table-cell office:value-type="float" office:value="48194">
                <text:p>48194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93">
                <text:p>2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93">
                <text:p>293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293">
                <text:p>293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293">
                <text:p>29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293">
                <text:p>2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5091">
                <text:p>5091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5091">
                <text:p>5091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5091">
                <text:p>5091</text:p>
              </table:table-cell>
              <table:table-cell office:value-type="float" office:value="33718">
                <text:p>33718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5091">
                <text:p>50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5091">
                <text:p>5091</text:p>
              </table:table-cell>
              <table:table-cell office:value-type="float" office:value="28099">
                <text:p>28099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5091">
                <text:p>5091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5091">
                <text:p>50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5091">
                <text:p>5091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5091">
                <text:p>5091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5091">
                <text:p>50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5091">
                <text:p>5091</text:p>
              </table:table-cell>
              <table:table-cell office:value-type="float" office:value="18949">
                <text:p>18949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18048">
                <text:p>18048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18048">
                <text:p>1804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18048">
                <text:p>18048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8048">
                <text:p>18048</text:p>
              </table:table-cell>
              <table:table-cell office:value-type="float" office:value="65098">
                <text:p>65098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18048">
                <text:p>18048</text:p>
              </table:table-cell>
              <table:table-cell office:value-type="float" office:value="23087">
                <text:p>2308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1889">
                <text:p>1889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1889">
                <text:p>18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1889">
                <text:p>1889</text:p>
              </table:table-cell>
              <table:table-cell office:value-type="float" office:value="11388">
                <text:p>11388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889">
                <text:p>1889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1889">
                <text:p>188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89">
                <text:p>18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1889">
                <text:p>188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1889">
                <text:p>1889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1889">
                <text:p>1889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889">
                <text:p>1889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1889">
                <text:p>18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1889">
                <text:p>1889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1514">
                <text:p>15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514">
                <text:p>1514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1514">
                <text:p>15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514">
                <text:p>15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5">
                <text:p>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35">
                <text:p>3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35">
                <text:p>3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3676">
                <text:p>367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3676">
                <text:p>3676</text:p>
              </table:table-cell>
              <table:table-cell office:value-type="float" office:value="15297">
                <text:p>1529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3676">
                <text:p>367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3676">
                <text:p>367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3676">
                <text:p>3676</text:p>
              </table:table-cell>
              <table:table-cell office:value-type="float" office:value="8718">
                <text:p>8718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3676">
                <text:p>3676</text:p>
              </table:table-cell>
              <table:table-cell office:value-type="float" office:value="53263">
                <text:p>53263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676">
                <text:p>3676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676">
                <text:p>3676</text:p>
              </table:table-cell>
              <table:table-cell office:value-type="float" office:value="30304">
                <text:p>30304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3676">
                <text:p>3676</text:p>
              </table:table-cell>
              <table:table-cell office:value-type="float" office:value="2394">
                <text:p>2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49cm" svg:height="24.691cm" xlink:href=".." xlink:type="simple" chart:class="chart:bar" chart:style-name="ch1">
        <chart:title svg:x="11.474cm" svg:y="0.629cm" chart:style-name="ch2">
          <text:p>Difference in Frequencies between original and substitutions in Normal Corpus</text:p>
        </chart:title>
        <chart:legend chart:legend-position="end" svg:x="35.932cm" svg:y="12.05cm" chart:style-name="ch3"/>
        <chart:plot-area chart:style-name="ch4" table:cell-range-address="'All subs vs normal'.A1:'All subs vs normal'.A236 'All subs vs normal'.D1:'All subs vs normal'.D236" chart:data-source-has-labels="both" svg:x="1.775cm" svg:y="2.887cm" svg:width="32.629cm" svg:height="20.33cm">
          <chartooo:coordinate-region svg:x="3.353cm" svg:y="3.086cm" svg:width="30.712cm" svg:height="19.086cm"/>
          <chart:axis chart:dimension="x" chart:name="primary-x" chart:style-name="ch5">
            <chart:title svg:x="17.225cm" svg:y="23.71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3.863cm" chart:style-name="ch8">
              <text:p>Frequency</text:p>
            </chart:title>
            <chart:grid chart:style-name="ch9" chart:class="major"/>
          </chart:axis>
          <chart:series chart:style-name="ch10" chart:values-cell-range-address="'All subs vs normal'.D2:'All subs vs normal'.D236" chart:label-cell-address="'All subs vs normal'.D1:'All subs vs normal'.D1" chart:class="chart:bar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All subs vs normal'.D1:'All subs vs norma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479">
                <text:p>-479</text:p>
                <draw:g>
                  <svg:desc>'All subs vs normal'.D2:'All subs vs normal'.D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700">
                <text:p>-700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107182">
                <text:p>107182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15357">
                <text:p>-1535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12585">
                <text:p>-12585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8113">
                <text:p>-8113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1197">
                <text:p>-1197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12926">
                <text:p>-12926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1682">
                <text:p>41682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29941">
                <text:p>29941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53017">
                <text:p>53017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64963">
                <text:p>64963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12725">
                <text:p>-12725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2038">
                <text:p>-203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4825">
                <text:p>-14825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2801">
                <text:p>-2801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1346">
                <text:p>-134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11811">
                <text:p>-11811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14380">
                <text:p>14380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5982">
                <text:p>-5982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14116">
                <text:p>14116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9221">
                <text:p>-9221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8515">
                <text:p>-8515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7567">
                <text:p>-7567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920">
                <text:p>-920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14048">
                <text:p>14048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45366">
                <text:p>45366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106168">
                <text:p>106168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3248">
                <text:p>-3248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3477">
                <text:p>-347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2987">
                <text:p>-2987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3413">
                <text:p>-3413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3480">
                <text:p>-3480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2857">
                <text:p>-285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3002">
                <text:p>-300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3312">
                <text:p>-331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8658">
                <text:p>-865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9839">
                <text:p>-9839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47901">
                <text:p>47901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5012">
                <text:p>-5012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999">
                <text:p>-999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15676">
                <text:p>-15676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15834">
                <text:p>-15834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47050">
                <text:p>47050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14319">
                <text:p>14319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40156">
                <text:p>40156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16643">
                <text:p>16643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2207">
                <text:p>-2207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49587">
                <text:p>49587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26628">
                <text:p>26628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1282">
                <text:p>-12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1" chart:maximum="1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472cm" svg:height="24.505cm" xlink:href=".." xlink:type="simple" chart:class="chart:bar" chart:style-name="ch1">
        <chart:title svg:x="15.965cm" svg:y="0.626cm" chart:style-name="ch2">
          <text:p>Percent Difference in Frequency</text:p>
        </chart:title>
        <chart:legend chart:legend-position="end" svg:x="34.911cm" svg:y="11.957cm" chart:style-name="ch3"/>
        <chart:plot-area chart:style-name="ch4" table:cell-range-address="'All subs vs normal'.A2:'All subs vs normal'.A236 'All subs vs normal'.E1:'All subs vs normal'.E236" chart:data-source-has-labels="both" svg:x="1.78cm" svg:y="2.875cm" svg:width="31.593cm" svg:height="20.159cm">
          <chartooo:coordinate-region svg:x="3.486cm" svg:y="3.074cm" svg:width="29.887cm" svg:height="16.27cm"/>
          <chart:axis chart:dimension="x" chart:name="primary-x" chart:style-name="ch5">
            <chart:title svg:x="16.712cm" svg:y="23.524cm" chart:style-name="ch6">
              <text:p>Word Pairs</text:p>
            </chart:title>
            <chart:categories table:cell-range-address="'All subs vs normal'.A2:'All subs vs normal'.A236"/>
          </chart:axis>
          <chart:axis chart:dimension="y" chart:name="primary-y" chart:style-name="ch7">
            <chart:title svg:x="0.451cm" svg:y="18.435cm" chart:style-name="ch8">
              <text:p>Percent difference(positive indicates increase negative indicates decrease)</text:p>
            </chart:title>
            <chart:grid chart:style-name="ch9" chart:class="major"/>
          </chart:axis>
          <chart:series chart:style-name="ch10" chart:values-cell-range-address="'All subs vs normal'.E2:'All subs vs normal'.E236" chart:label-cell-address="'All subs vs normal'.E1:'All subs vs normal'.E1" chart:class="chart:bar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difference</text:p>
                <draw:g>
                  <svg:desc>'All subs vs normal'.E1:'All subs vs norma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-aggravated</text:p>
                <draw:g>
                  <svg:desc>'All subs vs normal'.A2:'All subs vs normal'.A236</svg:desc>
                </draw:g>
              </table:table-cell>
              <table:table-cell office:value-type="float" office:value="-0.514500537056928">
                <text:p>-0.514500537056928</text:p>
                <draw:g>
                  <svg:desc>'All subs vs normal'.E2:'All subs vs normal'.E236</svg:desc>
                </draw:g>
              </table:table-cell>
            </table:table-row>
            <table:table-row>
              <table:table-cell office:value-type="string">
                <text:p>intensified-strengthened</text:p>
              </table:table-cell>
              <table:table-cell office:value-type="float" office:value="0.195664575014261">
                <text:p>0.195664575014261</text:p>
              </table:table-cell>
            </table:table-row>
            <table:table-row>
              <table:table-cell office:value-type="string">
                <text:p>intensified-worsened</text:p>
              </table:table-cell>
              <table:table-cell office:value-type="float" office:value="-0.404382470119522">
                <text:p>-0.404382470119522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transformed</text:p>
              </table:table-cell>
              <table:table-cell office:value-type="float" office:value="0.367713004484305">
                <text:p>0.367713004484305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crazier</text:p>
              </table:table-cell>
              <table:table-cell office:value-type="float" office:value="-0.985915492957746">
                <text:p>-0.985915492957746</text:p>
              </table:table-cell>
            </table:table-row>
            <table:table-row>
              <table:table-cell office:value-type="string">
                <text:p>intensified-pumped</text:p>
              </table:table-cell>
              <table:table-cell office:value-type="float" office:value="-0.471816283924843">
                <text:p>-0.471816283924843</text:p>
              </table:table-cell>
            </table:table-row>
            <table:table-row>
              <table:table-cell office:value-type="string">
                <text:p>intensified-more</text:p>
              </table:table-cell>
              <table:table-cell office:value-type="float" office:value="0.987015618093414">
                <text:p>0.987015618093414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0.87521019559253">
                <text:p>0.87521019559253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0.776792781383568">
                <text:p>0.776792781383568</text:p>
              </table:table-cell>
            </table:table-row>
            <table:table-row>
              <table:table-cell office:value-type="string">
                <text:p>intensified-exacerbated</text:p>
              </table:table-cell>
              <table:table-cell office:value-type="float" office:value="-0.417085427135678">
                <text:p>-0.417085427135678</text:p>
              </table:table-cell>
            </table:table-row>
            <table:table-row>
              <table:table-cell office:value-type="string">
                <text:p>intensified-deepened</text:p>
              </table:table-cell>
              <table:table-cell office:value-type="float" office:value="-0.692677070828331">
                <text:p>-0.692677070828331</text:p>
              </table:table-cell>
            </table:table-row>
            <table:table-row>
              <table:table-cell office:value-type="string">
                <text:p>intensified-worsen</text:p>
              </table:table-cell>
              <table:table-cell office:value-type="float" office:value="-0.764705882352941">
                <text:p>-0.764705882352941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took</text:p>
              </table:table-cell>
              <table:table-cell office:value-type="float" office:value="0.114091752601536">
                <text:p>0.114091752601536</text:p>
              </table:table-cell>
            </table:table-row>
            <table:table-row>
              <table:table-cell office:value-type="string">
                <text:p>received-won</text:p>
              </table:table-cell>
              <table:table-cell office:value-type="float" office:value="0.163936243321732">
                <text:p>0.163936243321732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received-obtained</text:p>
              </table:table-cell>
              <table:table-cell office:value-type="float" office:value="-0.686898957820817">
                <text:p>-0.686898957820817</text:p>
              </table:table-cell>
            </table:table-row>
            <table:table-row>
              <table:table-cell office:value-type="string">
                <text:p>received-given</text:p>
              </table:table-cell>
              <table:table-cell office:value-type="float" office:value="0.0684220926785891">
                <text:p>0.0684220926785891</text:p>
              </table:table-cell>
            </table:table-row>
            <table:table-row>
              <table:table-cell office:value-type="string">
                <text:p>received-accepted</text:p>
              </table:table-cell>
              <table:table-cell office:value-type="float" office:value="-0.500815790520912">
                <text:p>-0.500815790520912</text:p>
              </table:table-cell>
            </table:table-row>
            <table:table-row>
              <table:table-cell office:value-type="string">
                <text:p>received-get</text:p>
              </table:table-cell>
              <table:table-cell office:value-type="float" office:value="-0.274078578426404">
                <text:p>-0.274078578426404</text:p>
              </table:table-cell>
            </table:table-row>
            <table:table-row>
              <table:table-cell office:value-type="string">
                <text:p>received-take</text:p>
              </table:table-cell>
              <table:table-cell office:value-type="float" office:value="-0.0327792534983706">
                <text:p>-0.0327792534983706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-0.521461997740842">
                <text:p>-0.521461997740842</text:p>
              </table:table-cell>
            </table:table-row>
            <table:table-row>
              <table:table-cell office:value-type="string">
                <text:p>sovereign-supreme</text:p>
              </table:table-cell>
              <table:table-cell office:value-type="float" office:value="0.419098143236074">
                <text:p>0.419098143236074</text:p>
              </table:table-cell>
            </table:table-row>
            <table:table-row>
              <table:table-cell office:value-type="string">
                <text:p>sovereign-emperor</text:p>
              </table:table-cell>
              <table:table-cell office:value-type="float" office:value="0.614054411278775">
                <text:p>0.614054411278775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eader</text:p>
              </table:table-cell>
              <table:table-cell office:value-type="float" office:value="0.659110808444401">
                <text:p>0.659110808444401</text:p>
              </table:table-cell>
            </table:table-row>
            <table:table-row>
              <table:table-cell office:value-type="string">
                <text:p>sovereign-majesty</text:p>
              </table:table-cell>
              <table:table-cell office:value-type="float" office:value="-0.512300388433319">
                <text:p>-0.512300388433319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sovereign-royal</text:p>
              </table:table-cell>
              <table:table-cell office:value-type="float" office:value="0.773086387773605">
                <text:p>0.773086387773605</text:p>
              </table:table-cell>
            </table:table-row>
            <table:table-row>
              <table:table-cell office:value-type="string">
                <text:p>sovereign-lord</text:p>
              </table:table-cell>
              <table:table-cell office:value-type="float" office:value="0.631351920042083">
                <text:p>0.631351920042083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0.87670654468684">
                <text:p>0.87670654468684</text:p>
              </table:table-cell>
            </table:table-row>
            <table:table-row>
              <table:table-cell office:value-type="string">
                <text:p>sovereign-ruler</text:p>
              </table:table-cell>
              <table:table-cell office:value-type="float" office:value="0.0509209100758397">
                <text:p>0.0509209100758397</text:p>
              </table:table-cell>
            </table:table-row>
            <table:table-row>
              <table:table-cell office:value-type="string">
                <text:p>installment-edition</text:p>
              </table:table-cell>
              <table:table-cell office:value-type="float" office:value="0.896904288554388">
                <text:p>0.896904288554388</text:p>
              </table:table-cell>
            </table:table-row>
            <table:table-row>
              <table:table-cell office:value-type="string">
                <text:p>installment-chapter</text:p>
              </table:table-cell>
              <table:table-cell office:value-type="float" office:value="0.750857927247769">
                <text:p>0.750857927247769</text:p>
              </table:table-cell>
            </table:table-row>
            <table:table-row>
              <table:table-cell office:value-type="string">
                <text:p>installment-volume</text:p>
              </table:table-cell>
              <table:table-cell office:value-type="float" office:value="0.852528945764778">
                <text:p>0.852528945764778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0.982880588568195">
                <text:p>0.982880588568195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installment-release</text:p>
              </table:table-cell>
              <table:table-cell office:value-type="float" office:value="0.951170298627926">
                <text:p>0.951170298627926</text:p>
              </table:table-cell>
            </table:table-row>
            <table:table-row>
              <table:table-cell office:value-type="string">
                <text:p>installment-version</text:p>
              </table:table-cell>
              <table:table-cell office:value-type="float" office:value="0.961228304405874">
                <text:p>0.961228304405874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0.926784993949173">
                <text:p>0.926784993949173</text:p>
              </table:table-cell>
            </table:table-row>
            <table:table-row>
              <table:table-cell office:value-type="string">
                <text:p>installment-payment</text:p>
              </table:table-cell>
              <table:table-cell office:value-type="float" office:value="0.523934426229508">
                <text:p>0.523934426229508</text:p>
              </table:table-cell>
            </table:table-row>
            <table:table-row>
              <table:table-cell office:value-type="string">
                <text:p>installment-show</text:p>
              </table:table-cell>
              <table:table-cell office:value-type="float" office:value="0.976326344278866">
                <text:p>0.976326344278866</text:p>
              </table:table-cell>
            </table:table-row>
            <table:table-row>
              <table:table-cell office:value-type="string">
                <text:p>installment-part</text:p>
              </table:table-cell>
              <table:table-cell office:value-type="float" office:value="0.986491263978565">
                <text:p>0.986491263978565</text:p>
              </table:table-cell>
            </table:table-row>
            <table:table-row>
              <table:table-cell office:value-type="string">
                <text:p>obligated-expected</text:p>
              </table:table-cell>
              <table:table-cell office:value-type="float" office:value="0.954330175913396">
                <text:p>0.95433017591339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ing</text:p>
              </table:table-cell>
              <table:table-cell office:value-type="float" office:value="0.809187279151943">
                <text:p>0.809187279151943</text:p>
              </table:table-cell>
            </table:table-row>
            <table:table-row>
              <table:table-cell office:value-type="string">
                <text:p>obligated-indebted</text:p>
              </table:table-cell>
              <table:table-cell office:value-type="float" office:value="-0.0887096774193548">
                <text:p>-0.0887096774193548</text:p>
              </table:table-cell>
            </table:table-row>
            <table:table-row>
              <table:table-cell office:value-type="string">
                <text:p>obligated-made</text:p>
              </table:table-cell>
              <table:table-cell office:value-type="float" office:value="0.995860990602916">
                <text:p>0.995860990602916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0.973720070079813">
                <text:p>0.973720070079813</text:p>
              </table:table-cell>
            </table:table-row>
            <table:table-row>
              <table:table-cell office:value-type="string">
                <text:p>obligated-owe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0.965605095541401">
                <text:p>0.965605095541401</text:p>
              </table:table-cell>
            </table:table-row>
            <table:table-row>
              <table:table-cell office:value-type="string">
                <text:p>published-released</text:p>
              </table:table-cell>
              <table:table-cell office:value-type="float" office:value="0.324599651956279">
                <text:p>0.324599651956279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published-reported</text:p>
              </table:table-cell>
              <table:table-cell office:value-type="float" office:value="-0.223678616976052">
                <text:p>-0.223678616976052</text:p>
              </table:table-cell>
            </table:table-row>
            <table:table-row>
              <table:table-cell office:value-type="string">
                <text:p>published-created</text:p>
              </table:table-cell>
              <table:table-cell office:value-type="float" office:value="-0.00185625616335054">
                <text:p>-0.00185625616335054</text:p>
              </table:table-cell>
            </table:table-row>
            <table:table-row>
              <table:table-cell office:value-type="string">
                <text:p>published-written</text:p>
              </table:table-cell>
              <table:table-cell office:value-type="float" office:value="-0.00958671888700532">
                <text:p>-0.00958671888700532</text:p>
              </table:table-cell>
            </table:table-row>
            <table:table-row>
              <table:table-cell office:value-type="string">
                <text:p>published-write</text:p>
              </table:table-cell>
              <table:table-cell office:value-type="float" office:value="-0.583260759957831">
                <text:p>-0.583260759957831</text:p>
              </table:table-cell>
            </table:table-row>
            <table:table-row>
              <table:table-cell office:value-type="string">
                <text:p>published-wrote</text:p>
              </table:table-cell>
              <table:table-cell office:value-type="float" office:value="-0.0626999753876446">
                <text:p>-0.0626999753876446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0.751889232641883">
                <text:p>-0.75188923264188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0.98424207821867">
                <text:p>0.98424207821867</text:p>
              </table:table-cell>
            </table:table-row>
            <table:table-row>
              <table:table-cell office:value-type="string">
                <text:p>carcass-side</text:p>
              </table:table-cell>
              <table:table-cell office:value-type="float" office:value="0.985440734293401">
                <text:p>0.985440734293401</text:p>
              </table:table-cell>
            </table:table-row>
            <table:table-row>
              <table:table-cell office:value-type="string">
                <text:p>carcass-remains</text:p>
              </table:table-cell>
              <table:table-cell office:value-type="float" office:value="0.971945517381582">
                <text:p>0.971945517381582</text:p>
              </table:table-cell>
            </table:table-row>
            <table:table-row>
              <table:table-cell office:value-type="string">
                <text:p>carcass-flesh</text:p>
              </table:table-cell>
              <table:table-cell office:value-type="float" office:value="0.717791411042945">
                <text:p>0.717791411042945</text:p>
              </table:table-cell>
            </table:table-row>
            <table:table-row>
              <table:table-cell office:value-type="string">
                <text:p>carcass-skeleton</text:p>
              </table:table-cell>
              <table:table-cell office:value-type="float" office:value="0.670644391408115">
                <text:p>0.6706443914081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0.487940630797774">
                <text:p>0.487940630797774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colony</text:p>
              </table:table-cell>
              <table:table-cell office:value-type="float" office:value="0.0852105778648384">
                <text:p>0.0852105778648384</text:p>
              </table:table-cell>
            </table:table-row>
            <table:table-row>
              <table:table-cell office:value-type="string">
                <text:p>satellite-orbitor</text:p>
              </table:table-cell>
              <table:table-cell office:value-type="float" office:value="-0.999286478772743">
                <text:p>-0.999286478772743</text:p>
              </table:table-cell>
            </table:table-row>
            <table:table-row>
              <table:table-cell office:value-type="string">
                <text:p>satellite-orbit</text:p>
              </table:table-cell>
              <table:table-cell office:value-type="float" office:value="-0.12552721430006">
                <text:p>-0.1255272143000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0.225966850828729">
                <text:p>0.225966850828729</text:p>
              </table:table-cell>
            </table:table-row>
            <table:table-row>
              <table:table-cell office:value-type="string">
                <text:p>satellite-rocket</text:p>
              </table:table-cell>
              <table:table-cell office:value-type="float" office:value="-0.316110850164396">
                <text:p>-0.316110850164396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olden</text:p>
              </table:table-cell>
              <table:table-cell office:value-type="float" office:value="-0.994945665908517">
                <text:p>-0.994945665908517</text:p>
              </table:table-cell>
            </table:table-row>
            <table:table-row>
              <table:table-cell office:value-type="string">
                <text:p>ancient-old</text:p>
              </table:table-cell>
              <table:table-cell office:value-type="float" office:value="0.377804634543639">
                <text:p>0.377804634543639</text:p>
              </table:table-cell>
            </table:table-row>
            <table:table-row>
              <table:table-cell office:value-type="string">
                <text:p>ancient-historic</text:p>
              </table:table-cell>
              <table:table-cell office:value-type="float" office:value="-0.337966101694915">
                <text:p>-0.337966101694915</text:p>
              </table:table-cell>
            </table:table-row>
            <table:table-row>
              <table:table-cell office:value-type="string">
                <text:p>practice-idea</text:p>
              </table:table-cell>
              <table:table-cell office:value-type="float" office:value="-0.0830379452612005">
                <text:p>-0.0830379452612005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action</text:p>
              </table:table-cell>
              <table:table-cell office:value-type="float" office:value="0.00597333333333333">
                <text:p>0.0059733333333333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habit</text:p>
              </table:table-cell>
              <table:table-cell office:value-type="float" office:value="-0.881485968100141">
                <text:p>-0.881485968100141</text:p>
              </table:table-cell>
            </table:table-row>
            <table:table-row>
              <table:table-cell office:value-type="string">
                <text:p>practice-learn</text:p>
              </table:table-cell>
              <table:table-cell office:value-type="float" office:value="-0.607001207104673">
                <text:p>-0.607001207104673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0.430970263173963">
                <text:p>0.430970263173963</text:p>
              </table:table-cell>
            </table:table-row>
            <table:table-row>
              <table:table-cell office:value-type="string">
                <text:p>practice-train</text:p>
              </table:table-cell>
              <table:table-cell office:value-type="float" office:value="-0.232427428420287">
                <text:p>-0.232427428420287</text:p>
              </table:table-cell>
            </table:table-row>
            <table:table-row>
              <table:table-cell office:value-type="string">
                <text:p>practice-do</text:p>
              </table:table-cell>
              <table:table-cell office:value-type="float" office:value="0.536690862086109">
                <text:p>0.536690862086109</text:p>
              </table:table-cell>
            </table:table-row>
            <table:table-row>
              <table:table-cell office:value-type="string">
                <text:p>practice-rehearse</text:p>
              </table:table-cell>
              <table:table-cell office:value-type="float" office:value="-0.979186577466284">
                <text:p>-0.979186577466284</text:p>
              </table:table-cell>
            </table:table-row>
            <table:table-row>
              <table:table-cell office:value-type="string">
                <text:p>practice-method</text:p>
              </table:table-cell>
              <table:table-cell office:value-type="float" office:value="-0.131908174420017">
                <text:p>-0.131908174420017</text:p>
              </table:table-cell>
            </table:table-row>
            <table:table-row>
              <table:table-cell office:value-type="string">
                <text:p>practice-routine</text:p>
              </table:table-cell>
              <table:table-cell office:value-type="float" office:value="-0.841153808159636">
                <text:p>-0.841153808159636</text:p>
              </table:table-cell>
            </table:table-row>
            <table:table-row>
              <table:table-cell office:value-type="string">
                <text:p>practice-custom</text:p>
              </table:table-cell>
              <table:table-cell office:value-type="float" office:value="-0.683497425706802">
                <text:p>-0.683497425706802</text:p>
              </table:table-cell>
            </table:table-row>
            <table:table-row>
              <table:table-cell office:value-type="string">
                <text:p>edited-altered</text:p>
              </table:table-cell>
              <table:table-cell office:value-type="float" office:value="0.0941953423705249">
                <text:p>0.0941953423705249</text:p>
              </table:table-cell>
            </table:table-row>
            <table:table-row>
              <table:table-cell office:value-type="string">
                <text:p>edited-corrected</text:p>
              </table:table-cell>
              <table:table-cell office:value-type="float" office:value="-0.545670225385528">
                <text:p>-0.545670225385528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edited-amended</text:p>
              </table:table-cell>
              <table:table-cell office:value-type="float" office:value="-0.422489082969432">
                <text:p>-0.422489082969432</text:p>
              </table:table-cell>
            </table:table-row>
            <table:table-row>
              <table:table-cell office:value-type="string">
                <text:p>edited-correct</text:p>
              </table:table-cell>
              <table:table-cell office:value-type="float" office:value="0.330421377183967">
                <text:p>0.330421377183967</text:p>
              </table:table-cell>
            </table:table-row>
            <table:table-row>
              <table:table-cell office:value-type="string">
                <text:p>edited-revised</text:p>
              </table:table-cell>
              <table:table-cell office:value-type="float" office:value="0.0960804717308359">
                <text:p>0.0960804717308359</text:p>
              </table:table-cell>
            </table:table-row>
            <table:table-row>
              <table:table-cell office:value-type="string">
                <text:p>edited-proofread</text:p>
              </table:table-cell>
              <table:table-cell office:value-type="float" office:value="-0.989312977099237">
                <text:p>-0.989312977099237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0.411339507567201">
                <text:p>0.41133950756720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0.77140350877193">
                <text:p>0.77140350877193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ssault</text:p>
              </table:table-cell>
              <table:table-cell office:value-type="float" office:value="0.0376275510204082">
                <text:p>0.0376275510204082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raided</text:p>
              </table:table-cell>
              <table:table-cell office:value-type="float" office:value="-0.624327233584499">
                <text:p>-0.624327233584499</text:p>
              </table:table-cell>
            </table:table-row>
            <table:table-row>
              <table:table-cell office:value-type="string">
                <text:p>invaded-trespass</text:p>
              </table:table-cell>
              <table:table-cell office:value-type="float" office:value="-0.919847328244275">
                <text:p>-0.919847328244275</text:p>
              </table:table-cell>
            </table:table-row>
            <table:table-row>
              <table:table-cell office:value-type="string">
                <text:p>invaded-entered</text:p>
              </table:table-cell>
              <table:table-cell office:value-type="float" office:value="0.601004759386568">
                <text:p>0.601004759386568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0.379523026315789">
                <text:p>0.379523026315789</text:p>
              </table:table-cell>
            </table:table-row>
            <table:table-row>
              <table:table-cell office:value-type="string">
                <text:p>invaded-conquered</text:p>
              </table:table-cell>
              <table:table-cell office:value-type="float" office:value="0.140905209222886">
                <text:p>0.14090520922288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villian</text:p>
              </table:table-cell>
              <table:table-cell office:value-type="float" office:value="-0.995271867612293">
                <text:p>-0.995271867612293</text:p>
              </table:table-cell>
            </table:table-row>
            <table:table-row>
              <table:table-cell office:value-type="string">
                <text:p>antagonist-contender</text:p>
              </table:table-cell>
              <table:table-cell office:value-type="float" office:value="0.0569832402234637">
                <text:p>0.0569832402234637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antagonist-character</text:p>
              </table:table-cell>
              <table:table-cell office:value-type="float" office:value="0.943325275315606">
                <text:p>0.943325275315606</text:p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0.771521386031402">
                <text:p>0.771521386031402</text:p>
              </table:table-cell>
            </table:table-row>
            <table:table-row>
              <table:table-cell office:value-type="string">
                <text:p>antagonist-opponent</text:p>
              </table:table-cell>
              <table:table-cell office:value-type="float" office:value="0.639007698887938">
                <text:p>0.639007698887938</text:p>
              </table:table-cell>
            </table:table-row>
            <table:table-row>
              <table:table-cell office:value-type="string">
                <text:p>antagonist-rival</text:p>
              </table:table-cell>
              <table:table-cell office:value-type="float" office:value="0.727125767862916">
                <text:p>0.727125767862916</text:p>
              </table:table-cell>
            </table:table-row>
            <table:table-row>
              <table:table-cell office:value-type="string">
                <text:p>antagonist-pest</text:p>
              </table:table-cell>
              <table:table-cell office:value-type="float" office:value="-0.156164383561644">
                <text:p>-0.156164383561644</text:p>
              </table:table-cell>
            </table:table-row>
            <table:table-row>
              <table:table-cell office:value-type="string">
                <text:p>antagonist-evil</text:p>
              </table:table-cell>
              <table:table-cell office:value-type="float" office:value="0.735837245696401">
                <text:p>0.735837245696401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0.213420316868593">
                <text:p>0.213420316868593</text:p>
              </table:table-cell>
            </table:table-row>
            <table:table-row>
              <table:table-cell office:value-type="string">
                <text:p>combat-battle</text:p>
              </table:table-cell>
              <table:table-cell office:value-type="float" office:value="0.607925547883519">
                <text:p>0.607925547883519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0.226211636449816">
                <text:p>0.226211636449816</text:p>
              </table:table-cell>
            </table:table-row>
            <table:table-row>
              <table:table-cell office:value-type="string">
                <text:p>combat-fighting</text:p>
              </table:table-cell>
              <table:table-cell office:value-type="float" office:value="0.138181338260525">
                <text:p>0.138181338260525</text:p>
              </table:table-cell>
            </table:table-row>
            <table:table-row>
              <table:table-cell office:value-type="string">
                <text:p>combat-war</text:p>
              </table:table-cell>
              <table:table-cell office:value-type="float" office:value="0.874171419762602">
                <text:p>0.87417141976260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especially</text:p>
              </table:table-cell>
              <table:table-cell office:value-type="float" office:value="0.802844362885652">
                <text:p>0.80284436288565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predominantly-more</text:p>
              </table:table-cell>
              <table:table-cell office:value-type="float" office:value="0.968633104027152">
                <text:p>0.968633104027152</text:p>
              </table:table-cell>
            </table:table-row>
            <table:table-row>
              <table:table-cell office:value-type="string">
                <text:p>predominantly-mainly</text:p>
              </table:table-cell>
              <table:table-cell office:value-type="float" office:value="0.64925525402979">
                <text:p>0.64925525402979</text:p>
              </table:table-cell>
            </table:table-row>
            <table:table-row>
              <table:table-cell office:value-type="string">
                <text:p>predominantly-majority</text:p>
              </table:table-cell>
              <table:table-cell office:value-type="float" office:value="0.717849815346738">
                <text:p>0.717849815346738</text:p>
              </table:table-cell>
            </table:table-row>
            <table:table-row>
              <table:table-cell office:value-type="string">
                <text:p>predominantly-biggest</text:p>
              </table:table-cell>
              <table:table-cell office:value-type="float" office:value="0.352664281679533">
                <text:p>0.352664281679533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0.700861393891934">
                <text:p>0.700861393891934</text:p>
              </table:table-cell>
            </table:table-row>
            <table:table-row>
              <table:table-cell office:value-type="string">
                <text:p>retired-ex</text:p>
              </table:table-cell>
              <table:table-cell office:value-type="float" office:value="-0.734841628959276">
                <text:p>-0.734841628959276</text:p>
              </table:table-cell>
            </table:table-row>
            <table:table-row>
              <table:table-cell office:value-type="string">
                <text:p>retired-inactive</text:p>
              </table:table-cell>
              <table:table-cell office:value-type="float" office:value="-0.829634931997137">
                <text:p>-0.829634931997137</text:p>
              </table:table-cell>
            </table:table-row>
            <table:table-row>
              <table:table-cell office:value-type="string">
                <text:p>retired-older</text:p>
              </table:table-cell>
              <table:table-cell office:value-type="float" office:value="0.573573573573573">
                <text:p>0.573573573573573</text:p>
              </table:table-cell>
            </table:table-row>
            <table:table-row>
              <table:table-cell office:value-type="string">
                <text:p>retired-departed</text:p>
              </table:table-cell>
              <table:table-cell office:value-type="float" office:value="-0.638111514633625">
                <text:p>-0.638111514633625</text:p>
              </table:table-cell>
            </table:table-row>
            <table:table-row>
              <table:table-cell office:value-type="string">
                <text:p>retired-finished</text:p>
              </table:table-cell>
              <table:table-cell office:value-type="float" office:value="0.357735153697965">
                <text:p>0.357735153697965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0.722596049489907">
                <text:p>0.722596049489907</text:p>
              </table:table-cell>
            </table:table-row>
            <table:table-row>
              <table:table-cell office:value-type="string">
                <text:p>retired-termed</text:p>
              </table:table-cell>
              <table:table-cell office:value-type="float" office:value="-0.401059747853097">
                <text:p>-0.401059747853097</text:p>
              </table:table-cell>
            </table:table-row>
            <table:table-row>
              <table:table-cell office:value-type="string">
                <text:p>retired-unemployed</text:p>
              </table:table-cell>
              <table:table-cell office:value-type="float" office:value="-0.802115158636898">
                <text:p>-0.802115158636898</text:p>
              </table:table-cell>
            </table:table-row>
            <table:table-row>
              <table:table-cell office:value-type="string">
                <text:p>retired-old</text:p>
              </table:table-cell>
              <table:table-cell office:value-type="float" office:value="0.744867742472134">
                <text:p>0.744867742472134</text:p>
              </table:table-cell>
            </table:table-row>
            <table:table-row>
              <table:table-cell office:value-type="string">
                <text:p>retired-depart</text:p>
              </table:table-cell>
              <table:table-cell office:value-type="float" office:value="-0.830945558739255">
                <text:p>-0.830945558739255</text:p>
              </table:table-cell>
            </table:table-row>
            <table:table-row>
              <table:table-cell office:value-type="string">
                <text:p>retired-stopped</text:p>
              </table:table-cell>
              <table:table-cell office:value-type="float" office:value="-0.194950911640954">
                <text:p>-0.194950911640954</text:p>
              </table:table-cell>
            </table:table-row>
            <table:table-row>
              <table:table-cell office:value-type="string">
                <text:p>retired-left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0.593847432966119">
                <text:p>-0.5938474329661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formed</text:p>
              </table:table-cell>
              <table:table-cell office:value-type="float" office:value="0.119512285788632">
                <text:p>0.119512285788632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start</text:p>
              </table:table-cell>
              <table:table-cell office:value-type="float" office:value="-0.145136337265519">
                <text:p>-0.145136337265519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claimed</text:p>
              </table:table-cell>
              <table:table-cell office:value-type="float" office:value="-0.162560125650339">
                <text:p>-0.162560125650339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reated</text:p>
              </table:table-cell>
              <table:table-cell office:value-type="float" office:value="0.184647160068847">
                <text:p>0.184647160068847</text:p>
              </table:table-cell>
            </table:table-row>
            <table:table-row>
              <table:table-cell office:value-type="string">
                <text:p>founded-establish</text:p>
              </table:table-cell>
              <table:table-cell office:value-type="float" office:value="-0.576124567474048">
                <text:p>-0.576124567474048</text:p>
              </table:table-cell>
            </table:table-row>
            <table:table-row>
              <table:table-cell office:value-type="string">
                <text:p>founded-established</text:p>
              </table:table-cell>
              <table:table-cell office:value-type="float" office:value="0.2047941986168">
                <text:p>0.2047941986168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0.106626937728661">
                <text:p>0.106626937728661</text:p>
              </table:table-cell>
            </table:table-row>
            <table:table-row>
              <table:table-cell office:value-type="string">
                <text:p>founded-conquered</text:p>
              </table:table-cell>
              <table:table-cell office:value-type="float" office:value="-0.710551021881996">
                <text:p>-0.710551021881996</text:p>
              </table:table-cell>
            </table:table-row>
            <table:table-row>
              <table:table-cell office:value-type="string">
                <text:p>founded-built</text:p>
              </table:table-cell>
              <table:table-cell office:value-type="float" office:value="0.332939055987383">
                <text:p>0.332939055987383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life</text:p>
              </table:table-cell>
              <table:table-cell office:value-type="float" office:value="0.980890888932368">
                <text:p>0.980890888932368</text:p>
              </table:table-cell>
            </table:table-row>
            <table:table-row>
              <table:table-cell office:value-type="string">
                <text:p>longevity-age</text:p>
              </table:table-cell>
              <table:table-cell office:value-type="float" office:value="0.987914286303545">
                <text:p>0.987914286303545</text:p>
              </table:table-cell>
            </table:table-row>
            <table:table-row>
              <table:table-cell office:value-type="string">
                <text:p>longevity-endurance</text:p>
              </table:table-cell>
              <table:table-cell office:value-type="float" office:value="0.0409165302782324">
                <text:p>0.0409165302782324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0.977898468733499">
                <text:p>0.977898468733499</text:p>
              </table:table-cell>
            </table:table-row>
            <table:table-row>
              <table:table-cell office:value-type="string">
                <text:p>longevity-lifetime</text:p>
              </table:table-cell>
              <table:table-cell office:value-type="float" office:value="0.740363314133806">
                <text:p>0.740363314133806</text:p>
              </table:table-cell>
            </table:table-row>
            <table:table-row>
              <table:table-cell office:value-type="string">
                <text:p>longevity-lasting</text:p>
              </table:table-cell>
              <table:table-cell office:value-type="float" office:value="0.66533409480297">
                <text:p>0.66533409480297</text:p>
              </table:table-cell>
            </table:table-row>
            <table:table-row>
              <table:table-cell office:value-type="string">
                <text:p>longevity-vitality</text:p>
              </table:table-cell>
              <table:table-cell office:value-type="float" office:value="-0.293598233995585">
                <text:p>-0.293598233995585</text:p>
              </table:table-cell>
            </table:table-row>
            <table:table-row>
              <table:table-cell office:value-type="string">
                <text:p>settled-moved</text:p>
              </table:table-cell>
              <table:table-cell office:value-type="float" office:value="0.500073648549124">
                <text:p>0.500073648549124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arrived</text:p>
              </table:table-cell>
              <table:table-cell office:value-type="float" office:value="-0.0345458240195082">
                <text:p>-0.0345458240195082</text:p>
              </table:table-cell>
            </table:table-row>
            <table:table-row>
              <table:table-cell office:value-type="string">
                <text:p>settled-home</text:p>
              </table:table-cell>
              <table:table-cell office:value-type="float" office:value="0.737638176711587">
                <text:p>0.737638176711587</text:p>
              </table:table-cell>
            </table:table-row>
            <table:table-row>
              <table:table-cell office:value-type="string">
                <text:p>settled-roost</text:p>
              </table:table-cell>
              <table:table-cell office:value-type="float" office:value="-0.969439071566731">
                <text:p>-0.969439071566731</text:p>
              </table:table-cell>
            </table:table-row>
            <table:table-row>
              <table:table-cell office:value-type="string">
                <text:p>settled-located</text:p>
              </table:table-cell>
              <table:table-cell office:value-type="float" office:value="0.69322084965351">
                <text:p>0.69322084965351</text:p>
              </table:table-cell>
            </table:table-row>
            <table:table-row>
              <table:table-cell office:value-type="string">
                <text:p>settled-stayed</text:p>
              </table:table-cell>
              <table:table-cell office:value-type="float" office:value="-0.39575051405072">
                <text:p>-0.39575051405072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0.18334937439846">
                <text:p>0.18334937439846</text:p>
              </table:table-cell>
            </table:table-row>
            <table:table-row>
              <table:table-cell office:value-type="string">
                <text:p>settled-join</text:p>
              </table:table-cell>
              <table:table-cell office:value-type="float" office:value="-0.108787977785038">
                <text:p>-0.108787977785038</text:p>
              </table:table-cell>
            </table:table-row>
            <table:table-row>
              <table:table-cell office:value-type="string">
                <text:p>settled-built</text:p>
              </table:table-cell>
              <table:table-cell office:value-type="float" office:value="0.645917373765475">
                <text:p>0.645917373765475</text:p>
              </table:table-cell>
            </table:table-row>
            <table:table-row>
              <table:table-cell office:value-type="string">
                <text:p>settled-fixed</text:p>
              </table:table-cell>
              <table:table-cell office:value-type="float" office:value="-0.239440048691418">
                <text:p>-0.239440048691418</text:p>
              </table:table-cell>
            </table:table-row>
            <table:table-row>
              <table:table-cell office:value-type="string">
                <text:p>settled-live</text:p>
              </table:table-cell>
              <table:table-cell office:value-type="float" office:value="0.576455906821963">
                <text:p>0.576455906821963</text:p>
              </table:table-cell>
            </table:table-row>
            <table:table-row>
              <table:table-cell office:value-type="string">
                <text:p>produced-delivered</text:p>
              </table:table-cell>
              <table:table-cell office:value-type="float" office:value="-0.76767874632713">
                <text:p>-0.76767874632713</text:p>
              </table:table-cell>
            </table:table-row>
            <table:table-row>
              <table:table-cell office:value-type="string">
                <text:p>produced-painted</text:p>
              </table:table-cell>
              <table:table-cell office:value-type="float" office:value="-0.78146283683743">
                <text:p>-0.78146283683743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created</text:p>
              </table:table-cell>
              <table:table-cell office:value-type="float" office:value="-0.0238547723727131">
                <text:p>-0.0238547723727131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0.565872080436822">
                <text:p>0.565872080436822</text:p>
              </table:table-cell>
            </table:table-row>
            <table:table-row>
              <table:table-cell office:value-type="string">
                <text:p>produced-make</text:p>
              </table:table-cell>
              <table:table-cell office:value-type="float" office:value="0.12249908836757">
                <text:p>0.12249908836757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matches</text:p>
              </table:table-cell>
              <table:table-cell office:value-type="float" office:value="0.510050577097653">
                <text:p>0.510050577097653</text:p>
              </table:table-cell>
            </table:table-row>
            <table:table-row>
              <table:table-cell office:value-type="string">
                <text:p>competitions-bouts</text:p>
              </table:table-cell>
              <table:table-cell office:value-type="float" office:value="-0.714934180662733">
                <text:p>-0.714934180662733</text:p>
              </table:table-cell>
            </table:table-row>
            <table:table-row>
              <table:table-cell office:value-type="string">
                <text:p>competitions-event</text:p>
              </table:table-cell>
              <table:table-cell office:value-type="float" office:value="0.715447766814792">
                <text:p>0.715447766814792</text:p>
              </table:table-cell>
            </table:table-row>
            <table:table-row>
              <table:table-cell office:value-type="string">
                <text:p>competitions-events</text:p>
              </table:table-cell>
              <table:table-cell office:value-type="float" office:value="0.736320491345617">
                <text:p>0.736320491345617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games</text:p>
              </table:table-cell>
              <table:table-cell office:value-type="float" office:value="0.862971963294766">
                <text:p>0.862971963294766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0.587394957983193">
                <text:p>-0.587394957983193</text:p>
              </table:table-cell>
            </table:table-row>
            <table:table-row>
              <table:table-cell office:value-type="string">
                <text:p>competitions-tournaments</text:p>
              </table:table-cell>
              <table:table-cell office:value-type="float" office:value="-0.140012070006035">
                <text:p>-0.140012070006035</text:p>
              </table:table-cell>
            </table:table-row>
            <table:table-row>
              <table:table-cell office:value-type="string">
                <text:p>competitions-contest</text:p>
              </table:table-cell>
              <table:table-cell office:value-type="float" office:value="0.0836769342711618">
                <text:p>0.0836769342711618</text:p>
              </table:table-cell>
            </table:table-row>
            <table:table-row>
              <table:table-cell office:value-type="string">
                <text:p>competitions-races</text:p>
              </table:table-cell>
              <table:table-cell office:value-type="float" office:value="0.641997536245617">
                <text:p>0.641997536245617</text:p>
              </table:table-cell>
            </table:table-row>
            <table:table-row>
              <table:table-cell office:value-type="string">
                <text:p>competitions-match</text:p>
              </table:table-cell>
              <table:table-cell office:value-type="float" office:value="0.791236116483395">
                <text:p>0.791236116483395</text:p>
              </table:table-cell>
            </table:table-row>
            <table:table-row>
              <table:table-cell office:value-type="string">
                <text:p>competitions-bout</text:p>
              </table:table-cell>
              <table:table-cell office:value-type="float" office:value="-0.580753138075314">
                <text:p>-0.580753138075314</text:p>
              </table:table-cell>
            </table:table-row>
            <table:table-row>
              <table:table-cell office:value-type="string">
                <text:p>competitions-game</text:p>
              </table:table-cell>
              <table:table-cell office:value-type="float" office:value="0.914007374698411">
                <text:p>0.914007374698411</text:p>
              </table:table-cell>
            </table:table-row>
            <table:table-row>
              <table:table-cell office:value-type="string">
                <text:p>footballer-sportsman</text:p>
              </table:table-cell>
              <table:table-cell office:value-type="float" office:value="-0.84521633150518">
                <text:p>-0.84521633150518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0.846067815566062">
                <text:p>0.846067815566062</text:p>
              </table:table-cell>
            </table:table-row>
            <table:table-row>
              <table:table-cell office:value-type="string">
                <text:p>footballer-jock</text:p>
              </table:table-cell>
              <table:table-cell office:value-type="float" office:value="-0.90440251572327">
                <text:p>-0.90440251572327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-0.450886439865836">
                <text:p>-0.450886439865836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0.801136363636364">
                <text:p>0.801136363636364</text:p>
              </table:table-cell>
            </table:table-row>
            <table:table-row>
              <table:table-cell office:value-type="string">
                <text:p>conceals-hide</text:p>
              </table:table-cell>
              <table:table-cell office:value-type="float" office:value="0.918319719953325">
                <text:p>0.918319719953325</text:p>
              </table:table-cell>
            </table:table-row>
            <table:table-row>
              <table:table-cell office:value-type="string">
                <text:p>conceals-hidden</text:p>
              </table:table-cell>
              <table:table-cell office:value-type="float" office:value="0.961389961389961">
                <text:p>0.961389961389961</text:p>
              </table:table-cell>
            </table:table-row>
            <table:table-row>
              <table:table-cell office:value-type="string">
                <text:p>express-share</text:p>
              </table:table-cell>
              <table:table-cell office:value-type="float" office:value="0.154262049925227">
                <text:p>0.154262049925227</text:p>
              </table:table-cell>
            </table:table-row>
            <table:table-row>
              <table:table-cell office:value-type="string">
                <text:p>express-announced</text:p>
              </table:table-cell>
              <table:table-cell office:value-type="float" office:value="0.612501976492911">
                <text:p>0.612501976492911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exhibit</text:p>
              </table:table-cell>
              <table:table-cell office:value-type="float" office:value="-0.428960155490768">
                <text:p>-0.428960155490768</text:p>
              </table:table-cell>
            </table:table-row>
            <table:table-row>
              <table:table-cell office:value-type="string">
                <text:p>express-communicate</text:p>
              </table:table-cell>
              <table:table-cell office:value-type="float" office:value="-0.585849870578085">
                <text:p>-0.585849870578085</text:p>
              </table:table-cell>
            </table:table-row>
            <table:table-row>
              <table:table-cell office:value-type="string">
                <text:p>express-give</text:p>
              </table:table-cell>
              <table:table-cell office:value-type="float" office:value="0.406809746651606">
                <text:p>0.406809746651606</text:p>
              </table:table-cell>
            </table:table-row>
            <table:table-row>
              <table:table-cell office:value-type="string">
                <text:p>express-state</text:p>
              </table:table-cell>
              <table:table-cell office:value-type="float" office:value="0.870879362124379">
                <text:p>0.870879362124379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0.242139985568498">
                <text:p>0.242139985568498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0.783637433784579">
                <text:p>0.783637433784579</text:p>
              </table:table-cell>
            </table:table-row>
            <table:table-row>
              <table:table-cell office:value-type="string">
                <text:p>express-tell</text:p>
              </table:table-cell>
              <table:table-cell office:value-type="float" office:value="-0.211202635914333">
                <text:p>-0.211202635914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